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000000" fo:border-left="none" fo:border-right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37">
      <style:table-cell-properties fo:border-top="none" fo:border-bottom="2pt solid #000000" fo:border-left="none" fo:border-right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37">
      <style:table-cell-properties fo:border-top="none" fo:border-bottom="thin solid #000000" fo:border-left="none" fo:border-right="thin solid #000000"/>
    </style:style>
    <style:style style:name="ce15" style:family="table-cell" style:parent-style-name="Default" style:data-style-name="N37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30"/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3.96875cm" style:use-optimal-column-width="true"/>
    </style:style>
    <style:style style:name="co6" style:family="table-column">
      <style:table-column-properties fo:break-before="auto" style:column-width="5.05354166666667cm" style:use-optimal-column-width="true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83645833333333cm" style:use-optimal-column-width="true"/>
    </style:style>
    <style:style style:name="co13" style:family="table-column">
      <style:table-column-properties fo:break-before="auto" style:column-width="2.56645833333333cm" style:use-optimal-column-width="true"/>
    </style:style>
    <style:style style:name="co14" style:family="table-column">
      <style:table-column-properties fo:break-before="auto" style:column-width="2.59291666666667cm" style:use-optimal-column-width="true"/>
    </style:style>
    <style:style style:name="co15" style:family="table-column">
      <style:table-column-properties fo:break-before="auto" style:column-width="2.59291666666667cm"/>
    </style:style>
    <style:style style:name="co16" style:family="table-column">
      <style:table-column-properties fo:break-before="auto" style:column-width="2.619375cm" style:use-optimal-column-width="true"/>
    </style:style>
    <style:style style:name="co17" style:family="table-column">
      <style:table-column-properties fo:break-before="auto" style:column-width="2.619375cm"/>
    </style:style>
    <style:style style:name="co18" style:family="table-column">
      <style:table-column-properties fo:break-before="auto" style:column-width="2.38125cm" style:use-optimal-column-width="true"/>
    </style:style>
    <style:style style:name="co19" style:family="table-column">
      <style:table-column-properties fo:break-before="auto" style:column-width="2.38125cm"/>
    </style:style>
    <style:style style:name="co20" style:family="table-column">
      <style:table-column-properties fo:break-before="auto" style:column-width="4.07458333333333cm" style:use-optimal-column-width="true"/>
    </style:style>
    <style:style style:name="co21" style:family="table-column">
      <style:table-column-properties fo:break-before="auto" style:column-width="5.45041666666667cm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5.82083333333333cm"/>
    </style:style>
    <style:style style:name="co24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0"/>
        <table:table-column table:style-name="co2" table:default-cell-style-name="ce1"/>
        <table:table-column table:style-name="co3" table:default-cell-style-name="ce16"/>
        <table:table-column table:style-name="co2" table:default-cell-style-name="ce1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" table:default-cell-style-name="ce10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number-columns-repeated="16365" table:default-cell-style-name="ce1"/>
        <table:table-row table:style-name="ro1">
          <table:table-cell office:value-type="string" table:style-name="ce3">
            <text:p>example name</text:p>
          </table:table-cell>
          <table:table-cell office:value-type="string" table:style-name="ce4">
            <text:p>overhead</text:p>
          </table:table-cell>
          <table:table-cell office:value-type="string" table:style-name="ce5">
            <text:p>Twelf</text:p>
          </table:table-cell>
          <table:table-cell office:value-type="string" table:style-name="ce4">
            <text:p>overhead</text:p>
          </table:table-cell>
          <table:table-cell office:value-type="string" table:style-name="ce6">
            <text:p>Tjtwelf</text:p>
          </table:table-cell>
          <table:table-cell office:value-type="string" table:style-name="ce6">
            <text:p>Twelf (no print)</text:p>
          </table:table-cell>
          <table:table-cell office:value-type="string" table:style-name="ce6">
            <text:p>Tjtwelf (no print)</text:p>
          </table:table-cell>
          <table:table-cell office:value-type="string" table:style-name="ce7">
            <text:p>ratio: tjtwelf/twelf</text:p>
          </table:table-cell>
          <table:table-cell office:value-type="string" table:style-name="ce7">
            <text:p>ratio (no print)</text:p>
          </table:table-cell>
          <table:table-cell office:value-type="string" table:style-name="ce7">
            <text:p>twelf gc</text:p>
          </table:table-cell>
          <table:table-cell office:value-type="string" table:style-name="ce1">
            <text:p>ratio: gc/twelf</text:p>
          </table:table-cell>
          <table:table-cell table:number-columns-repeated="3" table:style-name="ce1"/>
          <table:table-cell office:value-type="string" table:style-name="ce3">
            <text:p>example name</text:p>
          </table:table-cell>
          <table:table-cell office:value-type="string" table:style-name="ce4">
            <text:p>naive</text:p>
          </table:table-cell>
          <table:table-cell office:value-type="string" table:style-name="ce4">
            <text:p>strictness</text:p>
          </table:table-cell>
          <table:table-cell office:value-type="string" table:style-name="ce4">
            <text:p>specialize</text:p>
          </table:table-cell>
          <table:table-cell office:value-type="string" table:style-name="ce4">
            <text:p>indexing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reverse</text:p>
          </table:table-cell>
          <table:table-cell office:value-type="float" office:value="0" table:formula="of:=[reverse_twelf.B2]+[reverse_twelf.B3]" table:style-name="ce2">
            <text:p>0.000</text:p>
          </table:table-cell>
          <table:table-cell table:style-name="ce9"/>
          <table:table-cell office:value-type="float" office:value="1.1249999999999999E-3" table:formula="of:=[reverse_tjtwelf.B1]+[reverse_tjtwelf.B2]+[reverse_tjtwelf.B3]" table:style-name="ce2">
            <text:p>0.001</text:p>
          </table:table-cell>
          <table:table-cell table:style-name="ce9"/>
          <table:table-cell table:number-columns-repeated="2" table:style-name="ce2"/>
          <table:table-cell table:number-columns-repeated="7" table:style-name="ce1"/>
          <table:table-cell office:value-type="string" table:style-name="ce8">
            <text:p>reverse</text:p>
          </table:table-cell>
          <table:table-cell table:number-columns-repeated="4" table:style-name="ce2"/>
          <table:table-cell table:number-columns-repeated="16365"/>
        </table:table-row>
        <table:table-row table:style-name="ro3">
          <table:table-cell office:value-type="float" office:value="10" table:style-name="ce10">
            <text:p>10</text:p>
          </table:table-cell>
          <table:table-cell table:style-name="ce2"/>
          <table:table-cell office:value-type="float" office:value="0" table:formula="of:=[reverse_twelf.$B$5]+[reverse_twelf.$B$6]+[reverse_twelf.$B$7]+[reverse_twelf.$B$8]" table:style-name="ce9">
            <text:p>0.000</text:p>
          </table:table-cell>
          <table:table-cell table:style-name="ce2"/>
          <table:table-cell office:value-type="float" office:value="4.1799999999999997E-4" table:formula="of:=[reverse_tjtwelf.$B$4]+[reverse_tjtwelf.$B$12]+[reverse_tjtwelf.$B$20]+[reverse_tjtwelf.$B$28]+[reverse_tjtwelf.$B$44]+[reverse_tjtwelf.$B$52]" table:style-name="ce9">
            <text:p>0.000</text:p>
          </table:table-cell>
          <table:table-cell office:value-type="float" office:value="0" table:formula="of:=[reverse_twelf.$B$5]+[reverse_twelf.$B$6]+[reverse_twelf.$B$7]" table:style-name="ce9">
            <text:p>0.000</text:p>
          </table:table-cell>
          <table:table-cell office:value-type="float" office:value="2.0099999999999998E-4" table:formula="of:=[reverse_tjtwelf.$B$4]+[reverse_tjtwelf.$B$12]+[reverse_tjtwelf.$B$20]+[reverse_tjtwelf.$B$28]+[reverse_tjtwelf.$B$44]" table:style-name="ce9">
            <text:p>0.000</text:p>
          </table:table-cell>
          <table:table-cell office:value-type="float" office:value="0" table:formula="of:=[.E3]/[.C3]" table:style-name="ce1">
            <text:p>#DIV/0!</text:p>
          </table:table-cell>
          <table:table-cell office:value-type="float" office:value="0" table:formula="of:=[.G3]/[.F3]" table:style-name="ce1">
            <text:p>#DIV/0!</text:p>
          </table:table-cell>
          <table:table-cell office:value-type="float" office:value="0" table:formula="of:=[reverse_twelf.E7]" table:style-name="ce1">
            <text:p>0</text:p>
          </table:table-cell>
          <table:table-cell office:value-type="float" office:value="0" table:formula="of:=[.J3]/[.C3]" table:style-name="ce1">
            <text:p>#DIV/0!</text:p>
          </table:table-cell>
          <table:table-cell table:number-columns-repeated="3" table:style-name="ce1"/>
          <table:table-cell office:value-type="float" office:value="10" table:style-name="ce10">
            <text:p>10</text:p>
          </table:table-cell>
          <table:table-cell office:value-type="float" office:value="3.3199999999999999E-4" table:formula="of:=[reverse_tjtwelf.B60]" table:style-name="ce11">
            <text:p>0.000332</text:p>
          </table:table-cell>
          <table:table-cell office:value-type="float" office:value="1.3799999999999999E-4" table:formula="of:=[reverse_tjtwelf.B68]" table:style-name="ce11">
            <text:p>0.000138</text:p>
          </table:table-cell>
          <table:table-cell office:value-type="float" office:value="1.0900000000000001E-4" table:formula="of:=[reverse_tjtwelf.B76]" table:style-name="ce11">
            <text:p>0.000109</text:p>
          </table:table-cell>
          <table:table-cell office:value-type="float" office:value="8.8999999999999995E-5" table:formula="of:=[reverse_tjtwelf.B28]" table:style-name="ce11">
            <text:p>0.000089</text:p>
          </table:table-cell>
          <table:table-cell table:number-columns-repeated="16365"/>
        </table:table-row>
        <table:table-row table:style-name="ro3">
          <table:table-cell office:value-type="float" office:value="20" table:style-name="ce10">
            <text:p>20</text:p>
          </table:table-cell>
          <table:table-cell table:style-name="ce2"/>
          <table:table-cell office:value-type="float" office:value="9.0000000000000011E-3" table:formula="of:=[reverse_twelf.$B$10]+[reverse_twelf.$B$11]+[reverse_twelf.$B$12]+[reverse_twelf.$B$13]" table:style-name="ce9">
            <text:p>0.009</text:p>
          </table:table-cell>
          <table:table-cell table:style-name="ce2"/>
          <table:table-cell office:value-type="float" office:value="5.5699999999999999E-4" table:formula="of:=[reverse_tjtwelf.$B$5]+[reverse_tjtwelf.$B$13]+[reverse_tjtwelf.$B$21]+[reverse_tjtwelf.$B$29]+[reverse_tjtwelf.$B$45]+[reverse_tjtwelf.$B$53]" table:style-name="ce9">
            <text:p>0.001</text:p>
          </table:table-cell>
          <table:table-cell office:value-type="float" office:value="5.0000000000000001E-3" table:formula="of:=[reverse_twelf.$B$10]+[reverse_twelf.$B$11]+[reverse_twelf.$B$12]" table:style-name="ce9">
            <text:p>0.005</text:p>
          </table:table-cell>
          <table:table-cell office:value-type="float" office:value="5.1000000000000004E-4" table:formula="of:=[reverse_tjtwelf.$B$5]+[reverse_tjtwelf.$B$13]+[reverse_tjtwelf.$B$21]+[reverse_tjtwelf.$B$29]+[reverse_tjtwelf.$B$45]" table:style-name="ce9">
            <text:p>0.001</text:p>
          </table:table-cell>
          <table:table-cell office:value-type="float" office:value="6.1888888888888882E-2" table:formula="of:=[.E4]/[.C4]" table:style-name="ce1">
            <text:p>0.061888889</text:p>
          </table:table-cell>
          <table:table-cell office:value-type="float" office:value="0.10200000000000001" table:formula="of:=[.G4]/[.F4]" table:style-name="ce1">
            <text:p>0.102</text:p>
          </table:table-cell>
          <table:table-cell office:value-type="float" office:value="4.0000000000000001E-3" table:formula="of:=[reverse_twelf.E12]" table:style-name="ce1">
            <text:p>0.004</text:p>
          </table:table-cell>
          <table:table-cell office:value-type="float" office:value="0.44444444444444442" table:formula="of:=[.J4]/[.C4]" table:style-name="ce1">
            <text:p>0.444444444</text:p>
          </table:table-cell>
          <table:table-cell table:number-columns-repeated="3" table:style-name="ce1"/>
          <table:table-cell office:value-type="float" office:value="20" table:style-name="ce10">
            <text:p>20</text:p>
          </table:table-cell>
          <table:table-cell office:value-type="float" office:value="1.807E-3" table:formula="of:=[reverse_tjtwelf.B61]" table:style-name="ce11">
            <text:p>0.001807</text:p>
          </table:table-cell>
          <table:table-cell office:value-type="float" office:value="5.2099999999999998E-4" table:formula="of:=[reverse_tjtwelf.B69]" table:style-name="ce11">
            <text:p>0.000521</text:p>
          </table:table-cell>
          <table:table-cell office:value-type="float" office:value="4.2900000000000002E-4" table:formula="of:=[reverse_tjtwelf.B77]" table:style-name="ce11">
            <text:p>0.000429</text:p>
          </table:table-cell>
          <table:table-cell office:value-type="float" office:value="3.6900000000000002E-4" table:formula="of:=[reverse_tjtwelf.B29]" table:style-name="ce11">
            <text:p>0.000369</text:p>
          </table:table-cell>
          <table:table-cell table:number-columns-repeated="16365"/>
        </table:table-row>
        <table:table-row table:style-name="ro3">
          <table:table-cell office:value-type="float" office:value="30" table:style-name="ce10">
            <text:p>30</text:p>
          </table:table-cell>
          <table:table-cell table:style-name="ce2"/>
          <table:table-cell office:value-type="float" office:value="5.0000000000000001E-3" table:formula="of:=[reverse_twelf.$B$15]+[reverse_twelf.$B$16]+[reverse_twelf.$B$17]+[reverse_twelf.$B$18]" table:style-name="ce9">
            <text:p>0.005</text:p>
          </table:table-cell>
          <table:table-cell table:style-name="ce2"/>
          <table:table-cell office:value-type="float" office:value="1.2480000000000002E-3" table:formula="of:=[reverse_tjtwelf.$B$6]+[reverse_tjtwelf.$B$14]+[reverse_tjtwelf.$B$22]+[reverse_tjtwelf.$B$30]+[reverse_tjtwelf.$B$46]+[reverse_tjtwelf.$B$54]" table:style-name="ce9">
            <text:p>0.001</text:p>
          </table:table-cell>
          <table:table-cell office:value-type="float" office:value="5.0000000000000001E-3" table:formula="of:=[reverse_twelf.$B$15]+[reverse_twelf.$B$16]+[reverse_twelf.$B$17]" table:style-name="ce9">
            <text:p>0.005</text:p>
          </table:table-cell>
          <table:table-cell office:value-type="float" office:value="1.1760000000000002E-3" table:formula="of:=[reverse_tjtwelf.$B$6]+[reverse_tjtwelf.$B$14]+[reverse_tjtwelf.$B$22]+[reverse_tjtwelf.$B$30]+[reverse_tjtwelf.$B$46]" table:style-name="ce9">
            <text:p>0.001</text:p>
          </table:table-cell>
          <table:table-cell office:value-type="float" office:value="0.24960000000000004" table:formula="of:=[.E5]/[.C5]" table:style-name="ce1">
            <text:p>0.2496</text:p>
          </table:table-cell>
          <table:table-cell office:value-type="float" office:value="0.23520000000000002" table:formula="of:=[.G5]/[.F5]" table:style-name="ce1">
            <text:p>0.2352</text:p>
          </table:table-cell>
          <table:table-cell office:value-type="float" office:value="3.0000000000000001E-3" table:formula="of:=[reverse_twelf.E17]" table:style-name="ce1">
            <text:p>0.003</text:p>
          </table:table-cell>
          <table:table-cell office:value-type="float" office:value="0.6" table:formula="of:=[.J5]/[.C5]" table:style-name="ce1">
            <text:p>0.6</text:p>
          </table:table-cell>
          <table:table-cell table:number-columns-repeated="3" table:style-name="ce1"/>
          <table:table-cell office:value-type="float" office:value="30" table:style-name="ce10">
            <text:p>30</text:p>
          </table:table-cell>
          <table:table-cell office:value-type="float" office:value="5.1250000000000002E-3" table:formula="of:=[reverse_tjtwelf.B62]" table:style-name="ce11">
            <text:p>0.005125</text:p>
          </table:table-cell>
          <table:table-cell office:value-type="float" office:value="1.335E-3" table:formula="of:=[reverse_tjtwelf.B70]" table:style-name="ce11">
            <text:p>0.001335</text:p>
          </table:table-cell>
          <table:table-cell office:value-type="float" office:value="1.1490000000000001E-3" table:formula="of:=[reverse_tjtwelf.B78]" table:style-name="ce11">
            <text:p>0.001149</text:p>
          </table:table-cell>
          <table:table-cell office:value-type="float" office:value="9.8400000000000007E-4" table:formula="of:=[reverse_tjtwelf.B30]" table:style-name="ce11">
            <text:p>0.000984</text:p>
          </table:table-cell>
          <table:table-cell table:number-columns-repeated="16365"/>
        </table:table-row>
        <table:table-row table:style-name="ro3">
          <table:table-cell office:value-type="float" office:value="40" table:style-name="ce10">
            <text:p>40</text:p>
          </table:table-cell>
          <table:table-cell table:style-name="ce2"/>
          <table:table-cell office:value-type="float" office:value="0.01" table:formula="of:=[reverse_twelf.$B$20]+[reverse_twelf.$B$21]+[reverse_twelf.$B$22]+[reverse_twelf.$B$23]" table:style-name="ce9">
            <text:p>0.010</text:p>
          </table:table-cell>
          <table:table-cell table:style-name="ce2"/>
          <table:table-cell office:value-type="float" office:value="2.4919999999999999E-3" table:formula="of:=[reverse_tjtwelf.$B$7]+[reverse_tjtwelf.$B$15]+[reverse_tjtwelf.$B$23]+[reverse_tjtwelf.$B$31]+[reverse_tjtwelf.$B$47]+[reverse_tjtwelf.$B$55]" table:style-name="ce9">
            <text:p>0.002</text:p>
          </table:table-cell>
          <table:table-cell office:value-type="float" office:value="0.01" table:formula="of:=[reverse_twelf.$B$20]+[reverse_twelf.$B$21]+[reverse_twelf.$B$22]" table:style-name="ce9">
            <text:p>0.010</text:p>
          </table:table-cell>
          <table:table-cell office:value-type="float" office:value="2.4119999999999996E-3" table:formula="of:=[reverse_tjtwelf.$B$7]+[reverse_tjtwelf.$B$15]+[reverse_tjtwelf.$B$23]+[reverse_tjtwelf.$B$31]+[reverse_tjtwelf.$B$47]" table:style-name="ce9">
            <text:p>0.002</text:p>
          </table:table-cell>
          <table:table-cell office:value-type="float" office:value="0.24919999999999998" table:formula="of:=[.E6]/[.C6]" table:style-name="ce1">
            <text:p>0.2492</text:p>
          </table:table-cell>
          <table:table-cell office:value-type="float" office:value="0.24119999999999997" table:formula="of:=[.G6]/[.F6]" table:style-name="ce1">
            <text:p>0.2412</text:p>
          </table:table-cell>
          <table:table-cell office:value-type="float" office:value="4.0000000000000001E-3" table:formula="of:=[reverse_twelf.E22]" table:style-name="ce1">
            <text:p>0.004</text:p>
          </table:table-cell>
          <table:table-cell office:value-type="float" office:value="0.4" table:formula="of:=[.J6]/[.C6]" table:style-name="ce1">
            <text:p>0.4</text:p>
          </table:table-cell>
          <table:table-cell table:number-columns-repeated="3" table:style-name="ce1"/>
          <table:table-cell office:value-type="float" office:value="40" table:style-name="ce10">
            <text:p>40</text:p>
          </table:table-cell>
          <table:table-cell office:value-type="float" office:value="1.1273E-2" table:formula="of:=[reverse_tjtwelf.B63]" table:style-name="ce11">
            <text:p>0.011273</text:p>
          </table:table-cell>
          <table:table-cell office:value-type="float" office:value="2.5140000000000002E-3" table:formula="of:=[reverse_tjtwelf.B71]" table:style-name="ce11">
            <text:p>0.002514</text:p>
          </table:table-cell>
          <table:table-cell office:value-type="float" office:value="2.2309999999999999E-3" table:formula="of:=[reverse_tjtwelf.B79]" table:style-name="ce11">
            <text:p>0.002231</text:p>
          </table:table-cell>
          <table:table-cell office:value-type="float" office:value="2.081E-3" table:formula="of:=[reverse_tjtwelf.B31]" table:style-name="ce11">
            <text:p>0.002081</text:p>
          </table:table-cell>
          <table:table-cell table:number-columns-repeated="16365"/>
        </table:table-row>
        <table:table-row table:style-name="ro3">
          <table:table-cell office:value-type="float" office:value="50" table:style-name="ce10">
            <text:p>50</text:p>
          </table:table-cell>
          <table:table-cell table:style-name="ce2"/>
          <table:table-cell office:value-type="float" office:value="0.01" table:formula="of:=[reverse_twelf.$B$25]+[reverse_twelf.$B$26]+[reverse_twelf.$B$27]+[reverse_twelf.$B$28]" table:style-name="ce9">
            <text:p>0.010</text:p>
          </table:table-cell>
          <table:table-cell table:style-name="ce2"/>
          <table:table-cell office:value-type="float" office:value="4.1080000000000005E-3" table:formula="of:=[reverse_tjtwelf.$B$8]+[reverse_tjtwelf.$B$16]+[reverse_tjtwelf.$B$24]+[reverse_tjtwelf.$B$32]+[reverse_tjtwelf.$B$48]+[reverse_tjtwelf.$B$56]" table:style-name="ce9">
            <text:p>0.004</text:p>
          </table:table-cell>
          <table:table-cell office:value-type="float" office:value="0.01" table:formula="of:=[reverse_twelf.$B$25]+[reverse_twelf.$B$26]+[reverse_twelf.$B$27]" table:style-name="ce9">
            <text:p>0.010</text:p>
          </table:table-cell>
          <table:table-cell office:value-type="float" office:value="4.0480000000000004E-3" table:formula="of:=[reverse_tjtwelf.$B$8]+[reverse_tjtwelf.$B$16]+[reverse_tjtwelf.$B$24]+[reverse_tjtwelf.$B$32]+[reverse_tjtwelf.$B$48]" table:style-name="ce9">
            <text:p>0.004</text:p>
          </table:table-cell>
          <table:table-cell office:value-type="float" office:value="0.41080000000000005" table:formula="of:=[.E7]/[.C7]" table:style-name="ce1">
            <text:p>0.4108</text:p>
          </table:table-cell>
          <table:table-cell office:value-type="float" office:value="0.40480000000000005" table:formula="of:=[.G7]/[.F7]" table:style-name="ce1">
            <text:p>0.4048</text:p>
          </table:table-cell>
          <table:table-cell office:value-type="float" office:value="6.0000000000000001E-3" table:formula="of:=[reverse_twelf.E27]" table:style-name="ce1">
            <text:p>0.006</text:p>
          </table:table-cell>
          <table:table-cell office:value-type="float" office:value="0.6" table:formula="of:=[.J7]/[.C7]" table:style-name="ce1">
            <text:p>0.6</text:p>
          </table:table-cell>
          <table:table-cell table:number-columns-repeated="3" table:style-name="ce1"/>
          <table:table-cell office:value-type="float" office:value="50" table:style-name="ce10">
            <text:p>50</text:p>
          </table:table-cell>
          <table:table-cell office:value-type="float" office:value="2.0618000000000001E-2" table:formula="of:=[reverse_tjtwelf.B64]" table:style-name="ce11">
            <text:p>0.020618</text:p>
          </table:table-cell>
          <table:table-cell office:value-type="float" office:value="4.4539999999999996E-3" table:formula="of:=[reverse_tjtwelf.B72]" table:style-name="ce11">
            <text:p>0.004454</text:p>
          </table:table-cell>
          <table:table-cell office:value-type="float" office:value="3.9319999999999997E-3" table:formula="of:=[reverse_tjtwelf.B80]" table:style-name="ce11">
            <text:p>0.003932</text:p>
          </table:table-cell>
          <table:table-cell office:value-type="float" office:value="3.8579999999999999E-3" table:formula="of:=[reverse_tjtwelf.B32]" table:style-name="ce11">
            <text:p>0.003858</text:p>
          </table:table-cell>
          <table:table-cell table:number-columns-repeated="16365"/>
        </table:table-row>
        <table:table-row table:style-name="ro3">
          <table:table-cell office:value-type="float" office:value="100" table:style-name="ce10">
            <text:p>100</text:p>
          </table:table-cell>
          <table:table-cell table:style-name="ce2"/>
          <table:table-cell office:value-type="float" office:value="4.3999999999999997E-2" table:formula="of:=[reverse_twelf.$B$30]+[reverse_twelf.$B$31]+[reverse_twelf.$B$32]+[reverse_twelf.$B$33]" table:style-name="ce9">
            <text:p>0.044</text:p>
          </table:table-cell>
          <table:table-cell table:style-name="ce2"/>
          <table:table-cell office:value-type="float" office:value="2.5962000000000002E-2" table:formula="of:=[reverse_tjtwelf.$B$9]+[reverse_tjtwelf.$B$17]+[reverse_tjtwelf.$B$25]+[reverse_tjtwelf.$B$33]+[reverse_tjtwelf.$B$49]+[reverse_tjtwelf.$B$57]" table:style-name="ce9">
            <text:p>0.026</text:p>
          </table:table-cell>
          <table:table-cell office:value-type="float" office:value="4.2999999999999997E-2" table:formula="of:=[reverse_twelf.$B$30]+[reverse_twelf.$B$31]+[reverse_twelf.$B$32]" table:style-name="ce9">
            <text:p>0.043</text:p>
          </table:table-cell>
          <table:table-cell office:value-type="float" office:value="2.5829000000000001E-2" table:formula="of:=[reverse_tjtwelf.$B$9]+[reverse_tjtwelf.$B$17]+[reverse_tjtwelf.$B$25]+[reverse_tjtwelf.$B$33]+[reverse_tjtwelf.$B$49]" table:style-name="ce9">
            <text:p>0.026</text:p>
          </table:table-cell>
          <table:table-cell office:value-type="float" office:value="0.59004545454545465" table:formula="of:=[.E8]/[.C8]" table:style-name="ce1">
            <text:p>0.590045455</text:p>
          </table:table-cell>
          <table:table-cell office:value-type="float" office:value="0.60067441860465121" table:formula="of:=[.G8]/[.F8]" table:style-name="ce1">
            <text:p>0.600674419</text:p>
          </table:table-cell>
          <table:table-cell office:value-type="float" office:value="0.03" table:formula="of:=[reverse_twelf.E32]" table:style-name="ce1">
            <text:p>0.03</text:p>
          </table:table-cell>
          <table:table-cell office:value-type="float" office:value="0.68181818181818188" table:formula="of:=[.J8]/[.C8]" table:style-name="ce1">
            <text:p>0.681818182</text:p>
          </table:table-cell>
          <table:table-cell table:number-columns-repeated="3" table:style-name="ce1"/>
          <table:table-cell office:value-type="float" office:value="100" table:style-name="ce10">
            <text:p>100</text:p>
          </table:table-cell>
          <table:table-cell office:value-type="float" office:value="0.148643" table:formula="of:=[reverse_tjtwelf.B65]" table:style-name="ce11">
            <text:p>0.148643</text:p>
          </table:table-cell>
          <table:table-cell office:value-type="float" office:value="2.6262000000000001E-2" table:formula="of:=[reverse_tjtwelf.B73]" table:style-name="ce11">
            <text:p>0.026262</text:p>
          </table:table-cell>
          <table:table-cell office:value-type="float" office:value="2.4372999999999999E-2" table:formula="of:=[reverse_tjtwelf.B81]" table:style-name="ce11">
            <text:p>0.024373</text:p>
          </table:table-cell>
          <table:table-cell office:value-type="float" office:value="2.5436E-2" table:formula="of:=[reverse_tjtwelf.B33]" table:style-name="ce11">
            <text:p>0.025436</text:p>
          </table:table-cell>
          <table:table-cell table:number-columns-repeated="16365"/>
        </table:table-row>
        <table:table-row table:style-name="ro3">
          <table:table-cell office:value-type="float" office:value="200" table:style-name="ce10">
            <text:p>200</text:p>
          </table:table-cell>
          <table:table-cell table:style-name="ce2"/>
          <table:table-cell office:value-type="float" office:value="0.187" table:formula="of:=[reverse_twelf.$B$35]+[reverse_twelf.$B$36]+[reverse_twelf.$B$37]+[reverse_twelf.$B$38]" table:style-name="ce9">
            <text:p>0.187</text:p>
          </table:table-cell>
          <table:table-cell table:style-name="ce2"/>
          <table:table-cell office:value-type="float" office:value="0.14366000000000001" table:formula="of:=[reverse_tjtwelf.$B$10]+[reverse_tjtwelf.$B$18]+[reverse_tjtwelf.$B$26]+[reverse_tjtwelf.$B$34]+[reverse_tjtwelf.$B$50]+[reverse_tjtwelf.$B$58]" table:style-name="ce9">
            <text:p>0.144</text:p>
          </table:table-cell>
          <table:table-cell office:value-type="float" office:value="0.184" table:formula="of:=[reverse_twelf.$B$35]+[reverse_twelf.$B$36]+[reverse_twelf.$B$37]" table:style-name="ce9">
            <text:p>0.184</text:p>
          </table:table-cell>
          <table:table-cell office:value-type="float" office:value="0.143315" table:formula="of:=[reverse_tjtwelf.$B$10]+[reverse_tjtwelf.$B$18]+[reverse_tjtwelf.$B$26]+[reverse_tjtwelf.$B$34]+[reverse_tjtwelf.$B$50]" table:style-name="ce9">
            <text:p>0.143</text:p>
          </table:table-cell>
          <table:table-cell office:value-type="float" office:value="0.76823529411764713" table:formula="of:=[.E9]/[.C9]" table:style-name="ce1">
            <text:p>0.768235294</text:p>
          </table:table-cell>
          <table:table-cell office:value-type="float" office:value="0.77888586956521744" table:formula="of:=[.G9]/[.F9]" table:style-name="ce1">
            <text:p>0.77888587</text:p>
          </table:table-cell>
          <table:table-cell office:value-type="float" office:value="0.109" table:formula="of:=[reverse_twelf.E37]" table:style-name="ce1">
            <text:p>0.109</text:p>
          </table:table-cell>
          <table:table-cell office:value-type="float" office:value="0.58288770053475936" table:formula="of:=[.J9]/[.C9]" table:style-name="ce1">
            <text:p>0.582887701</text:p>
          </table:table-cell>
          <table:table-cell table:number-columns-repeated="3" table:style-name="ce1"/>
          <table:table-cell office:value-type="float" office:value="200" table:style-name="ce10">
            <text:p>200</text:p>
          </table:table-cell>
          <table:table-cell office:value-type="float" office:value="1.125483" table:formula="of:=[reverse_tjtwelf.B66]" table:style-name="ce11">
            <text:p>1.125483</text:p>
          </table:table-cell>
          <table:table-cell office:value-type="float" office:value="0.174758" table:formula="of:=[reverse_tjtwelf.B74]" table:style-name="ce11">
            <text:p>0.174758</text:p>
          </table:table-cell>
          <table:table-cell office:value-type="float" office:value="0.16736500000000001" table:formula="of:=[reverse_tjtwelf.B82]" table:style-name="ce11">
            <text:p>0.167365</text:p>
          </table:table-cell>
          <table:table-cell office:value-type="float" office:value="0.14253099999999999" table:formula="of:=[reverse_tjtwelf.B34]" table:style-name="ce11">
            <text:p>0.142531</text:p>
          </table:table-cell>
          <table:table-cell table:number-columns-repeated="16365"/>
        </table:table-row>
        <table:table-row table:style-name="ro3">
          <table:table-cell office:value-type="float" office:value="250" table:style-name="ce12">
            <text:p>250</text:p>
          </table:table-cell>
          <table:table-cell table:style-name="ce13"/>
          <table:table-cell office:value-type="float" office:value="0.34300000000000003" table:formula="of:=[reverse_twelf.$B$40]+[reverse_twelf.$B$41]+[reverse_twelf.$B$42]+[reverse_twelf.$B$43]" table:style-name="ce14">
            <text:p>0.343</text:p>
          </table:table-cell>
          <table:table-cell table:style-name="ce13"/>
          <table:table-cell office:value-type="float" office:value="0.27183000000000002" table:formula="of:=[reverse_tjtwelf.$B$11]+[reverse_tjtwelf.$B$19]+[reverse_tjtwelf.$B$27]+[reverse_tjtwelf.$B$35]+[reverse_tjtwelf.$B$51]+[reverse_tjtwelf.$B$59]" table:style-name="ce14">
            <text:p>0.272</text:p>
          </table:table-cell>
          <table:table-cell office:value-type="float" office:value="0.33900000000000002" table:formula="of:=[reverse_twelf.$B$40]+[reverse_twelf.$B$41]+[reverse_twelf.$B$42]" table:style-name="ce14">
            <text:p>0.339</text:p>
          </table:table-cell>
          <table:table-cell office:value-type="float" office:value="0.27152400000000004" table:formula="of:=[reverse_tjtwelf.$B$11]+[reverse_tjtwelf.$B$19]+[reverse_tjtwelf.$B$27]+[reverse_tjtwelf.$B$35]+[reverse_tjtwelf.$B$51]" table:style-name="ce14">
            <text:p>0.272</text:p>
          </table:table-cell>
          <table:table-cell office:value-type="float" office:value="0.79250728862973763" table:formula="of:=[.E10]/[.C10]" table:style-name="ce1">
            <text:p>0.792507289</text:p>
          </table:table-cell>
          <table:table-cell office:value-type="float" office:value="0.80095575221238946" table:formula="of:=[.G10]/[.F10]" table:style-name="ce1">
            <text:p>0.800955752</text:p>
          </table:table-cell>
          <table:table-cell office:value-type="float" office:value="0.252" table:formula="of:=[reverse_twelf.E42]" table:style-name="ce1">
            <text:p>0.252</text:p>
          </table:table-cell>
          <table:table-cell office:value-type="float" office:value="0.73469387755102034" table:formula="of:=[.J10]/[.C10]" table:style-name="ce1">
            <text:p>0.734693878</text:p>
          </table:table-cell>
          <table:table-cell table:number-columns-repeated="3" table:style-name="ce1"/>
          <table:table-cell office:value-type="float" office:value="250" table:style-name="ce12">
            <text:p>250</text:p>
          </table:table-cell>
          <table:table-cell office:value-type="float" office:value="2.1722459999999999" table:formula="of:=[reverse_tjtwelf.B67]" table:style-name="ce11">
            <text:p>2.172246</text:p>
          </table:table-cell>
          <table:table-cell office:value-type="float" office:value="0.328069" table:formula="of:=[reverse_tjtwelf.B75]" table:style-name="ce11">
            <text:p>0.328069</text:p>
          </table:table-cell>
          <table:table-cell office:value-type="float" office:value="0.31048900000000001" table:formula="of:=[reverse_tjtwelf.B83]" table:style-name="ce11">
            <text:p>0.310489</text:p>
          </table:table-cell>
          <table:table-cell office:value-type="float" office:value="0.27055400000000002" table:formula="of:=[reverse_tjtwelf.B35]" table:style-name="ce11">
            <text:p>0.270554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iniml</text:p>
          </table:table-cell>
          <table:table-cell office:value-type="float" office:value="0" table:formula="of:=[miniml_twelf.B2]+[miniml_twelf.B3]" table:style-name="ce2">
            <text:p>0.000</text:p>
          </table:table-cell>
          <table:table-cell table:style-name="ce9"/>
          <table:table-cell office:value-type="float" office:value="2.7039999999999998E-3" table:formula="of:=[miniml_tjtwelf.B1]+[miniml_tjtwelf.B2]+[miniml_tjtwelf.B3]" table:style-name="ce2">
            <text:p>0.003</text:p>
          </table:table-cell>
          <table:table-cell table:number-columns-repeated="3" table:style-name="ce9"/>
          <table:table-cell table:number-columns-repeated="7" table:style-name="ce1"/>
          <table:table-cell office:value-type="string" table:style-name="ce8">
            <text:p>miniml</text:p>
          </table:table-cell>
          <table:table-cell table:number-columns-repeated="4" table:style-name="ce11"/>
          <table:table-cell table:number-columns-repeated="16365"/>
        </table:table-row>
        <table:table-row table:style-name="ro3">
          <table:table-cell office:value-type="float" office:value="10" table:style-name="ce10">
            <text:p>10</text:p>
          </table:table-cell>
          <table:table-cell table:style-name="ce2"/>
          <table:table-cell office:value-type="float" office:value="1E-3" table:formula="of:=[miniml_twelf.$B$5]+[miniml_twelf.$B$6]+[miniml_twelf.$B$7]+[miniml_twelf.$B$8]" table:style-name="ce9">
            <text:p>0.001</text:p>
          </table:table-cell>
          <table:table-cell table:style-name="ce2"/>
          <table:table-cell office:value-type="float" office:value="6.9899999999999997E-4" table:formula="of:=[miniml_tjtwelf.$B$4]+[miniml_tjtwelf.$B$11]+[miniml_tjtwelf.$B$18]+[miniml_tjtwelf.$B$25]+[miniml_tjtwelf.$B$39]+[miniml_tjtwelf.$B$46]" table:style-name="ce9">
            <text:p>0.001</text:p>
          </table:table-cell>
          <table:table-cell office:value-type="float" office:value="1E-3" table:formula="of:=[miniml_twelf.$B$5]+[miniml_twelf.$B$6]+[miniml_twelf.$B$7]" table:style-name="ce9">
            <text:p>0.001</text:p>
          </table:table-cell>
          <table:table-cell office:value-type="float" office:value="6.5899999999999997E-4" table:formula="of:=[miniml_tjtwelf.$B$4]+[miniml_tjtwelf.$B$11]+[miniml_tjtwelf.$B$18]+[miniml_tjtwelf.$B$25]+[miniml_tjtwelf.$B$39]" table:style-name="ce9">
            <text:p>0.001</text:p>
          </table:table-cell>
          <table:table-cell office:value-type="float" office:value="0.69899999999999995" table:formula="of:=[.E12]/[.C12]" table:style-name="ce1">
            <text:p>0.699</text:p>
          </table:table-cell>
          <table:table-cell office:value-type="float" office:value="0.65899999999999992" table:formula="of:=[.G12]/[.F12]" table:style-name="ce1">
            <text:p>0.659</text:p>
          </table:table-cell>
          <table:table-cell office:value-type="float" office:value="0" table:formula="of:=[miniml_twelf.$E$7]" table:style-name="ce1">
            <text:p>0</text:p>
          </table:table-cell>
          <table:table-cell office:value-type="float" office:value="0" table:formula="of:=[.J12]/[.C12]" table:style-name="ce1">
            <text:p>0</text:p>
          </table:table-cell>
          <table:table-cell table:number-columns-repeated="3" table:style-name="ce1"/>
          <table:table-cell office:value-type="float" office:value="10" table:style-name="ce10">
            <text:p>10</text:p>
          </table:table-cell>
          <table:table-cell office:value-type="float" office:value="1.8779999999999999E-3" table:formula="of:=[miniml_tjtwelf.B53]" table:style-name="ce11">
            <text:p>0.001878</text:p>
          </table:table-cell>
          <table:table-cell office:value-type="float" office:value="9.4200000000000002E-4" table:formula="of:=[miniml_tjtwelf.B60]" table:style-name="ce11">
            <text:p>0.000942</text:p>
          </table:table-cell>
          <table:table-cell office:value-type="float" office:value="5.9299999999999999E-4" table:formula="of:=[miniml_tjtwelf.B67]" table:style-name="ce11">
            <text:p>0.000593</text:p>
          </table:table-cell>
          <table:table-cell office:value-type="float" office:value="5.7499999999999999E-4" table:formula="of:=[miniml_tjtwelf.B25]" table:style-name="ce11">
            <text:p>0.000575</text:p>
          </table:table-cell>
          <table:table-cell table:number-columns-repeated="16365"/>
        </table:table-row>
        <table:table-row table:style-name="ro3">
          <table:table-cell office:value-type="float" office:value="20" table:style-name="ce10">
            <text:p>20</text:p>
          </table:table-cell>
          <table:table-cell table:style-name="ce2"/>
          <table:table-cell office:value-type="float" office:value="6.0000000000000001E-3" table:formula="of:=[miniml_twelf.$B$10]+[miniml_twelf.$B$11]+[miniml_twelf.$B$12]+[miniml_twelf.$B$13]" table:style-name="ce9">
            <text:p>0.006</text:p>
          </table:table-cell>
          <table:table-cell table:style-name="ce2"/>
          <table:table-cell office:value-type="float" office:value="1.505E-3" table:formula="of:=[miniml_tjtwelf.$B$5]+[miniml_tjtwelf.$B$12]+[miniml_tjtwelf.$B$19]+[miniml_tjtwelf.$B$26]+[miniml_tjtwelf.$B$40]+[miniml_tjtwelf.$B$47]" table:style-name="ce9">
            <text:p>0.002</text:p>
          </table:table-cell>
          <table:table-cell office:value-type="float" office:value="6.0000000000000001E-3" table:formula="of:=[miniml_twelf.$B$10]+[miniml_twelf.$B$11]+[miniml_twelf.$B$12]" table:style-name="ce9">
            <text:p>0.006</text:p>
          </table:table-cell>
          <table:table-cell office:value-type="float" office:value="1.438E-3" table:formula="of:=[miniml_tjtwelf.$B$5]+[miniml_tjtwelf.$B$12]+[miniml_tjtwelf.$B$19]+[miniml_tjtwelf.$B$26]+[miniml_tjtwelf.$B$40]" table:style-name="ce9">
            <text:p>0.001</text:p>
          </table:table-cell>
          <table:table-cell office:value-type="float" office:value="0.25083333333333335" table:formula="of:=[.E13]/[.C13]" table:style-name="ce1">
            <text:p>0.250833333</text:p>
          </table:table-cell>
          <table:table-cell office:value-type="float" office:value="0.23966666666666667" table:formula="of:=[.G13]/[.F13]" table:style-name="ce1">
            <text:p>0.239666667</text:p>
          </table:table-cell>
          <table:table-cell office:value-type="float" office:value="3.0000000000000001E-3" table:formula="of:=[miniml_twelf.$E$12]" table:style-name="ce1">
            <text:p>0.003</text:p>
          </table:table-cell>
          <table:table-cell office:value-type="float" office:value="0.5" table:formula="of:=[.J13]/[.C13]" table:style-name="ce1">
            <text:p>0.5</text:p>
          </table:table-cell>
          <table:table-cell table:number-columns-repeated="3" table:style-name="ce1"/>
          <table:table-cell office:value-type="float" office:value="20" table:style-name="ce10">
            <text:p>20</text:p>
          </table:table-cell>
          <table:table-cell office:value-type="float" office:value="4.9940000000000002E-3" table:formula="of:=[miniml_tjtwelf.B54]" table:style-name="ce11">
            <text:p>0.004994</text:p>
          </table:table-cell>
          <table:table-cell office:value-type="float" office:value="2.3960000000000001E-3" table:formula="of:=[miniml_tjtwelf.B61]" table:style-name="ce11">
            <text:p>0.002396</text:p>
          </table:table-cell>
          <table:table-cell office:value-type="float" office:value="1.4530000000000001E-3" table:formula="of:=[miniml_tjtwelf.B68]" table:style-name="ce11">
            <text:p>0.001453</text:p>
          </table:table-cell>
          <table:table-cell office:value-type="float" office:value="1.348E-3" table:formula="of:=[miniml_tjtwelf.B26]" table:style-name="ce11">
            <text:p>0.001348</text:p>
          </table:table-cell>
          <table:table-cell table:number-columns-repeated="16365"/>
        </table:table-row>
        <table:table-row table:style-name="ro3">
          <table:table-cell office:value-type="float" office:value="30" table:style-name="ce10">
            <text:p>30</text:p>
          </table:table-cell>
          <table:table-cell table:style-name="ce2"/>
          <table:table-cell office:value-type="float" office:value="8.9999999999999993E-3" table:formula="of:=[miniml_twelf.$B$15]+[miniml_twelf.$B$16]+[miniml_twelf.$B$17]+[miniml_twelf.$B$18]" table:style-name="ce9">
            <text:p>0.009</text:p>
          </table:table-cell>
          <table:table-cell table:style-name="ce2"/>
          <table:table-cell office:value-type="float" office:value="2.7759999999999998E-3" table:formula="of:=[miniml_tjtwelf.$B$6]+[miniml_tjtwelf.$B$13]+[miniml_tjtwelf.$B$20]+[miniml_tjtwelf.$B$27]+[miniml_tjtwelf.$B$41]+[miniml_tjtwelf.$B$48]" table:style-name="ce9">
            <text:p>0.003</text:p>
          </table:table-cell>
          <table:table-cell office:value-type="float" office:value="8.9999999999999993E-3" table:formula="of:=[miniml_twelf.$B$15]+[miniml_twelf.$B$16]+[miniml_twelf.$B$17]" table:style-name="ce9">
            <text:p>0.009</text:p>
          </table:table-cell>
          <table:table-cell office:value-type="float" office:value="2.679E-3" table:formula="of:=[miniml_tjtwelf.$B$6]+[miniml_tjtwelf.$B$13]+[miniml_tjtwelf.$B$20]+[miniml_tjtwelf.$B$27]+[miniml_tjtwelf.$B$41]" table:style-name="ce9">
            <text:p>0.003</text:p>
          </table:table-cell>
          <table:table-cell office:value-type="float" office:value="0.30844444444444447" table:formula="of:=[.E14]/[.C14]" table:style-name="ce1">
            <text:p>0.308444444</text:p>
          </table:table-cell>
          <table:table-cell office:value-type="float" office:value="0.29766666666666669" table:formula="of:=[.G14]/[.F14]" table:style-name="ce1">
            <text:p>0.297666667</text:p>
          </table:table-cell>
          <table:table-cell office:value-type="float" office:value="6.0000000000000001E-3" table:formula="of:=[miniml_twelf.$E$17]" table:style-name="ce1">
            <text:p>0.006</text:p>
          </table:table-cell>
          <table:table-cell office:value-type="float" office:value="0.66666666666666674" table:formula="of:=[.J14]/[.C14]" table:style-name="ce1">
            <text:p>0.666666667</text:p>
          </table:table-cell>
          <table:table-cell table:number-columns-repeated="3" table:style-name="ce1"/>
          <table:table-cell office:value-type="float" office:value="30" table:style-name="ce10">
            <text:p>30</text:p>
          </table:table-cell>
          <table:table-cell office:value-type="float" office:value="1.0595E-2" table:formula="of:=[miniml_tjtwelf.B55]" table:style-name="ce11">
            <text:p>0.010595</text:p>
          </table:table-cell>
          <table:table-cell office:value-type="float" office:value="4.5040000000000002E-3" table:formula="of:=[miniml_tjtwelf.B62]" table:style-name="ce11">
            <text:p>0.004504</text:p>
          </table:table-cell>
          <table:table-cell office:value-type="float" office:value="2.6940000000000002E-3" table:formula="of:=[miniml_tjtwelf.B69]" table:style-name="ce11">
            <text:p>0.002694</text:p>
          </table:table-cell>
          <table:table-cell office:value-type="float" office:value="2.5590000000000001E-3" table:formula="of:=[miniml_tjtwelf.B27]" table:style-name="ce11">
            <text:p>0.002559</text:p>
          </table:table-cell>
          <table:table-cell table:number-columns-repeated="16365"/>
        </table:table-row>
        <table:table-row table:style-name="ro3">
          <table:table-cell office:value-type="float" office:value="40" table:style-name="ce10">
            <text:p>40</text:p>
          </table:table-cell>
          <table:table-cell table:style-name="ce2"/>
          <table:table-cell office:value-type="float" office:value="1.4999999999999999E-2" table:formula="of:=[miniml_twelf.$B$20]+[miniml_twelf.$B$21]+[miniml_twelf.$B$22]+[miniml_twelf.$B$23]" table:style-name="ce9">
            <text:p>0.015</text:p>
          </table:table-cell>
          <table:table-cell table:style-name="ce2"/>
          <table:table-cell office:value-type="float" office:value="4.6170000000000004E-3" table:formula="of:=[miniml_tjtwelf.$B$7]+[miniml_tjtwelf.$B$14]+[miniml_tjtwelf.$B$21]+[miniml_tjtwelf.$B$28]+[miniml_tjtwelf.$B$42]+[miniml_tjtwelf.$B$49]" table:style-name="ce9">
            <text:p>0.005</text:p>
          </table:table-cell>
          <table:table-cell office:value-type="float" office:value="0.01" table:formula="of:=[miniml_twelf.$B$20]+[miniml_twelf.$B$21]+[miniml_twelf.$B$22]" table:style-name="ce9">
            <text:p>0.010</text:p>
          </table:table-cell>
          <table:table-cell office:value-type="float" office:value="4.4890000000000008E-3" table:formula="of:=[miniml_tjtwelf.$B$7]+[miniml_tjtwelf.$B$14]+[miniml_tjtwelf.$B$21]+[miniml_tjtwelf.$B$28]+[miniml_tjtwelf.$B$42]" table:style-name="ce9">
            <text:p>0.004</text:p>
          </table:table-cell>
          <table:table-cell office:value-type="float" office:value="0.30780000000000002" table:formula="of:=[.E15]/[.C15]" table:style-name="ce1">
            <text:p>0.3078</text:p>
          </table:table-cell>
          <table:table-cell office:value-type="float" office:value="0.44890000000000008" table:formula="of:=[.G15]/[.F15]" table:style-name="ce1">
            <text:p>0.4489</text:p>
          </table:table-cell>
          <table:table-cell office:value-type="float" office:value="6.0000000000000001E-3" table:formula="of:=[miniml_twelf.$E$22]" table:style-name="ce1">
            <text:p>0.006</text:p>
          </table:table-cell>
          <table:table-cell office:value-type="float" office:value="0.4" table:formula="of:=[.J15]/[.C15]" table:style-name="ce1">
            <text:p>0.4</text:p>
          </table:table-cell>
          <table:table-cell table:number-columns-repeated="3" table:style-name="ce1"/>
          <table:table-cell office:value-type="float" office:value="40" table:style-name="ce10">
            <text:p>40</text:p>
          </table:table-cell>
          <table:table-cell office:value-type="float" office:value="1.9439999999999999E-2" table:formula="of:=[miniml_tjtwelf.B56]" table:style-name="ce11">
            <text:p>0.019440</text:p>
          </table:table-cell>
          <table:table-cell office:value-type="float" office:value="7.5490000000000002E-3" table:formula="of:=[miniml_tjtwelf.B63]" table:style-name="ce11">
            <text:p>0.007549</text:p>
          </table:table-cell>
          <table:table-cell office:value-type="float" office:value="4.5230000000000001E-3" table:formula="of:=[miniml_tjtwelf.B70]" table:style-name="ce11">
            <text:p>0.004523</text:p>
          </table:table-cell>
          <table:table-cell office:value-type="float" office:value="4.3350000000000003E-3" table:formula="of:=[miniml_tjtwelf.B28]" table:style-name="ce11">
            <text:p>0.004335</text:p>
          </table:table-cell>
          <table:table-cell table:number-columns-repeated="16365"/>
        </table:table-row>
        <table:table-row table:style-name="ro3">
          <table:table-cell office:value-type="float" office:value="50" table:style-name="ce10">
            <text:p>50</text:p>
          </table:table-cell>
          <table:table-cell table:style-name="ce2"/>
          <table:table-cell office:value-type="float" office:value="1.7000000000000001E-2" table:formula="of:=[miniml_twelf.$B$25]+[miniml_twelf.$B$26]+[miniml_twelf.$B$27]+[miniml_twelf.$B$28]" table:style-name="ce9">
            <text:p>0.017</text:p>
          </table:table-cell>
          <table:table-cell table:style-name="ce2"/>
          <table:table-cell office:value-type="float" office:value="7.1409999999999998E-3" table:formula="of:=[miniml_tjtwelf.$B$8]+[miniml_tjtwelf.$B$15]+[miniml_tjtwelf.$B$22]+[miniml_tjtwelf.$B$29]+[miniml_tjtwelf.$B$43]+[miniml_tjtwelf.$B$50]" table:style-name="ce9">
            <text:p>0.007</text:p>
          </table:table-cell>
          <table:table-cell office:value-type="float" office:value="1.7000000000000001E-2" table:formula="of:=[miniml_twelf.$B$25]+[miniml_twelf.$B$26]+[miniml_twelf.$B$27]" table:style-name="ce9">
            <text:p>0.017</text:p>
          </table:table-cell>
          <table:table-cell office:value-type="float" office:value="7.045E-3" table:formula="of:=[miniml_tjtwelf.$B$8]+[miniml_tjtwelf.$B$15]+[miniml_tjtwelf.$B$22]+[miniml_tjtwelf.$B$29]+[miniml_tjtwelf.$B$43]" table:style-name="ce9">
            <text:p>0.007</text:p>
          </table:table-cell>
          <table:table-cell office:value-type="float" office:value="0.42005882352941171" table:formula="of:=[.E16]/[.C16]" table:style-name="ce1">
            <text:p>0.420058824</text:p>
          </table:table-cell>
          <table:table-cell office:value-type="float" office:value="0.41441176470588231" table:formula="of:=[.G16]/[.F16]" table:style-name="ce1">
            <text:p>0.414411765</text:p>
          </table:table-cell>
          <table:table-cell office:value-type="float" office:value="8.0000000000000002E-3" table:formula="of:=[miniml_twelf.$E$27]" table:style-name="ce1">
            <text:p>0.008</text:p>
          </table:table-cell>
          <table:table-cell office:value-type="float" office:value="0.47058823529411764" table:formula="of:=[.J16]/[.C16]" table:style-name="ce1">
            <text:p>0.470588235</text:p>
          </table:table-cell>
          <table:table-cell table:number-columns-repeated="3" table:style-name="ce1"/>
          <table:table-cell office:value-type="float" office:value="50" table:style-name="ce10">
            <text:p>50</text:p>
          </table:table-cell>
          <table:table-cell office:value-type="float" office:value="3.1387999999999999E-2" table:formula="of:=[miniml_tjtwelf.B57]" table:style-name="ce11">
            <text:p>0.031388</text:p>
          </table:table-cell>
          <table:table-cell office:value-type="float" office:value="1.1516E-2" table:formula="of:=[miniml_tjtwelf.B64]" table:style-name="ce11">
            <text:p>0.011516</text:p>
          </table:table-cell>
          <table:table-cell office:value-type="float" office:value="7.084E-3" table:formula="of:=[miniml_tjtwelf.B71]" table:style-name="ce11">
            <text:p>0.007084</text:p>
          </table:table-cell>
          <table:table-cell office:value-type="float" office:value="6.8300000000000001E-3" table:formula="of:=[miniml_tjtwelf.B29]" table:style-name="ce11">
            <text:p>0.006830</text:p>
          </table:table-cell>
          <table:table-cell table:number-columns-repeated="16365"/>
        </table:table-row>
        <table:table-row table:style-name="ro3">
          <table:table-cell office:value-type="float" office:value="100" table:style-name="ce10">
            <text:p>100</text:p>
          </table:table-cell>
          <table:table-cell table:style-name="ce2"/>
          <table:table-cell office:value-type="float" office:value="7.4999999999999997E-2" table:formula="of:=[miniml_twelf.$B$30]+[miniml_twelf.$B$31]+[miniml_twelf.$B$32]+[miniml_twelf.$B$33]" table:style-name="ce9">
            <text:p>0.075</text:p>
          </table:table-cell>
          <table:table-cell table:style-name="ce2"/>
          <table:table-cell office:value-type="float" office:value="3.1580000000000004E-2" table:formula="of:=[miniml_tjtwelf.$B$9]+[miniml_tjtwelf.$B$16]+[miniml_tjtwelf.$B$23]+[miniml_tjtwelf.$B$30]+[miniml_tjtwelf.$B$44]+[miniml_tjtwelf.$B$51]" table:style-name="ce9">
            <text:p>0.032</text:p>
          </table:table-cell>
          <table:table-cell office:value-type="float" office:value="7.3999999999999996E-2" table:formula="of:=[miniml_twelf.$B$30]+[miniml_twelf.$B$31]+[miniml_twelf.$B$32]" table:style-name="ce9">
            <text:p>0.074</text:p>
          </table:table-cell>
          <table:table-cell office:value-type="float" office:value="3.1303000000000004E-2" table:formula="of:=[miniml_tjtwelf.$B$9]+[miniml_tjtwelf.$B$16]+[miniml_tjtwelf.$B$23]+[miniml_tjtwelf.$B$30]+[miniml_tjtwelf.$B$44]" table:style-name="ce9">
            <text:p>0.031</text:p>
          </table:table-cell>
          <table:table-cell office:value-type="float" office:value="0.42106666666666676" table:formula="of:=[.E17]/[.C17]" table:style-name="ce1">
            <text:p>0.421066667</text:p>
          </table:table-cell>
          <table:table-cell office:value-type="float" office:value="0.42301351351351357" table:formula="of:=[.G17]/[.F17]" table:style-name="ce1">
            <text:p>0.423013514</text:p>
          </table:table-cell>
          <table:table-cell office:value-type="float" office:value="4.3999999999999997E-2" table:formula="of:=[miniml_twelf.$E$32]" table:style-name="ce1">
            <text:p>0.044</text:p>
          </table:table-cell>
          <table:table-cell office:value-type="float" office:value="0.58666666666666667" table:formula="of:=[.J17]/[.C17]" table:style-name="ce1">
            <text:p>0.586666667</text:p>
          </table:table-cell>
          <table:table-cell table:number-columns-repeated="3" table:style-name="ce1"/>
          <table:table-cell office:value-type="float" office:value="100" table:style-name="ce10">
            <text:p>100</text:p>
          </table:table-cell>
          <table:table-cell office:value-type="float" office:value="0.18274199999999999" table:formula="of:=[miniml_tjtwelf.B58]" table:style-name="ce11">
            <text:p>0.182742</text:p>
          </table:table-cell>
          <table:table-cell office:value-type="float" office:value="5.0576999999999997E-2" table:formula="of:=[miniml_tjtwelf.B65]" table:style-name="ce11">
            <text:p>0.050577</text:p>
          </table:table-cell>
          <table:table-cell office:value-type="float" office:value="3.4860000000000002E-2" table:formula="of:=[miniml_tjtwelf.B72]" table:style-name="ce11">
            <text:p>0.034860</text:p>
          </table:table-cell>
          <table:table-cell office:value-type="float" office:value="3.0986E-2" table:formula="of:=[miniml_tjtwelf.B30]" table:style-name="ce11">
            <text:p>0.030986</text:p>
          </table:table-cell>
          <table:table-cell table:number-columns-repeated="16365"/>
        </table:table-row>
        <table:table-row table:style-name="ro3">
          <table:table-cell office:value-type="float" office:value="200" table:style-name="ce12">
            <text:p>200</text:p>
          </table:table-cell>
          <table:table-cell table:style-name="ce13"/>
          <table:table-cell office:value-type="float" office:value="0.247" table:formula="of:=[miniml_twelf.$B$35]+[miniml_twelf.$B$36]+[miniml_twelf.$B$37]+[miniml_twelf.$B$38]" table:style-name="ce14">
            <text:p>0.247</text:p>
          </table:table-cell>
          <table:table-cell table:style-name="ce13"/>
          <table:table-cell office:value-type="float" office:value="0.18904500000000002" table:formula="of:=[miniml_tjtwelf.$B$10]+[miniml_tjtwelf.$B$17]+[miniml_tjtwelf.$B$24]+[miniml_tjtwelf.$B$31]+[miniml_tjtwelf.$B$45]+[miniml_tjtwelf.$B$52]" table:style-name="ce14">
            <text:p>0.189</text:p>
          </table:table-cell>
          <table:table-cell office:value-type="float" office:value="0.245" table:formula="of:=[miniml_twelf.$B$35]+[miniml_twelf.$B$36]+[miniml_twelf.$B$37]" table:style-name="ce14">
            <text:p>0.245</text:p>
          </table:table-cell>
          <table:table-cell office:value-type="float" office:value="0.18823000000000001" table:formula="of:=[miniml_tjtwelf.$B$10]+[miniml_tjtwelf.$B$17]+[miniml_tjtwelf.$B$24]+[miniml_tjtwelf.$B$31]+[miniml_tjtwelf.$B$45]" table:style-name="ce14">
            <text:p>0.188</text:p>
          </table:table-cell>
          <table:table-cell office:value-type="float" office:value="0.76536437246963573" table:formula="of:=[.E18]/[.C18]" table:style-name="ce1">
            <text:p>0.765364372</text:p>
          </table:table-cell>
          <table:table-cell office:value-type="float" office:value="0.76828571428571435" table:formula="of:=[.G18]/[.F18]" table:style-name="ce1">
            <text:p>0.768285714</text:p>
          </table:table-cell>
          <table:table-cell office:value-type="float" office:value="0.156" table:formula="of:=[miniml_twelf.$E$37]" table:style-name="ce1">
            <text:p>0.156</text:p>
          </table:table-cell>
          <table:table-cell office:value-type="float" office:value="0.63157894736842102" table:formula="of:=[.J18]/[.C18]" table:style-name="ce1">
            <text:p>0.631578947</text:p>
          </table:table-cell>
          <table:table-cell table:number-columns-repeated="3" table:style-name="ce1"/>
          <table:table-cell office:value-type="float" office:value="200" table:style-name="ce12">
            <text:p>200</text:p>
          </table:table-cell>
          <table:table-cell office:value-type="float" office:value="1.239425" table:formula="of:=[miniml_tjtwelf.B59]" table:style-name="ce11">
            <text:p>1.239425</text:p>
          </table:table-cell>
          <table:table-cell office:value-type="float" office:value="0.27937800000000002" table:formula="of:=[miniml_tjtwelf.B66]" table:style-name="ce11">
            <text:p>0.279378</text:p>
          </table:table-cell>
          <table:table-cell office:value-type="float" office:value="0.21787300000000001" table:formula="of:=[miniml_tjtwelf.B73]" table:style-name="ce11">
            <text:p>0.217873</text:p>
          </table:table-cell>
          <table:table-cell office:value-type="float" office:value="0.18779699999999999" table:formula="of:=[miniml_tjtwelf.B31]" table:style-name="ce11">
            <text:p>0.187797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iniml-typed</text:p>
          </table:table-cell>
          <table:table-cell office:value-type="float" office:value="1E-3" table:formula="of:=[minimltyped_twelf.B2]+[minimltyped_twelf.B3]" table:style-name="ce2">
            <text:p>0.001</text:p>
          </table:table-cell>
          <table:table-cell table:style-name="ce9"/>
          <table:table-cell office:value-type="float" office:value="9.6240000000000006E-3" table:formula="of:=[minimltyped_tjtwelf.B1]+[minimltyped_tjtwelf.B2]+[minimltyped_tjtwelf.B3]" table:style-name="ce2">
            <text:p>0.010</text:p>
          </table:table-cell>
          <table:table-cell table:number-columns-repeated="3" table:style-name="ce9"/>
          <table:table-cell table:number-columns-repeated="7" table:style-name="ce1"/>
          <table:table-cell office:value-type="string" table:style-name="ce8">
            <text:p>Miniml-typed</text:p>
          </table:table-cell>
          <table:table-cell table:number-columns-repeated="4" table:style-name="ce11"/>
          <table:table-cell table:number-columns-repeated="16365"/>
        </table:table-row>
        <table:table-row table:style-name="ro3">
          <table:table-cell office:value-type="float" office:value="50" table:style-name="ce10">
            <text:p>50</text:p>
          </table:table-cell>
          <table:table-cell table:style-name="ce2"/>
          <table:table-cell office:value-type="float" office:value="3.6999999999999998E-2" table:formula="of:=[minimltyped_twelf.$B$5]+[minimltyped_twelf.$B$6]+[minimltyped_twelf.$B$7]+[minimltyped_twelf.$B$8]" table:style-name="ce9">
            <text:p>0.037</text:p>
          </table:table-cell>
          <table:table-cell table:style-name="ce2"/>
          <table:table-cell office:value-type="float" office:value="5.0009999999999999E-2" table:formula="of:=[minimltyped_tjtwelf.$B$4]+[minimltyped_tjtwelf.$B$9]+[minimltyped_tjtwelf.$B$14]+[minimltyped_tjtwelf.$B$19]+[minimltyped_tjtwelf.$B$29]+[minimltyped_tjtwelf.$B$34]" table:style-name="ce9">
            <text:p>0.050</text:p>
          </table:table-cell>
          <table:table-cell office:value-type="float" office:value="3.6999999999999998E-2" table:formula="of:=[minimltyped_twelf.$B$5]+[minimltyped_twelf.$B$6]+[minimltyped_twelf.$B$7]" table:style-name="ce9">
            <text:p>0.037</text:p>
          </table:table-cell>
          <table:table-cell office:value-type="float" office:value="4.9797000000000001E-2" table:formula="of:=[minimltyped_tjtwelf.$B$4]+[minimltyped_tjtwelf.$B$9]+[minimltyped_tjtwelf.$B$14]+[minimltyped_tjtwelf.$B$19]+[minimltyped_tjtwelf.$B$29]" table:style-name="ce9">
            <text:p>0.050</text:p>
          </table:table-cell>
          <table:table-cell office:value-type="float" office:value="1.3516216216216217" table:formula="of:=[.E20]/[.C20]" table:style-name="ce1">
            <text:p>1.351621622</text:p>
          </table:table-cell>
          <table:table-cell office:value-type="float" office:value="1.345864864864865" table:formula="of:=[.G20]/[.F20]" table:style-name="ce1">
            <text:p>1.345864865</text:p>
          </table:table-cell>
          <table:table-cell office:value-type="float" office:value="2.4E-2" table:formula="of:=[minimltyped_twelf.$E$7]" table:style-name="ce1">
            <text:p>0.024</text:p>
          </table:table-cell>
          <table:table-cell office:value-type="float" office:value="0.64864864864864868" table:formula="of:=[.J20]/[.C20]" table:style-name="ce1">
            <text:p>0.648648649</text:p>
          </table:table-cell>
          <table:table-cell table:number-columns-repeated="3" table:style-name="ce1"/>
          <table:table-cell office:value-type="float" office:value="50" table:style-name="ce10">
            <text:p>50</text:p>
          </table:table-cell>
          <table:table-cell office:value-type="float" office:value="8.7345000000000006E-2" table:formula="of:=[minimltyped_tjtwelf.B39]" table:style-name="ce11">
            <text:p>0.087345</text:p>
          </table:table-cell>
          <table:table-cell office:value-type="float" office:value="2.8385000000000001E-2" table:formula="of:=[minimltyped_tjtwelf.B44]" table:style-name="ce11">
            <text:p>0.028385</text:p>
          </table:table-cell>
          <table:table-cell office:value-type="float" office:value="1.7752E-2" table:formula="of:=[minimltyped_tjtwelf.B49]" table:style-name="ce11">
            <text:p>0.017752</text:p>
          </table:table-cell>
          <table:table-cell office:value-type="float" office:value="4.8963E-2" table:formula="of:=[minimltyped_tjtwelf.B19]" table:style-name="ce11">
            <text:p>0.048963</text:p>
          </table:table-cell>
          <table:table-cell table:number-columns-repeated="16365"/>
        </table:table-row>
        <table:table-row table:style-name="ro3">
          <table:table-cell office:value-type="float" office:value="100" table:style-name="ce10">
            <text:p>100</text:p>
          </table:table-cell>
          <table:table-cell table:style-name="ce2"/>
          <table:table-cell office:value-type="float" office:value="0.14699999999999999" table:formula="of:=[minimltyped_twelf.$B$10]+[minimltyped_twelf.$B$11]+[minimltyped_twelf.$B$12]+[minimltyped_twelf.$B$13]" table:style-name="ce9">
            <text:p>0.147</text:p>
          </table:table-cell>
          <table:table-cell table:style-name="ce2"/>
          <table:table-cell office:value-type="float" office:value="7.3265999999999998E-2" table:formula="of:=[minimltyped_tjtwelf.$B$5]+[minimltyped_tjtwelf.$B$10]+[minimltyped_tjtwelf.$B$15]+[minimltyped_tjtwelf.$B$20]+[minimltyped_tjtwelf.$B$30]+[minimltyped_tjtwelf.$B$35]" table:style-name="ce9">
            <text:p>0.073</text:p>
          </table:table-cell>
          <table:table-cell office:value-type="float" office:value="0.14699999999999999" table:formula="of:=[minimltyped_twelf.$B$10]+[minimltyped_twelf.$B$11]+[minimltyped_twelf.$B$12]" table:style-name="ce9">
            <text:p>0.147</text:p>
          </table:table-cell>
          <table:table-cell office:value-type="float" office:value="7.3165999999999995E-2" table:formula="of:=[minimltyped_tjtwelf.$B$5]+[minimltyped_tjtwelf.$B$10]+[minimltyped_tjtwelf.$B$15]+[minimltyped_tjtwelf.$B$20]+[minimltyped_tjtwelf.$B$30]" table:style-name="ce9">
            <text:p>0.073</text:p>
          </table:table-cell>
          <table:table-cell office:value-type="float" office:value="0.49840816326530613" table:formula="of:=[.E21]/[.C21]" table:style-name="ce1">
            <text:p>0.498408163</text:p>
          </table:table-cell>
          <table:table-cell office:value-type="float" office:value="0.4977278911564626" table:formula="of:=[.G21]/[.F21]" table:style-name="ce1">
            <text:p>0.497727891</text:p>
          </table:table-cell>
          <table:table-cell office:value-type="float" office:value="0.1" table:formula="of:=[minimltyped_twelf.$E$12]" table:style-name="ce1">
            <text:p>0.1</text:p>
          </table:table-cell>
          <table:table-cell office:value-type="float" office:value="0.6802721088435375" table:formula="of:=[.J21]/[.C21]" table:style-name="ce1">
            <text:p>0.680272109</text:p>
          </table:table-cell>
          <table:table-cell table:number-columns-repeated="3" table:style-name="ce1"/>
          <table:table-cell office:value-type="float" office:value="100" table:style-name="ce10">
            <text:p>100</text:p>
          </table:table-cell>
          <table:table-cell office:value-type="float" office:value="0.41644700000000001" table:formula="of:=[minimltyped_tjtwelf.B40]" table:style-name="ce11">
            <text:p>0.416447</text:p>
          </table:table-cell>
          <table:table-cell office:value-type="float" office:value="0.105119" table:formula="of:=[minimltyped_tjtwelf.B45]" table:style-name="ce11">
            <text:p>0.105119</text:p>
          </table:table-cell>
          <table:table-cell office:value-type="float" office:value="7.0017999999999997E-2" table:formula="of:=[minimltyped_tjtwelf.B50]" table:style-name="ce11">
            <text:p>0.070018</text:p>
          </table:table-cell>
          <table:table-cell office:value-type="float" office:value="7.2727E-2" table:formula="of:=[minimltyped_tjtwelf.B20]" table:style-name="ce11">
            <text:p>0.072727</text:p>
          </table:table-cell>
          <table:table-cell table:number-columns-repeated="16365"/>
        </table:table-row>
        <table:table-row table:style-name="ro3">
          <table:table-cell office:value-type="float" office:value="150" table:style-name="ce10">
            <text:p>150</text:p>
          </table:table-cell>
          <table:table-cell table:style-name="ce2"/>
          <table:table-cell office:value-type="float" office:value="0.251" table:formula="of:=[minimltyped_twelf.$B$15]+[minimltyped_twelf.$B$16]+[minimltyped_twelf.$B$17]+[minimltyped_twelf.$B$18]" table:style-name="ce9">
            <text:p>0.251</text:p>
          </table:table-cell>
          <table:table-cell table:style-name="ce2"/>
          <table:table-cell office:value-type="float" office:value="0.18348099999999998" table:formula="of:=[minimltyped_tjtwelf.$B$6]+[minimltyped_tjtwelf.$B$11]+[minimltyped_tjtwelf.$B$16]+[minimltyped_tjtwelf.$B$21]+[minimltyped_tjtwelf.$B$31]+[minimltyped_tjtwelf.$B$36]" table:style-name="ce9">
            <text:p>0.183</text:p>
          </table:table-cell>
          <table:table-cell office:value-type="float" office:value="0.25" table:formula="of:=[minimltyped_twelf.$B$15]+[minimltyped_twelf.$B$16]+[minimltyped_twelf.$B$17]" table:style-name="ce9">
            <text:p>0.250</text:p>
          </table:table-cell>
          <table:table-cell office:value-type="float" office:value="0.18324199999999999" table:formula="of:=[minimltyped_tjtwelf.$B$6]+[minimltyped_tjtwelf.$B$11]+[minimltyped_tjtwelf.$B$16]+[minimltyped_tjtwelf.$B$21]+[minimltyped_tjtwelf.$B$31]" table:style-name="ce9">
            <text:p>0.183</text:p>
          </table:table-cell>
          <table:table-cell office:value-type="float" office:value="0.73099999999999987" table:formula="of:=[.E22]/[.C22]" table:style-name="ce1">
            <text:p>0.731</text:p>
          </table:table-cell>
          <table:table-cell office:value-type="float" office:value="0.73296799999999995" table:formula="of:=[.G22]/[.F22]" table:style-name="ce1">
            <text:p>0.732968</text:p>
          </table:table-cell>
          <table:table-cell office:value-type="float" office:value="0.16" table:formula="of:=[minimltyped_twelf.$E$17]" table:style-name="ce1">
            <text:p>0.16</text:p>
          </table:table-cell>
          <table:table-cell office:value-type="float" office:value="0.63745019920318724" table:formula="of:=[.J22]/[.C22]" table:style-name="ce1">
            <text:p>0.637450199</text:p>
          </table:table-cell>
          <table:table-cell table:number-columns-repeated="3" table:style-name="ce1"/>
          <table:table-cell office:value-type="float" office:value="150" table:style-name="ce10">
            <text:p>150</text:p>
          </table:table-cell>
          <table:table-cell office:value-type="string" office:string-value="heap overflow" table:formula="of:=[minimltyped_tjtwelf.B41]" table:style-name="ce11">
            <text:p>heap overflow</text:p>
          </table:table-cell>
          <table:table-cell office:value-type="float" office:value="0.25484200000000001" table:formula="of:=[minimltyped_tjtwelf.B46]" table:style-name="ce11">
            <text:p>0.254842</text:p>
          </table:table-cell>
          <table:table-cell office:value-type="float" office:value="0.18104799999999999" table:formula="of:=[minimltyped_tjtwelf.B51]" table:style-name="ce11">
            <text:p>0.181048</text:p>
          </table:table-cell>
          <table:table-cell office:value-type="float" office:value="0.18267800000000001" table:formula="of:=[minimltyped_tjtwelf.B21]" table:style-name="ce11">
            <text:p>0.182678</text:p>
          </table:table-cell>
          <table:table-cell table:number-columns-repeated="16365"/>
        </table:table-row>
        <table:table-row table:style-name="ro3">
          <table:table-cell office:value-type="float" office:value="200" table:style-name="ce10">
            <text:p>200</text:p>
          </table:table-cell>
          <table:table-cell table:style-name="ce2"/>
          <table:table-cell office:value-type="float" office:value="0.39200000000000002" table:formula="of:=[minimltyped_twelf.$B$20]+[minimltyped_twelf.$B$21]+[minimltyped_twelf.$B$22]+[minimltyped_twelf.$B$23]" table:style-name="ce9">
            <text:p>0.392</text:p>
          </table:table-cell>
          <table:table-cell table:style-name="ce2"/>
          <table:table-cell office:value-type="float" office:value="0.37429899999999999" table:formula="of:=[minimltyped_tjtwelf.$B$7]+[minimltyped_tjtwelf.$B$12]+[minimltyped_tjtwelf.$B$17]+[minimltyped_tjtwelf.$B$22]+[minimltyped_tjtwelf.$B$32]+[minimltyped_tjtwelf.$B$37]" table:style-name="ce9">
            <text:p>0.374</text:p>
          </table:table-cell>
          <table:table-cell office:value-type="float" office:value="0.39100000000000001" table:formula="of:=[minimltyped_twelf.$B$20]+[minimltyped_twelf.$B$21]+[minimltyped_twelf.$B$22]" table:style-name="ce9">
            <text:p>0.391</text:p>
          </table:table-cell>
          <table:table-cell office:value-type="float" office:value="0.37402099999999999" table:formula="of:=[minimltyped_tjtwelf.$B$7]+[minimltyped_tjtwelf.$B$12]+[minimltyped_tjtwelf.$B$17]+[minimltyped_tjtwelf.$B$22]+[minimltyped_tjtwelf.$B$32]" table:style-name="ce9">
            <text:p>0.374</text:p>
          </table:table-cell>
          <table:table-cell office:value-type="float" office:value="0.95484438775510194" table:formula="of:=[.E23]/[.C23]" table:style-name="ce1">
            <text:p>0.954844388</text:p>
          </table:table-cell>
          <table:table-cell office:value-type="float" office:value="0.95657544757033242" table:formula="of:=[.G23]/[.F23]" table:style-name="ce1">
            <text:p>0.956575448</text:p>
          </table:table-cell>
          <table:table-cell office:value-type="float" office:value="0.23699999999999999" table:formula="of:=[minimltyped_twelf.$E$22]" table:style-name="ce1">
            <text:p>0.237</text:p>
          </table:table-cell>
          <table:table-cell office:value-type="float" office:value="0.60459183673469385" table:formula="of:=[.J23]/[.C23]" table:style-name="ce1">
            <text:p>0.604591837</text:p>
          </table:table-cell>
          <table:table-cell table:number-columns-repeated="3" table:style-name="ce1"/>
          <table:table-cell office:value-type="float" office:value="200" table:style-name="ce10">
            <text:p>200</text:p>
          </table:table-cell>
          <table:table-cell office:value-type="string" office:string-value="heap overflow" table:formula="of:=[minimltyped_tjtwelf.B42]" table:style-name="ce11">
            <text:p>heap overflow</text:p>
          </table:table-cell>
          <table:table-cell office:value-type="float" office:value="0.50133300000000003" table:formula="of:=[minimltyped_tjtwelf.B47]" table:style-name="ce11">
            <text:p>0.501333</text:p>
          </table:table-cell>
          <table:table-cell office:value-type="float" office:value="0.37480999999999998" table:formula="of:=[minimltyped_tjtwelf.B52]" table:style-name="ce11">
            <text:p>0.374810</text:p>
          </table:table-cell>
          <table:table-cell office:value-type="float" office:value="0.373446" table:formula="of:=[minimltyped_tjtwelf.B22]" table:style-name="ce11">
            <text:p>0.373446</text:p>
          </table:table-cell>
          <table:table-cell table:number-columns-repeated="16365"/>
        </table:table-row>
        <table:table-row table:style-name="ro3">
          <table:table-cell office:value-type="float" office:value="250" table:style-name="ce12">
            <text:p>250</text:p>
          </table:table-cell>
          <table:table-cell table:style-name="ce13"/>
          <table:table-cell office:value-type="float" office:value="0.67900000000000005" table:formula="of:=[minimltyped_twelf.$B$25]+[minimltyped_twelf.$B$26]+[minimltyped_twelf.$B$27]+[minimltyped_twelf.$B$28]" table:style-name="ce14">
            <text:p>0.679</text:p>
          </table:table-cell>
          <table:table-cell table:style-name="ce13"/>
          <table:table-cell office:value-type="float" office:value="0.66659999999999997" table:formula="of:=[minimltyped_tjtwelf.$B$8]+[minimltyped_tjtwelf.$B$13]+[minimltyped_tjtwelf.$B$18]+[minimltyped_tjtwelf.$B$23]+[minimltyped_tjtwelf.$B$33]+[minimltyped_tjtwelf.$B$38]" table:style-name="ce14">
            <text:p>0.667</text:p>
          </table:table-cell>
          <table:table-cell office:value-type="float" office:value="0.67700000000000005" table:formula="of:=[minimltyped_twelf.$B$25]+[minimltyped_twelf.$B$26]+[minimltyped_twelf.$B$27]" table:style-name="ce14">
            <text:p>0.677</text:p>
          </table:table-cell>
          <table:table-cell office:value-type="float" office:value="0.66625400000000001" table:formula="of:=[minimltyped_tjtwelf.$B$8]+[minimltyped_tjtwelf.$B$13]+[minimltyped_tjtwelf.$B$18]+[minimltyped_tjtwelf.$B$23]+[minimltyped_tjtwelf.$B$33]" table:style-name="ce14">
            <text:p>0.666</text:p>
          </table:table-cell>
          <table:table-cell office:value-type="float" office:value="0.98173784977908674" table:formula="of:=[.E24]/[.C24]" table:style-name="ce1">
            <text:p>0.98173785</text:p>
          </table:table-cell>
          <table:table-cell office:value-type="float" office:value="0.98412703101920229" table:formula="of:=[.G24]/[.F24]" table:style-name="ce1">
            <text:p>0.984127031</text:p>
          </table:table-cell>
          <table:table-cell office:value-type="float" office:value="0.442" table:formula="of:=[minimltyped_twelf.$E$27]" table:style-name="ce1">
            <text:p>0.442</text:p>
          </table:table-cell>
          <table:table-cell office:value-type="float" office:value="0.65095729013254777" table:formula="of:=[.J24]/[.C24]" table:style-name="ce1">
            <text:p>0.65095729</text:p>
          </table:table-cell>
          <table:table-cell table:number-columns-repeated="3" table:style-name="ce1"/>
          <table:table-cell office:value-type="float" office:value="250" table:style-name="ce12">
            <text:p>250</text:p>
          </table:table-cell>
          <table:table-cell office:value-type="string" office:string-value="heap overflow" table:formula="of:=[minimltyped_tjtwelf.B43]" table:style-name="ce11">
            <text:p>heap overflow</text:p>
          </table:table-cell>
          <table:table-cell office:value-type="float" office:value="0.87004499999999996" table:formula="of:=[minimltyped_tjtwelf.B48]" table:style-name="ce11">
            <text:p>0.870045</text:p>
          </table:table-cell>
          <table:table-cell office:value-type="float" office:value="0.66864699999999999" table:formula="of:=[minimltyped_tjtwelf.B53]" table:style-name="ce11">
            <text:p>0.668647</text:p>
          </table:table-cell>
          <table:table-cell office:value-type="float" office:value="0.665659" table:formula="of:=[minimltyped_tjtwelf.B23]" table:style-name="ce11">
            <text:p>0.665659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num</text:p>
          </table:table-cell>
          <table:table-cell office:value-type="float" office:value="2E-3" table:formula="of:=[num_twelf.B2]+[num_twelf.B3]" table:style-name="ce2">
            <text:p>0.002</text:p>
          </table:table-cell>
          <table:table-cell table:style-name="ce9"/>
          <table:table-cell office:value-type="float" office:value="9.3690000000000006E-3" table:formula="of:=[num_tjtwelf.B1]+[num_tjtwelf.B2]+[num_tjtwelf.B3]" table:style-name="ce2">
            <text:p>0.009</text:p>
          </table:table-cell>
          <table:table-cell table:number-columns-repeated="3" table:style-name="ce9"/>
          <table:table-cell table:number-columns-repeated="3" table:style-name="ce1"/>
          <table:table-cell office:value-type="string" table:style-name="ce17">
            <text:p><text:span text:style-name="T2">observation</text:span>: performance greatly improved by including print time</text:p>
          </table:table-cell>
          <table:table-cell table:number-columns-repeated="3" table:style-name="ce1"/>
          <table:table-cell office:value-type="string" table:style-name="ce8">
            <text:p>num</text:p>
          </table:table-cell>
          <table:table-cell table:number-columns-repeated="4" table:style-name="ce11"/>
          <table:table-cell table:number-columns-repeated="16365"/>
        </table:table-row>
        <table:table-row table:style-name="ro3">
          <table:table-cell office:value-type="float" office:value="32" table:style-name="ce10">
            <text:p>32</text:p>
          </table:table-cell>
          <table:table-cell table:style-name="ce2"/>
          <table:table-cell office:value-type="float" office:value="0.11699999999999999" table:formula="of:=[num_twelf.$B$5]+[num_twelf.$B$6]+[num_twelf.$B$7]+[num_twelf.$B$8]" table:style-name="ce9">
            <text:p>0.117</text:p>
          </table:table-cell>
          <table:table-cell table:style-name="ce2"/>
          <table:table-cell office:value-type="float" office:value="4.5106E-2" table:formula="of:=[num_tjtwelf.$B$4]+[num_tjtwelf.$B$9]+[num_tjtwelf.$B$14]+[num_tjtwelf.$B$19]+[num_tjtwelf.$B$29]+[num_tjtwelf.$B$34]" table:style-name="ce9">
            <text:p>0.045</text:p>
          </table:table-cell>
          <table:table-cell office:value-type="float" office:value="1.0999999999999999E-2" table:formula="of:=[num_twelf.$B$5]+[num_twelf.$B$6]+[num_twelf.$B$7]" table:style-name="ce9">
            <text:p>0.011</text:p>
          </table:table-cell>
          <table:table-cell office:value-type="float" office:value="2.2924E-2" table:formula="of:=[num_tjtwelf.$B$4]+[num_tjtwelf.$B$9]+[num_tjtwelf.$B$14]+[num_tjtwelf.$B$19]+[num_tjtwelf.$B$29]" table:style-name="ce9">
            <text:p>0.023</text:p>
          </table:table-cell>
          <table:table-cell office:value-type="float" office:value="0.38552136752136756" table:formula="of:=[.E26]/[.C26]" table:style-name="ce1">
            <text:p>0.385521368</text:p>
          </table:table-cell>
          <table:table-cell office:value-type="float" office:value="2.0840000000000001" table:formula="of:=[.G26]/[.F26]" table:style-name="ce1">
            <text:p>2.084</text:p>
          </table:table-cell>
          <table:table-cell office:value-type="float" office:value="5.0000000000000001E-3" table:formula="of:=[num_twelf.$E$7]" table:style-name="ce1">
            <text:p>0.005</text:p>
          </table:table-cell>
          <table:table-cell office:value-type="float" office:value="4.2735042735042736E-2" table:formula="of:=[.J26]/[.C26]" table:style-name="ce1">
            <text:p>0.042735043</text:p>
          </table:table-cell>
          <table:table-cell table:number-columns-repeated="3" table:style-name="ce1"/>
          <table:table-cell office:value-type="float" office:value="32" table:style-name="ce10">
            <text:p>32</text:p>
          </table:table-cell>
          <table:table-cell office:value-type="float" office:value="0.33308500000000002" table:formula="of:=[num_tjtwelf.B39]" table:style-name="ce11">
            <text:p>0.333085</text:p>
          </table:table-cell>
          <table:table-cell office:value-type="float" office:value="6.4479999999999997E-3" table:formula="of:=[num_tjtwelf.B44]" table:style-name="ce11">
            <text:p>0.006448</text:p>
          </table:table-cell>
          <table:table-cell office:value-type="float" office:value="5.1859999999999996E-3" table:formula="of:=[num_tjtwelf.B49]" table:style-name="ce11">
            <text:p>0.005186</text:p>
          </table:table-cell>
          <table:table-cell office:value-type="float" office:value="8.0540000000000004E-3" table:formula="of:=[num_tjtwelf.B19]" table:style-name="ce11">
            <text:p>0.008054</text:p>
          </table:table-cell>
          <table:table-cell table:number-columns-repeated="16365"/>
        </table:table-row>
        <table:table-row table:style-name="ro3">
          <table:table-cell office:value-type="float" office:value="64" table:style-name="ce10">
            <text:p>64</text:p>
          </table:table-cell>
          <table:table-cell table:style-name="ce2"/>
          <table:table-cell office:value-type="float" office:value="0.45200000000000001" table:formula="of:=[num_twelf.$B$10]+[num_twelf.$B$11]+[num_twelf.$B$12]+[num_twelf.$B$13]" table:style-name="ce9">
            <text:p>0.452</text:p>
          </table:table-cell>
          <table:table-cell table:style-name="ce2"/>
          <table:table-cell office:value-type="float" office:value="0.136239" table:formula="of:=[num_tjtwelf.$B$5]+[num_tjtwelf.$B$10]+[num_tjtwelf.$B$15]+[num_tjtwelf.$B$20]+[num_tjtwelf.$B$30]+[num_tjtwelf.$B$35]" table:style-name="ce9">
            <text:p>0.136</text:p>
          </table:table-cell>
          <table:table-cell office:value-type="float" office:value="4.8000000000000001E-2" table:formula="of:=[num_twelf.$B$10]+[num_twelf.$B$11]+[num_twelf.$B$12]" table:style-name="ce9">
            <text:p>0.048</text:p>
          </table:table-cell>
          <table:table-cell office:value-type="float" office:value="4.5931E-2" table:formula="of:=[num_tjtwelf.$B$5]+[num_tjtwelf.$B$10]+[num_tjtwelf.$B$15]+[num_tjtwelf.$B$20]+[num_tjtwelf.$B$30]" table:style-name="ce9">
            <text:p>0.046</text:p>
          </table:table-cell>
          <table:table-cell office:value-type="float" office:value="0.30141371681415929" table:formula="of:=[.E27]/[.C27]" table:style-name="ce1">
            <text:p>0.301413717</text:p>
          </table:table-cell>
          <table:table-cell office:value-type="float" office:value="0.95689583333333328" table:formula="of:=[.G27]/[.F27]" table:style-name="ce1">
            <text:p>0.956895833</text:p>
          </table:table-cell>
          <table:table-cell office:value-type="float" office:value="3.1E-2" table:formula="of:=[num_twelf.$E$12]" table:style-name="ce1">
            <text:p>0.031</text:p>
          </table:table-cell>
          <table:table-cell office:value-type="float" office:value="6.8584070796460173E-2" table:formula="of:=[.J27]/[.C27]" table:style-name="ce1">
            <text:p>0.068584071</text:p>
          </table:table-cell>
          <table:table-cell table:number-columns-repeated="3" table:style-name="ce1"/>
          <table:table-cell office:value-type="float" office:value="64" table:style-name="ce10">
            <text:p>64</text:p>
          </table:table-cell>
          <table:table-cell office:value-type="float" office:value="2.7396159999999998" table:formula="of:=[num_tjtwelf.B40]" table:style-name="ce11">
            <text:p>2.739616</text:p>
          </table:table-cell>
          <table:table-cell office:value-type="float" office:value="8.4200000000000004E-3" table:formula="of:=[num_tjtwelf.B45]" table:style-name="ce11">
            <text:p>0.008420</text:p>
          </table:table-cell>
          <table:table-cell office:value-type="float" office:value="7.8480000000000008E-3" table:formula="of:=[num_tjtwelf.B50]" table:style-name="ce11">
            <text:p>0.007848</text:p>
          </table:table-cell>
          <table:table-cell office:value-type="float" office:value="6.8630000000000002E-3" table:formula="of:=[num_tjtwelf.B20]" table:style-name="ce11">
            <text:p>0.006863</text:p>
          </table:table-cell>
          <table:table-cell table:number-columns-repeated="16365"/>
        </table:table-row>
        <table:table-row table:style-name="ro3">
          <table:table-cell office:value-type="float" office:value="124" table:style-name="ce10">
            <text:p>124</text:p>
          </table:table-cell>
          <table:table-cell table:style-name="ce2"/>
          <table:table-cell office:value-type="float" office:value="4.7380000000000004" table:formula="of:=[num_twelf.$B$15]+[num_twelf.$B$16]+[num_twelf.$B$17]+[num_twelf.$B$18]" table:style-name="ce9">
            <text:p>4.738</text:p>
          </table:table-cell>
          <table:table-cell table:style-name="ce2"/>
          <table:table-cell office:value-type="float" office:value="0.52169899999999991" table:formula="of:=[num_tjtwelf.$B$6]+[num_tjtwelf.$B$11]+[num_tjtwelf.$B$16]+[num_tjtwelf.$B$21]+[num_tjtwelf.$B$31]+[num_tjtwelf.$B$36]" table:style-name="ce9">
            <text:p>0.522</text:p>
          </table:table-cell>
          <table:table-cell office:value-type="float" office:value="0.158" table:formula="of:=[num_twelf.$B$15]+[num_twelf.$B$16]+[num_twelf.$B$17]" table:style-name="ce9">
            <text:p>0.158</text:p>
          </table:table-cell>
          <table:table-cell office:value-type="float" office:value="0.17704599999999998" table:formula="of:=[num_tjtwelf.$B$6]+[num_tjtwelf.$B$11]+[num_tjtwelf.$B$16]+[num_tjtwelf.$B$21]+[num_tjtwelf.$B$31]" table:style-name="ce9">
            <text:p>0.177</text:p>
          </table:table-cell>
          <table:table-cell office:value-type="float" office:value="0.11010953989024902" table:formula="of:=[.E28]/[.C28]" table:style-name="ce1">
            <text:p>0.11010954</text:p>
          </table:table-cell>
          <table:table-cell office:value-type="float" office:value="1.1205443037974683" table:formula="of:=[.G28]/[.F28]" table:style-name="ce1">
            <text:p>1.120544304</text:p>
          </table:table-cell>
          <table:table-cell office:value-type="float" office:value="9.4E-2" table:formula="of:=[num_twelf.$E$17]" table:style-name="ce1">
            <text:p>0.094</text:p>
          </table:table-cell>
          <table:table-cell office:value-type="float" office:value="1.9839594765723931E-2" table:formula="of:=[.J28]/[.C28]" table:style-name="ce1">
            <text:p>0.019839595</text:p>
          </table:table-cell>
          <table:table-cell table:number-columns-repeated="3" table:style-name="ce1"/>
          <table:table-cell office:value-type="float" office:value="124" table:style-name="ce10">
            <text:p>124</text:p>
          </table:table-cell>
          <table:table-cell office:value-type="float" office:value="22.160736" table:formula="of:=[num_tjtwelf.B41]" table:style-name="ce11">
            <text:p>22.160736</text:p>
          </table:table-cell>
          <table:table-cell office:value-type="float" office:value="3.2092000000000002E-2" table:formula="of:=[num_tjtwelf.B46]" table:style-name="ce11">
            <text:p>0.032092</text:p>
          </table:table-cell>
          <table:table-cell office:value-type="float" office:value="3.0925000000000001E-2" table:formula="of:=[num_tjtwelf.B51]" table:style-name="ce11">
            <text:p>0.030925</text:p>
          </table:table-cell>
          <table:table-cell office:value-type="float" office:value="2.7109999999999999E-2" table:formula="of:=[num_tjtwelf.B21]" table:style-name="ce11">
            <text:p>0.027110</text:p>
          </table:table-cell>
          <table:table-cell table:number-columns-repeated="16365"/>
        </table:table-row>
        <table:table-row table:style-name="ro3">
          <table:table-cell office:value-type="float" office:value="256" table:style-name="ce10">
            <text:p>256</text:p>
          </table:table-cell>
          <table:table-cell table:style-name="ce2"/>
          <table:table-cell office:value-type="float" office:value="10.036" table:formula="of:=[num_twelf.$B$20]+[num_twelf.$B$21]+[num_twelf.$B$22]+[num_twelf.$B$23]" table:style-name="ce9">
            <text:p>10.036</text:p>
          </table:table-cell>
          <table:table-cell table:style-name="ce2"/>
          <table:table-cell office:value-type="float" office:value="2.2608470000000001" table:formula="of:=[num_tjtwelf.$B$7]+[num_tjtwelf.$B$12]+[num_tjtwelf.$B$17]+[num_tjtwelf.$B$22]+[num_tjtwelf.$B$32]+[num_tjtwelf.$B$37]" table:style-name="ce9">
            <text:p>2.261</text:p>
          </table:table-cell>
          <table:table-cell office:value-type="float" office:value="0.46400000000000002" table:formula="of:=[num_twelf.$B$20]+[num_twelf.$B$21]+[num_twelf.$B$22]" table:style-name="ce9">
            <text:p>0.464</text:p>
          </table:table-cell>
          <table:table-cell office:value-type="float" office:value="0.75241999999999998" table:formula="of:=[num_tjtwelf.$B$7]+[num_tjtwelf.$B$12]+[num_tjtwelf.$B$17]+[num_tjtwelf.$B$22]+[num_tjtwelf.$B$32]" table:style-name="ce9">
            <text:p>0.752</text:p>
          </table:table-cell>
          <table:table-cell office:value-type="float" office:value="0.22527371462734158" table:formula="of:=[.E29]/[.C29]" table:style-name="ce1">
            <text:p>0.225273715</text:p>
          </table:table-cell>
          <table:table-cell office:value-type="float" office:value="1.6215948275862069" table:formula="of:=[.G29]/[.F29]" table:style-name="ce1">
            <text:p>1.621594828</text:p>
          </table:table-cell>
          <table:table-cell office:value-type="float" office:value="0.22500000000000001" table:formula="of:=[num_twelf.$E$22]" table:style-name="ce1">
            <text:p>0.225</text:p>
          </table:table-cell>
          <table:table-cell office:value-type="float" office:value="2.2419290554005582E-2" table:formula="of:=[.J29]/[.C29]" table:style-name="ce1">
            <text:p>0.022419291</text:p>
          </table:table-cell>
          <table:table-cell table:number-columns-repeated="3" table:style-name="ce1"/>
          <table:table-cell office:value-type="float" office:value="256" table:style-name="ce10">
            <text:p>256</text:p>
          </table:table-cell>
          <table:table-cell office:value-type="float" office:value="178.24874700000001" table:formula="of:=[num_tjtwelf.B42]" table:style-name="ce11">
            <text:p>178.248747</text:p>
          </table:table-cell>
          <table:table-cell office:value-type="float" office:value="0.12556100000000001" table:formula="of:=[num_tjtwelf.B47]" table:style-name="ce11">
            <text:p>0.125561</text:p>
          </table:table-cell>
          <table:table-cell office:value-type="float" office:value="0.12578700000000001" table:formula="of:=[num_tjtwelf.B52]" table:style-name="ce11">
            <text:p>0.125787</text:p>
          </table:table-cell>
          <table:table-cell office:value-type="float" office:value="0.108587" table:formula="of:=[num_tjtwelf.B22]" table:style-name="ce11">
            <text:p>0.108587</text:p>
          </table:table-cell>
          <table:table-cell table:number-columns-repeated="16365"/>
        </table:table-row>
        <table:table-row table:style-name="ro3">
          <table:table-cell office:value-type="float" office:value="512" table:style-name="ce12">
            <text:p>512</text:p>
          </table:table-cell>
          <table:table-cell office:value-type="string" table:style-name="ce13">
            <text:p>overflow on print</text:p>
          </table:table-cell>
          <table:table-cell office:value-type="string" table:style-name="ce15">
            <text:p>Stack Overflow</text:p>
          </table:table-cell>
          <table:table-cell table:style-name="ce13"/>
          <table:table-cell office:value-type="float" office:value="9.6719989999999996" table:formula="of:=[num_tjtwelf.$B$8]+[num_tjtwelf.$B$13]+[num_tjtwelf.$B$18]+[num_tjtwelf.$B$23]+[num_tjtwelf.$B$33]+[num_tjtwelf.$B$38]" table:style-name="ce14">
            <text:p>9.672</text:p>
          </table:table-cell>
          <table:table-cell office:value-type="float" office:value="1.8339999999999999" table:formula="of:=[num_twelf.$B$25]+[num_twelf.$B$26]+[num_twelf.$B$27]" table:style-name="ce15">
            <text:p>1.834</text:p>
          </table:table-cell>
          <table:table-cell office:value-type="float" office:value="2.9086559999999997" table:formula="of:=[num_tjtwelf.$B$8]+[num_tjtwelf.$B$13]+[num_tjtwelf.$B$18]+[num_tjtwelf.$B$23]+[num_tjtwelf.$B$33]" table:style-name="ce14">
            <text:p>2.909</text:p>
          </table:table-cell>
          <table:table-cell office:value-type="float" office:value="0" table:formula="of:=[.E30]/[.C30]" table:style-name="ce1">
            <text:p>#VALUE!</text:p>
          </table:table-cell>
          <table:table-cell office:value-type="float" office:value="1.5859629225736096" table:formula="of:=[.G30]/[.F30]" table:style-name="ce1">
            <text:p>1.585962923</text:p>
          </table:table-cell>
          <table:table-cell office:value-type="float" office:value="3.6339999999999999" table:formula="of:=[num_twelf.$E$27]" table:style-name="ce1">
            <text:p>3.634</text:p>
          </table:table-cell>
          <table:table-cell office:value-type="float" office:value="0" table:formula="of:=[.J30]/[.C30]" table:style-name="ce1">
            <text:p>#VALUE!</text:p>
          </table:table-cell>
          <table:table-cell table:number-columns-repeated="3" table:style-name="ce1"/>
          <table:table-cell office:value-type="float" office:value="512" table:style-name="ce12">
            <text:p>512</text:p>
          </table:table-cell>
          <table:table-cell office:value-type="string" office:string-value="overflow" table:formula="of:=[num_tjtwelf.B43]" table:style-name="ce11">
            <text:p>overflow</text:p>
          </table:table-cell>
          <table:table-cell office:value-type="float" office:value="0.49852800000000003" table:formula="of:=[num_tjtwelf.B48]" table:style-name="ce11">
            <text:p>0.498528</text:p>
          </table:table-cell>
          <table:table-cell office:value-type="float" office:value="0.49197800000000003" table:formula="of:=[num_tjtwelf.B53]" table:style-name="ce11">
            <text:p>0.491978</text:p>
          </table:table-cell>
          <table:table-cell office:value-type="float" office:value="0.43271500000000002" table:formula="of:=[num_tjtwelf.B23]" table:style-name="ce11">
            <text:p>0.43271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perm</text:p>
          </table:table-cell>
          <table:table-cell office:value-type="float" office:value="4.0000000000000001E-3" table:formula="of:=[perm_twelf.B2]+[perm_twelf.B3]" table:style-name="ce2">
            <text:p>0.004</text:p>
          </table:table-cell>
          <table:table-cell table:style-name="ce9"/>
          <table:table-cell office:value-type="float" office:value="1.0013000000000001E-2" table:formula="of:=[perm_tjtwelf.B1]+[perm_tjtwelf.B2]+[perm_tjtwelf.B3]" table:style-name="ce2">
            <text:p>0.010</text:p>
          </table:table-cell>
          <table:table-cell table:number-columns-repeated="3" table:style-name="ce9"/>
          <table:table-cell table:number-columns-repeated="7" table:style-name="ce1"/>
          <table:table-cell office:value-type="string" table:style-name="ce8">
            <text:p>perm</text:p>
          </table:table-cell>
          <table:table-cell table:number-columns-repeated="4" table:style-name="ce11"/>
          <table:table-cell table:number-columns-repeated="16365"/>
        </table:table-row>
        <table:table-row table:style-name="ro3">
          <table:table-cell office:value-type="float" office:value="10" table:style-name="ce10">
            <text:p>10</text:p>
          </table:table-cell>
          <table:table-cell table:style-name="ce2"/>
          <table:table-cell office:value-type="float" office:value="1.4E-2" table:formula="of:=[perm_twelf.$B$5]+[perm_twelf.$B$6]+[perm_twelf.$B$7]+[perm_twelf.$B$8]" table:style-name="ce9">
            <text:p>0.014</text:p>
          </table:table-cell>
          <table:table-cell table:style-name="ce2"/>
          <table:table-cell office:value-type="float" office:value="4.8510000000000003E-3" table:formula="of:=[perm_tjtwelf.$B$4]+[perm_tjtwelf.$B$9]+[perm_tjtwelf.$B$14]+[perm_tjtwelf.$B$19]+[perm_tjtwelf.$B$29]+[perm_tjtwelf.$B$34]" table:style-name="ce9">
            <text:p>0.005</text:p>
          </table:table-cell>
          <table:table-cell office:value-type="float" office:value="1.4E-2" table:formula="of:=[perm_twelf.$B$5]+[perm_twelf.$B$6]+[perm_twelf.$B$7]" table:style-name="ce9">
            <text:p>0.014</text:p>
          </table:table-cell>
          <table:table-cell office:value-type="float" office:value="4.8200000000000005E-3" table:formula="of:=[perm_tjtwelf.$B$4]+[perm_tjtwelf.$B$9]+[perm_tjtwelf.$B$14]+[perm_tjtwelf.$B$19]+[perm_tjtwelf.$B$29]" table:style-name="ce9">
            <text:p>0.005</text:p>
          </table:table-cell>
          <table:table-cell office:value-type="float" office:value="0.34650000000000003" table:formula="of:=[.E32]/[.C32]" table:style-name="ce1">
            <text:p>0.3465</text:p>
          </table:table-cell>
          <table:table-cell office:value-type="float" office:value="0.34428571428571431" table:formula="of:=[.G32]/[.F32]" table:style-name="ce1">
            <text:p>0.344285714</text:p>
          </table:table-cell>
          <table:table-cell office:value-type="float" office:value="5.0000000000000001E-3" table:formula="of:=[perm_twelf.$E$7]" table:style-name="ce1">
            <text:p>0.005</text:p>
          </table:table-cell>
          <table:table-cell office:value-type="float" office:value="0.35714285714285715" table:formula="of:=[.J32]/[.C32]" table:style-name="ce1">
            <text:p>0.357142857</text:p>
          </table:table-cell>
          <table:table-cell table:number-columns-repeated="3" table:style-name="ce1"/>
          <table:table-cell office:value-type="float" office:value="10" table:style-name="ce10">
            <text:p>10</text:p>
          </table:table-cell>
          <table:table-cell office:value-type="string" office:string-value="stack overflow" table:formula="of:=[perm_tjtwelf.B39]" table:style-name="ce11">
            <text:p>stack overflow</text:p>
          </table:table-cell>
          <table:table-cell office:value-type="float" office:value="2.3897000000000002E-2" table:formula="of:=[perm_tjtwelf.B44]" table:style-name="ce11">
            <text:p>0.023897</text:p>
          </table:table-cell>
          <table:table-cell office:value-type="float" office:value="9.3170000000000006E-3" table:formula="of:=[perm_tjtwelf.B49]" table:style-name="ce11">
            <text:p>0.009317</text:p>
          </table:table-cell>
          <table:table-cell office:value-type="float" office:value="4.6620000000000003E-3" table:formula="of:=[perm_tjtwelf.B19]" table:style-name="ce11">
            <text:p>0.004662</text:p>
          </table:table-cell>
          <table:table-cell table:number-columns-repeated="16365"/>
        </table:table-row>
        <table:table-row table:style-name="ro3">
          <table:table-cell office:value-type="float" office:value="20" table:style-name="ce10">
            <text:p>20</text:p>
          </table:table-cell>
          <table:table-cell table:style-name="ce2"/>
          <table:table-cell office:value-type="float" office:value="4.3999999999999997E-2" table:formula="of:=[perm_twelf.$B$10]+[perm_twelf.$B$11]+[perm_twelf.$B$12]+[perm_twelf.$B$13]" table:style-name="ce9">
            <text:p>0.044</text:p>
          </table:table-cell>
          <table:table-cell table:style-name="ce2"/>
          <table:table-cell office:value-type="float" office:value="3.2228000000000007E-2" table:formula="of:=[perm_tjtwelf.$B$5]+[perm_tjtwelf.$B$10]+[perm_tjtwelf.$B$15]+[perm_tjtwelf.$B$20]+[perm_tjtwelf.$B$30]+[perm_tjtwelf.$B$35]" table:style-name="ce9">
            <text:p>0.032</text:p>
          </table:table-cell>
          <table:table-cell office:value-type="float" office:value="4.3999999999999997E-2" table:formula="of:=[perm_twelf.$B$10]+[perm_twelf.$B$11]+[perm_twelf.$B$12]" table:style-name="ce9">
            <text:p>0.044</text:p>
          </table:table-cell>
          <table:table-cell office:value-type="float" office:value="3.2184000000000004E-2" table:formula="of:=[perm_tjtwelf.$B$5]+[perm_tjtwelf.$B$10]+[perm_tjtwelf.$B$15]+[perm_tjtwelf.$B$20]+[perm_tjtwelf.$B$30]" table:style-name="ce9">
            <text:p>0.032</text:p>
          </table:table-cell>
          <table:table-cell office:value-type="float" office:value="0.73245454545454569" table:formula="of:=[.E33]/[.C33]" table:style-name="ce1">
            <text:p>0.732454545</text:p>
          </table:table-cell>
          <table:table-cell office:value-type="float" office:value="0.73145454545454558" table:formula="of:=[.G33]/[.F33]" table:style-name="ce1">
            <text:p>0.731454545</text:p>
          </table:table-cell>
          <table:table-cell office:value-type="float" office:value="1.7999999999999999E-2" table:formula="of:=[perm_twelf.$E$12]" table:style-name="ce1">
            <text:p>0.018</text:p>
          </table:table-cell>
          <table:table-cell office:value-type="float" office:value="0.40909090909090906" table:formula="of:=[.J33]/[.C33]" table:style-name="ce1">
            <text:p>0.409090909</text:p>
          </table:table-cell>
          <table:table-cell table:number-columns-repeated="3" table:style-name="ce1"/>
          <table:table-cell office:value-type="float" office:value="20" table:style-name="ce10">
            <text:p>20</text:p>
          </table:table-cell>
          <table:table-cell office:value-type="string" office:string-value="stack overflow" table:formula="of:=[perm_tjtwelf.B40]" table:style-name="ce11">
            <text:p>stack overflow</text:p>
          </table:table-cell>
          <table:table-cell office:value-type="float" office:value="0.135547" table:formula="of:=[perm_tjtwelf.B45]" table:style-name="ce11">
            <text:p>0.135547</text:p>
          </table:table-cell>
          <table:table-cell office:value-type="float" office:value="6.1358999999999997E-2" table:formula="of:=[perm_tjtwelf.B50]" table:style-name="ce11">
            <text:p>0.061359</text:p>
          </table:table-cell>
          <table:table-cell office:value-type="float" office:value="3.1669000000000003E-2" table:formula="of:=[perm_tjtwelf.B20]" table:style-name="ce11">
            <text:p>0.031669</text:p>
          </table:table-cell>
          <table:table-cell table:number-columns-repeated="16365"/>
        </table:table-row>
        <table:table-row table:style-name="ro3">
          <table:table-cell office:value-type="float" office:value="30" table:style-name="ce10">
            <text:p>30</text:p>
          </table:table-cell>
          <table:table-cell table:style-name="ce2"/>
          <table:table-cell office:value-type="float" office:value="0.112" table:formula="of:=[perm_twelf.$B$15]+[perm_twelf.$B$16]+[perm_twelf.$B$17]+[perm_twelf.$B$18]" table:style-name="ce9">
            <text:p>0.112</text:p>
          </table:table-cell>
          <table:table-cell table:style-name="ce2"/>
          <table:table-cell office:value-type="float" office:value="0.116315" table:formula="of:=[perm_tjtwelf.$B$6]+[perm_tjtwelf.$B$11]+[perm_tjtwelf.$B$16]+[perm_tjtwelf.$B$21]+[perm_tjtwelf.$B$31]+[perm_tjtwelf.$B$36]" table:style-name="ce9">
            <text:p>0.116</text:p>
          </table:table-cell>
          <table:table-cell office:value-type="float" office:value="0.112" table:formula="of:=[perm_twelf.$B$15]+[perm_twelf.$B$16]+[perm_twelf.$B$17]" table:style-name="ce9">
            <text:p>0.112</text:p>
          </table:table-cell>
          <table:table-cell office:value-type="float" office:value="0.11627" table:formula="of:=[perm_tjtwelf.$B$6]+[perm_tjtwelf.$B$11]+[perm_tjtwelf.$B$16]+[perm_tjtwelf.$B$21]+[perm_tjtwelf.$B$31]" table:style-name="ce9">
            <text:p>0.116</text:p>
          </table:table-cell>
          <table:table-cell office:value-type="float" office:value="1.0385267857142857" table:formula="of:=[.E34]/[.C34]" table:style-name="ce1">
            <text:p>1.038526786</text:p>
          </table:table-cell>
          <table:table-cell office:value-type="float" office:value="1.038125" table:formula="of:=[.G34]/[.F34]" table:style-name="ce1">
            <text:p>1.038125</text:p>
          </table:table-cell>
          <table:table-cell office:value-type="float" office:value="3.7999999999999999E-2" table:formula="of:=[perm_twelf.$E$17]" table:style-name="ce1">
            <text:p>0.038</text:p>
          </table:table-cell>
          <table:table-cell office:value-type="float" office:value="0.33928571428571425" table:formula="of:=[.J34]/[.C34]" table:style-name="ce1">
            <text:p>0.339285714</text:p>
          </table:table-cell>
          <table:table-cell table:number-columns-repeated="3" table:style-name="ce1"/>
          <table:table-cell office:value-type="float" office:value="30" table:style-name="ce10">
            <text:p>30</text:p>
          </table:table-cell>
          <table:table-cell office:value-type="string" office:string-value="stack overflow" table:formula="of:=[perm_tjtwelf.B41]" table:style-name="ce11">
            <text:p>stack overflow</text:p>
          </table:table-cell>
          <table:table-cell office:value-type="float" office:value="0.43620700000000001" table:formula="of:=[perm_tjtwelf.B46]" table:style-name="ce11">
            <text:p>0.436207</text:p>
          </table:table-cell>
          <table:table-cell office:value-type="float" office:value="0.218776" table:formula="of:=[perm_tjtwelf.B51]" table:style-name="ce11">
            <text:p>0.218776</text:p>
          </table:table-cell>
          <table:table-cell office:value-type="float" office:value="0.115874" table:formula="of:=[perm_tjtwelf.B21]" table:style-name="ce11">
            <text:p>0.115874</text:p>
          </table:table-cell>
          <table:table-cell table:number-columns-repeated="16365"/>
        </table:table-row>
        <table:table-row table:style-name="ro3">
          <table:table-cell office:value-type="float" office:value="40" table:style-name="ce10">
            <text:p>40</text:p>
          </table:table-cell>
          <table:table-cell table:style-name="ce2"/>
          <table:table-cell office:value-type="float" office:value="0.20200000000000001" table:formula="of:=[perm_twelf.$B$20]+[perm_twelf.$B$21]+[perm_twelf.$B$22]+[perm_twelf.$B$23]" table:style-name="ce9">
            <text:p>0.202</text:p>
          </table:table-cell>
          <table:table-cell table:style-name="ce2"/>
          <table:table-cell office:value-type="float" office:value="0.31003999999999993" table:formula="of:=[perm_tjtwelf.$B$7]+[perm_tjtwelf.$B$12]+[perm_tjtwelf.$B$17]+[perm_tjtwelf.$B$22]+[perm_tjtwelf.$B$32]+[perm_tjtwelf.$B$37]" table:style-name="ce9">
            <text:p>0.310</text:p>
          </table:table-cell>
          <table:table-cell office:value-type="float" office:value="0.20200000000000001" table:formula="of:=[perm_twelf.$B$20]+[perm_twelf.$B$21]+[perm_twelf.$B$22]" table:style-name="ce9">
            <text:p>0.202</text:p>
          </table:table-cell>
          <table:table-cell office:value-type="float" office:value="0.30997899999999995" table:formula="of:=[perm_tjtwelf.$B$7]+[perm_tjtwelf.$B$12]+[perm_tjtwelf.$B$17]+[perm_tjtwelf.$B$22]+[perm_tjtwelf.$B$32]" table:style-name="ce9">
            <text:p>0.310</text:p>
          </table:table-cell>
          <table:table-cell office:value-type="float" office:value="1.5348514851485144" table:formula="of:=[.E35]/[.C35]" table:style-name="ce1">
            <text:p>1.534851485</text:p>
          </table:table-cell>
          <table:table-cell office:value-type="float" office:value="1.5345495049504947" table:formula="of:=[.G35]/[.F35]" table:style-name="ce1">
            <text:p>1.534549505</text:p>
          </table:table-cell>
          <table:table-cell office:value-type="float" office:value="4.2000000000000003E-2" table:formula="of:=[perm_twelf.$E$22]" table:style-name="ce1">
            <text:p>0.042</text:p>
          </table:table-cell>
          <table:table-cell office:value-type="float" office:value="0.20792079207920791" table:formula="of:=[.J35]/[.C35]" table:style-name="ce1">
            <text:p>0.207920792</text:p>
          </table:table-cell>
          <table:table-cell table:number-columns-repeated="3" table:style-name="ce1"/>
          <table:table-cell office:value-type="float" office:value="40" table:style-name="ce10">
            <text:p>40</text:p>
          </table:table-cell>
          <table:table-cell office:value-type="string" office:string-value="stack overflow" table:formula="of:=[perm_tjtwelf.B42]" table:style-name="ce11">
            <text:p>stack overflow</text:p>
          </table:table-cell>
          <table:table-cell office:value-type="float" office:value="1.056683" table:formula="of:=[perm_tjtwelf.B47]" table:style-name="ce11">
            <text:p>1.056683</text:p>
          </table:table-cell>
          <table:table-cell office:value-type="float" office:value="0.57860900000000004" table:formula="of:=[perm_tjtwelf.B52]" table:style-name="ce11">
            <text:p>0.578609</text:p>
          </table:table-cell>
          <table:table-cell office:value-type="float" office:value="0.30965999999999999" table:formula="of:=[perm_tjtwelf.B22]" table:style-name="ce11">
            <text:p>0.309660</text:p>
          </table:table-cell>
          <table:table-cell table:number-columns-repeated="16365"/>
        </table:table-row>
        <table:table-row table:style-name="ro3">
          <table:table-cell office:value-type="float" office:value="50" table:style-name="ce12">
            <text:p>50</text:p>
          </table:table-cell>
          <table:table-cell table:style-name="ce13"/>
          <table:table-cell office:value-type="float" office:value="0.34300000000000003" table:formula="of:=[perm_twelf.$B$25]+[perm_twelf.$B$26]+[perm_twelf.$B$27]+[perm_twelf.$B$28]" table:style-name="ce14">
            <text:p>0.343</text:p>
          </table:table-cell>
          <table:table-cell table:style-name="ce13"/>
          <table:table-cell office:value-type="float" office:value="0.68715700000000002" table:formula="of:=[perm_tjtwelf.$B$8]+[perm_tjtwelf.$B$13]+[perm_tjtwelf.$B$18]+[perm_tjtwelf.$B$23]+[perm_tjtwelf.$B$33]+[perm_tjtwelf.$B$38]" table:style-name="ce14">
            <text:p>0.687</text:p>
          </table:table-cell>
          <table:table-cell office:value-type="float" office:value="0.34300000000000003" table:formula="of:=[perm_twelf.$B$25]+[perm_twelf.$B$26]+[perm_twelf.$B$27]" table:style-name="ce14">
            <text:p>0.343</text:p>
          </table:table-cell>
          <table:table-cell office:value-type="float" office:value="0.687083" table:formula="of:=[perm_tjtwelf.$B$8]+[perm_tjtwelf.$B$13]+[perm_tjtwelf.$B$18]+[perm_tjtwelf.$B$23]+[perm_tjtwelf.$B$33]" table:style-name="ce14">
            <text:p>0.687</text:p>
          </table:table-cell>
          <table:table-cell office:value-type="float" office:value="2.0033731778425654" table:formula="of:=[.E36]/[.C36]" table:style-name="ce1">
            <text:p>2.003373178</text:p>
          </table:table-cell>
          <table:table-cell office:value-type="float" office:value="2.0031574344023322" table:formula="of:=[.G36]/[.F36]" table:style-name="ce1">
            <text:p>2.003157434</text:p>
          </table:table-cell>
          <table:table-cell office:value-type="float" office:value="6.6000000000000003E-2" table:formula="of:=[perm_twelf.$E$27]" table:style-name="ce1">
            <text:p>0.066</text:p>
          </table:table-cell>
          <table:table-cell office:value-type="float" office:value="0.1924198250728863" table:formula="of:=[.J36]/[.C36]" table:style-name="ce1">
            <text:p>0.192419825</text:p>
          </table:table-cell>
          <table:table-cell table:number-columns-repeated="3" table:style-name="ce1"/>
          <table:table-cell office:value-type="float" office:value="50" table:style-name="ce12">
            <text:p>50</text:p>
          </table:table-cell>
          <table:table-cell office:value-type="string" office:string-value="stack overflow" table:formula="of:=[perm_tjtwelf.B43]" table:style-name="ce11">
            <text:p>stack overflow</text:p>
          </table:table-cell>
          <table:table-cell office:value-type="float" office:value="2.1507040000000002" table:formula="of:=[perm_tjtwelf.B48]" table:style-name="ce11">
            <text:p>2.150704</text:p>
          </table:table-cell>
          <table:table-cell office:value-type="float" office:value="1.254526" table:formula="of:=[perm_tjtwelf.B53]" table:style-name="ce11">
            <text:p>1.254526</text:p>
          </table:table-cell>
          <table:table-cell office:value-type="float" office:value="0.68671599999999999" table:formula="of:=[perm_tjtwelf.B23]" table:style-name="ce11">
            <text:p>0.686716</text:p>
          </table:table-cell>
          <table:table-cell table:number-columns-repeated="16365"/>
        </table:table-row>
        <table:table-row table:number-rows-repeated="1048540" table:style-name="ro3">
          <table:table-cell table:number-columns-repeated="16384"/>
        </table:table-row>
      </table:table>
      <table:table table:name="Zach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1" table:number-columns-repeated="16375" table:default-cell-style-name="ce1"/>
        <table:table-row table:style-name="ro4">
          <table:table-cell office:value-type="string" table:style-name="ce3">
            <text:p>example name</text:p>
          </table:table-cell>
          <table:table-cell office:value-type="string" table:style-name="ce18">
            <text:p>original</text:p>
          </table:table-cell>
          <table:table-cell office:value-type="string" table:style-name="ce18">
            <text:p>simplified</text:p>
          </table:table-cell>
          <table:table-cell office:value-type="string" table:style-name="ce18">
            <text:p>tjtwelf</text:p>
          </table:table-cell>
          <table:table-cell office:value-type="string" table:style-name="ce18">
            <text:p>optimized</text:p>
          </table:table-cell>
          <table:table-cell office:value-type="string" table:style-name="ce18">
            <text:p>tjtwelf</text:p>
          </table:table-cell>
          <table:table-cell office:value-type="string" table:style-name="ce18">
            <text:p>opt+type</text:p>
          </table:table-cell>
          <table:table-cell office:value-type="string" table:style-name="ce18">
            <text:p>tjtwelf</text:p>
          </table:table-cell>
          <table:table-cell office:value-type="string" table:style-name="ce18">
            <text:p>opt+type+index</text:p>
          </table:table-cell>
          <table:table-cell office:value-type="string" table:style-name="ce18">
            <text:p>tjtwelf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reverse</text:p>
          </table:table-cell>
          <table:table-cell table:number-columns-repeated="16383" table:style-name="ce1"/>
        </table:table-row>
        <table:table-row table:style-name="ro3">
          <table:table-cell office:value-type="float" office:value="10" table:style-name="ce10">
            <text:p>10</text:p>
          </table:table-cell>
          <table:table-cell office:value-type="float" office:value="3.2400000000000001E-4" table:style-name="ce1">
            <text:p>0.000324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3.3199999999999999E-4" table:formula="of:=[reverse_tjtwelf.B60]" table:style-name="ce1">
            <text:p>0.000332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1.3799999999999999E-4" table:formula="of:=[reverse_tjtwelf.B68]" table:style-name="ce1">
            <text:p>0.000138</text:p>
          </table:table-cell>
          <table:table-cell office:value-type="float" office:value="1.08E-4" table:style-name="ce1">
            <text:p>0.000108</text:p>
          </table:table-cell>
          <table:table-cell office:value-type="float" office:value="1.0900000000000001E-4" table:formula="of:=[reverse_tjtwelf.B76]" table:style-name="ce1">
            <text:p>0.000109</text:p>
          </table:table-cell>
          <table:table-cell office:value-type="float" office:value="8.5000000000000006E-5" table:style-name="ce1">
            <text:p>0.000085</text:p>
          </table:table-cell>
          <table:table-cell office:value-type="float" office:value="8.8999999999999995E-5" table:formula="of:=[reverse_tjtwelf.B28]" table:style-name="ce1">
            <text:p>0.000089</text:p>
          </table:table-cell>
          <table:table-cell table:number-columns-repeated="16374"/>
        </table:table-row>
        <table:table-row table:style-name="ro3">
          <table:table-cell office:value-type="float" office:value="20" table:style-name="ce10">
            <text:p>20</text:p>
          </table:table-cell>
          <table:table-cell office:value-type="float" office:value="1.7309999999999999E-3" table:style-name="ce1">
            <text:p>0.001731</text:p>
          </table:table-cell>
          <table:table-cell office:value-type="float" office:value="1.794E-3" table:style-name="ce1">
            <text:p>0.001794</text:p>
          </table:table-cell>
          <table:table-cell office:value-type="float" office:value="1.807E-3" table:formula="of:=[reverse_tjtwelf.B61]" table:style-name="ce1">
            <text:p>0.001807</text:p>
          </table:table-cell>
          <table:table-cell office:value-type="float" office:value="2.1689999999999999E-3" table:style-name="ce1">
            <text:p>0.002169</text:p>
          </table:table-cell>
          <table:table-cell office:value-type="float" office:value="5.2099999999999998E-4" table:formula="of:=[reverse_tjtwelf.B69]" table:style-name="ce1">
            <text:p>0.00052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4.2900000000000002E-4" table:formula="of:=[reverse_tjtwelf.B77]" table:style-name="ce1">
            <text:p>0.000429</text:p>
          </table:table-cell>
          <table:table-cell office:value-type="float" office:value="3.5399999999999999E-4" table:style-name="ce1">
            <text:p>0.000354</text:p>
          </table:table-cell>
          <table:table-cell office:value-type="float" office:value="3.6900000000000002E-4" table:formula="of:=[reverse_tjtwelf.B29]" table:style-name="ce1">
            <text:p>0.000369</text:p>
          </table:table-cell>
          <table:table-cell table:number-columns-repeated="16374"/>
        </table:table-row>
        <table:table-row table:style-name="ro3">
          <table:table-cell office:value-type="float" office:value="30" table:style-name="ce10">
            <text:p>30</text:p>
          </table:table-cell>
          <table:table-cell office:value-type="float" office:value="4.993E-3" table:style-name="ce1">
            <text:p>0.004993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5.1250000000000002E-3" table:formula="of:=[reverse_tjtwelf.B62]" table:style-name="ce1">
            <text:p>0.005125</text:p>
          </table:table-cell>
          <table:table-cell office:value-type="float" office:value="2.7629999999999998E-3" table:style-name="ce1">
            <text:p>0.002763</text:p>
          </table:table-cell>
          <table:table-cell office:value-type="float" office:value="1.335E-3" table:formula="of:=[reverse_tjtwelf.B70]" table:style-name="ce1">
            <text:p>0.001335</text:p>
          </table:table-cell>
          <table:table-cell office:value-type="float" office:value="1.14E-3" table:style-name="ce1">
            <text:p>0.00114</text:p>
          </table:table-cell>
          <table:table-cell office:value-type="float" office:value="1.1490000000000001E-3" table:formula="of:=[reverse_tjtwelf.B78]" table:style-name="ce1">
            <text:p>0.001149</text:p>
          </table:table-cell>
          <table:table-cell office:value-type="float" office:value="9.0700000000000004E-4" table:style-name="ce1">
            <text:p>0.000907</text:p>
          </table:table-cell>
          <table:table-cell office:value-type="float" office:value="9.8400000000000007E-4" table:formula="of:=[reverse_tjtwelf.B30]" table:style-name="ce1">
            <text:p>0.000984</text:p>
          </table:table-cell>
          <table:table-cell table:number-columns-repeated="16374"/>
        </table:table-row>
        <table:table-row table:style-name="ro3">
          <table:table-cell office:value-type="float" office:value="40" table:style-name="ce10">
            <text:p>40</text:p>
          </table:table-cell>
          <table:table-cell office:value-type="float" office:value="1.0796E-2" table:style-name="ce1">
            <text:p>0.010796</text:p>
          </table:table-cell>
          <table:table-cell office:value-type="float" office:value="1.0931E-2" table:style-name="ce1">
            <text:p>0.010931</text:p>
          </table:table-cell>
          <table:table-cell office:value-type="float" office:value="1.1273E-2" table:formula="of:=[reverse_tjtwelf.B63]" table:style-name="ce1">
            <text:p>0.011273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2.5140000000000002E-3" table:formula="of:=[reverse_tjtwelf.B71]" table:style-name="ce1">
            <text:p>0.002514</text:p>
          </table:table-cell>
          <table:table-cell office:value-type="float" office:value="2.2859999999999998E-3" table:style-name="ce1">
            <text:p>0.002286</text:p>
          </table:table-cell>
          <table:table-cell office:value-type="float" office:value="2.2309999999999999E-3" table:formula="of:=[reverse_tjtwelf.B79]" table:style-name="ce1">
            <text:p>0.002231</text:p>
          </table:table-cell>
          <table:table-cell office:value-type="float" office:value="1.9680000000000001E-3" table:style-name="ce1">
            <text:p>0.001968</text:p>
          </table:table-cell>
          <table:table-cell office:value-type="float" office:value="2.081E-3" table:formula="of:=[reverse_tjtwelf.B31]" table:style-name="ce1">
            <text:p>0.002081</text:p>
          </table:table-cell>
          <table:table-cell table:number-columns-repeated="16374"/>
        </table:table-row>
        <table:table-row table:style-name="ro3">
          <table:table-cell office:value-type="float" office:value="50" table:style-name="ce10">
            <text:p>50</text:p>
          </table:table-cell>
          <table:table-cell office:value-type="float" office:value="2.0011999999999999E-2" table:style-name="ce1">
            <text:p>0.020012</text:p>
          </table:table-cell>
          <table:table-cell office:value-type="float" office:value="1.9962000000000001E-2" table:style-name="ce1">
            <text:p>0.019962</text:p>
          </table:table-cell>
          <table:table-cell office:value-type="float" office:value="2.0618000000000001E-2" table:formula="of:=[reverse_tjtwelf.B64]" table:style-name="ce1">
            <text:p>0.020618</text:p>
          </table:table-cell>
          <table:table-cell office:value-type="float" office:value="4.7169999999999998E-3" table:style-name="ce1">
            <text:p>0.004717</text:p>
          </table:table-cell>
          <table:table-cell office:value-type="float" office:value="4.4539999999999996E-3" table:formula="of:=[reverse_tjtwelf.B72]" table:style-name="ce1">
            <text:p>0.004454</text:p>
          </table:table-cell>
          <table:table-cell office:value-type="float" office:value="3.9240000000000004E-3" table:style-name="ce1">
            <text:p>0.003924</text:p>
          </table:table-cell>
          <table:table-cell office:value-type="float" office:value="3.9319999999999997E-3" table:formula="of:=[reverse_tjtwelf.B80]" table:style-name="ce1">
            <text:p>0.003932</text:p>
          </table:table-cell>
          <table:table-cell office:value-type="float" office:value="3.3779999999999999E-3" table:style-name="ce1">
            <text:p>0.003378</text:p>
          </table:table-cell>
          <table:table-cell office:value-type="float" office:value="3.8579999999999999E-3" table:formula="of:=[reverse_tjtwelf.B32]" table:style-name="ce1">
            <text:p>0.003858</text:p>
          </table:table-cell>
          <table:table-cell table:number-columns-repeated="16374"/>
        </table:table-row>
        <table:table-row table:style-name="ro3">
          <table:table-cell office:value-type="float" office:value="100" table:style-name="ce10">
            <text:p>100</text:p>
          </table:table-cell>
          <table:table-cell office:value-type="float" office:value="0.1439" table:style-name="ce1">
            <text:p>0.1439</text:p>
          </table:table-cell>
          <table:table-cell office:value-type="float" office:value="0.14357" table:style-name="ce1">
            <text:p>0.14357</text:p>
          </table:table-cell>
          <table:table-cell office:value-type="float" office:value="0.148643" table:formula="of:=[reverse_tjtwelf.B65]" table:style-name="ce1">
            <text:p>0.148643</text:p>
          </table:table-cell>
          <table:table-cell office:value-type="float" office:value="2.6433000000000002E-2" table:style-name="ce1">
            <text:p>0.026433</text:p>
          </table:table-cell>
          <table:table-cell office:value-type="float" office:value="2.6262000000000001E-2" table:formula="of:=[reverse_tjtwelf.B73]" table:style-name="ce1">
            <text:p>0.026262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2.4372999999999999E-2" table:formula="of:=[reverse_tjtwelf.B81]" table:style-name="ce1">
            <text:p>0.024373</text:p>
          </table:table-cell>
          <table:table-cell office:value-type="float" office:value="2.0801E-2" table:style-name="ce1">
            <text:p>0.020801</text:p>
          </table:table-cell>
          <table:table-cell office:value-type="float" office:value="2.5436E-2" table:formula="of:=[reverse_tjtwelf.B33]" table:style-name="ce1">
            <text:p>0.025436</text:p>
          </table:table-cell>
          <table:table-cell table:number-columns-repeated="16374"/>
        </table:table-row>
        <table:table-row table:style-name="ro3">
          <table:table-cell office:value-type="float" office:value="200" table:style-name="ce10">
            <text:p>200</text:p>
          </table:table-cell>
          <table:table-cell office:value-type="float" office:value="1.0770169999999999" table:style-name="ce1">
            <text:p>1.077017</text:p>
          </table:table-cell>
          <table:table-cell office:value-type="float" office:value="1.078063" table:style-name="ce1">
            <text:p>1.078063</text:p>
          </table:table-cell>
          <table:table-cell office:value-type="float" office:value="1.125483" table:formula="of:=[reverse_tjtwelf.B66]" table:style-name="ce1">
            <text:p>1.125483</text:p>
          </table:table-cell>
          <table:table-cell office:value-type="float" office:value="0.17460400000000001" table:style-name="ce1">
            <text:p>0.174604</text:p>
          </table:table-cell>
          <table:table-cell office:value-type="float" office:value="0.174758" table:formula="of:=[reverse_tjtwelf.B74]" table:style-name="ce1">
            <text:p>0.174758</text:p>
          </table:table-cell>
          <table:table-cell office:value-type="float" office:value="0.167211" table:style-name="ce1">
            <text:p>0.167211</text:p>
          </table:table-cell>
          <table:table-cell office:value-type="float" office:value="0.16736500000000001" table:formula="of:=[reverse_tjtwelf.B82]" table:style-name="ce1">
            <text:p>0.167365</text:p>
          </table:table-cell>
          <table:table-cell office:value-type="float" office:value="0.14385300000000001" table:style-name="ce1">
            <text:p>0.143853</text:p>
          </table:table-cell>
          <table:table-cell office:value-type="float" office:value="0.14253099999999999" table:formula="of:=[reverse_tjtwelf.B34]" table:style-name="ce1">
            <text:p>0.142531</text:p>
          </table:table-cell>
          <table:table-cell table:number-columns-repeated="16374"/>
        </table:table-row>
        <table:table-row table:style-name="ro3">
          <table:table-cell office:value-type="float" office:value="250" table:style-name="ce12">
            <text:p>250</text:p>
          </table:table-cell>
          <table:table-cell office:value-type="float" office:value="2.0829909999999998" table:style-name="ce1">
            <text:p>2.082991</text:p>
          </table:table-cell>
          <table:table-cell office:value-type="float" office:value="2.0873819999999998" table:style-name="ce1">
            <text:p>2.087382</text:p>
          </table:table-cell>
          <table:table-cell office:value-type="float" office:value="2.1722459999999999" table:formula="of:=[reverse_tjtwelf.B67]" table:style-name="ce1">
            <text:p>2.172246</text:p>
          </table:table-cell>
          <table:table-cell office:value-type="float" office:value="0.328399" table:style-name="ce1">
            <text:p>0.328399</text:p>
          </table:table-cell>
          <table:table-cell office:value-type="float" office:value="0.328069" table:formula="of:=[reverse_tjtwelf.B75]" table:style-name="ce1">
            <text:p>0.328069</text:p>
          </table:table-cell>
          <table:table-cell office:value-type="float" office:value="0.31342900000000001" table:style-name="ce1">
            <text:p>0.313429</text:p>
          </table:table-cell>
          <table:table-cell office:value-type="float" office:value="0.31048900000000001" table:formula="of:=[reverse_tjtwelf.B83]" table:style-name="ce1">
            <text:p>0.310489</text:p>
          </table:table-cell>
          <table:table-cell office:value-type="float" office:value="0.27059100000000003" table:style-name="ce1">
            <text:p>0.270591</text:p>
          </table:table-cell>
          <table:table-cell office:value-type="float" office:value="0.27055400000000002" table:formula="of:=[reverse_tjtwelf.B35]" table:style-name="ce1">
            <text:p>0.270554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miniml</text:p>
          </table:table-cell>
          <table:table-cell table:number-columns-repeated="16383" table:style-name="ce1"/>
        </table:table-row>
        <table:table-row table:style-name="ro3">
          <table:table-cell office:value-type="float" office:value="10" table:style-name="ce10">
            <text:p>10</text:p>
          </table:table-cell>
          <table:table-cell office:value-type="float" office:value="1.789E-3" table:style-name="ce1">
            <text:p>0.001789</text:p>
          </table:table-cell>
          <table:table-cell office:value-type="float" office:value="1.779E-3" table:style-name="ce1">
            <text:p>0.001779</text:p>
          </table:table-cell>
          <table:table-cell office:value-type="float" office:value="1.8779999999999999E-3" table:formula="of:=[miniml_tjtwelf.B53]" table:style-name="ce1">
            <text:p>0.001878</text:p>
          </table:table-cell>
          <table:table-cell office:value-type="float" office:value="9.0499999999999999E-4" table:style-name="ce1">
            <text:p>0.000905</text:p>
          </table:table-cell>
          <table:table-cell office:value-type="float" office:value="9.4200000000000002E-4" table:formula="of:=[miniml_tjtwelf.B60]" table:style-name="ce1">
            <text:p>0.000942</text:p>
          </table:table-cell>
          <table:table-cell office:value-type="float" office:value="6.5099999999999999E-4" table:style-name="ce1">
            <text:p>0.000651</text:p>
          </table:table-cell>
          <table:table-cell office:value-type="float" office:value="5.9299999999999999E-4" table:formula="of:=[miniml_tjtwelf.B67]" table:style-name="ce1">
            <text:p>0.000593</text:p>
          </table:table-cell>
          <table:table-cell office:value-type="float" office:value="4.2299999999999998E-4" table:style-name="ce1">
            <text:p>0.000423</text:p>
          </table:table-cell>
          <table:table-cell office:value-type="float" office:value="5.7499999999999999E-4" table:formula="of:=[miniml_tjtwelf.B25]" table:style-name="ce1">
            <text:p>0.000575</text:p>
          </table:table-cell>
          <table:table-cell table:number-columns-repeated="16374"/>
        </table:table-row>
        <table:table-row table:style-name="ro3">
          <table:table-cell office:value-type="float" office:value="20" table:style-name="ce10">
            <text:p>20</text:p>
          </table:table-cell>
          <table:table-cell office:value-type="float" office:value="5.4149999999999997E-3" table:style-name="ce1">
            <text:p>0.00541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9940000000000002E-3" table:formula="of:=[miniml_tjtwelf.B54]" table:style-name="ce1">
            <text:p>0.004994</text:p>
          </table:table-cell>
          <table:table-cell office:value-type="float" office:value="2.313E-3" table:style-name="ce1">
            <text:p>0.002313</text:p>
          </table:table-cell>
          <table:table-cell office:value-type="float" office:value="2.3960000000000001E-3" table:formula="of:=[miniml_tjtwelf.B61]" table:style-name="ce1">
            <text:p>0.002396</text:p>
          </table:table-cell>
          <table:table-cell office:value-type="float" office:value="1.6130000000000001E-3" table:style-name="ce1">
            <text:p>0.001613</text:p>
          </table:table-cell>
          <table:table-cell office:value-type="float" office:value="1.4530000000000001E-3" table:formula="of:=[miniml_tjtwelf.B68]" table:style-name="ce1">
            <text:p>0.001453</text:p>
          </table:table-cell>
          <table:table-cell office:value-type="float" office:value="4.3039999999999997E-3" table:style-name="ce1">
            <text:p>0.004304</text:p>
          </table:table-cell>
          <table:table-cell office:value-type="float" office:value="1.348E-3" table:formula="of:=[miniml_tjtwelf.B26]" table:style-name="ce1">
            <text:p>0.001348</text:p>
          </table:table-cell>
          <table:table-cell table:number-columns-repeated="16374"/>
        </table:table-row>
        <table:table-row table:style-name="ro3">
          <table:table-cell office:value-type="float" office:value="30" table:style-name="ce10">
            <text:p>30</text:p>
          </table:table-cell>
          <table:table-cell office:value-type="float" office:value="1.0555E-2" table:style-name="ce1">
            <text:p>0.010555</text:p>
          </table:table-cell>
          <table:table-cell office:value-type="float" office:value="1.0514000000000001E-2" table:style-name="ce1">
            <text:p>0.010514</text:p>
          </table:table-cell>
          <table:table-cell office:value-type="float" office:value="1.0595E-2" table:formula="of:=[miniml_tjtwelf.B55]" table:style-name="ce1">
            <text:p>0.010595</text:p>
          </table:table-cell>
          <table:table-cell office:value-type="float" office:value="4.4229999999999998E-3" table:style-name="ce1">
            <text:p>0.004423</text:p>
          </table:table-cell>
          <table:table-cell office:value-type="float" office:value="4.5040000000000002E-3" table:formula="of:=[miniml_tjtwelf.B62]" table:style-name="ce1">
            <text:p>0.004504</text:p>
          </table:table-cell>
          <table:table-cell office:value-type="float" office:value="3.0950000000000001E-3" table:style-name="ce1">
            <text:p>0.003095</text:p>
          </table:table-cell>
          <table:table-cell office:value-type="float" office:value="2.6940000000000002E-3" table:formula="of:=[miniml_tjtwelf.B69]" table:style-name="ce1">
            <text:p>0.002694</text:p>
          </table:table-cell>
          <table:table-cell office:value-type="float" office:value="5.731E-3" table:style-name="ce1">
            <text:p>0.005731</text:p>
          </table:table-cell>
          <table:table-cell office:value-type="float" office:value="2.5590000000000001E-3" table:formula="of:=[miniml_tjtwelf.B27]" table:style-name="ce1">
            <text:p>0.002559</text:p>
          </table:table-cell>
          <table:table-cell table:number-columns-repeated="16374"/>
        </table:table-row>
        <table:table-row table:style-name="ro3">
          <table:table-cell office:value-type="float" office:value="40" table:style-name="ce10">
            <text:p>40</text:p>
          </table:table-cell>
          <table:table-cell office:value-type="float" office:value="1.9406E-2" table:style-name="ce1">
            <text:p>0.019406</text:p>
          </table:table-cell>
          <table:table-cell office:value-type="float" office:value="1.9609000000000001E-2" table:style-name="ce1">
            <text:p>0.019609</text:p>
          </table:table-cell>
          <table:table-cell office:value-type="float" office:value="1.9439999999999999E-2" table:formula="of:=[miniml_tjtwelf.B56]" table:style-name="ce1">
            <text:p>0.01944</text:p>
          </table:table-cell>
          <table:table-cell office:value-type="float" office:value="7.4180000000000001E-3" table:style-name="ce1">
            <text:p>0.007418</text:p>
          </table:table-cell>
          <table:table-cell office:value-type="float" office:value="7.5490000000000002E-3" table:formula="of:=[miniml_tjtwelf.B63]" table:style-name="ce1">
            <text:p>0.007549</text:p>
          </table:table-cell>
          <table:table-cell office:value-type="float" office:value="5.2469999999999999E-3" table:style-name="ce1">
            <text:p>0.005247</text:p>
          </table:table-cell>
          <table:table-cell office:value-type="float" office:value="4.5230000000000001E-3" table:formula="of:=[miniml_tjtwelf.B70]" table:style-name="ce1">
            <text:p>0.004523</text:p>
          </table:table-cell>
          <table:table-cell office:value-type="float" office:value="6.6140000000000001E-3" table:style-name="ce1">
            <text:p>0.006614</text:p>
          </table:table-cell>
          <table:table-cell office:value-type="float" office:value="4.3350000000000003E-3" table:formula="of:=[miniml_tjtwelf.B28]" table:style-name="ce1">
            <text:p>0.004335</text:p>
          </table:table-cell>
          <table:table-cell table:number-columns-repeated="16374"/>
        </table:table-row>
        <table:table-row table:style-name="ro3">
          <table:table-cell office:value-type="float" office:value="50" table:style-name="ce10">
            <text:p>50</text:p>
          </table:table-cell>
          <table:table-cell office:value-type="float" office:value="3.1997999999999999E-2" table:style-name="ce1">
            <text:p>0.031998</text:p>
          </table:table-cell>
          <table:table-cell office:value-type="float" office:value="3.1925000000000002E-2" table:style-name="ce1">
            <text:p>0.031925</text:p>
          </table:table-cell>
          <table:table-cell office:value-type="float" office:value="3.1387999999999999E-2" table:formula="of:=[miniml_tjtwelf.B57]" table:style-name="ce1">
            <text:p>0.031388</text:p>
          </table:table-cell>
          <table:table-cell office:value-type="float" office:value="1.1374E-2" table:style-name="ce1">
            <text:p>0.011374</text:p>
          </table:table-cell>
          <table:table-cell office:value-type="float" office:value="1.1516E-2" table:formula="of:=[miniml_tjtwelf.B64]" table:style-name="ce1">
            <text:p>0.011516</text:p>
          </table:table-cell>
          <table:table-cell office:value-type="float" office:value="8.1910000000000004E-3" table:style-name="ce1">
            <text:p>0.008191</text:p>
          </table:table-cell>
          <table:table-cell office:value-type="float" office:value="7.084E-3" table:formula="of:=[miniml_tjtwelf.B71]" table:style-name="ce1">
            <text:p>0.007084</text:p>
          </table:table-cell>
          <table:table-cell office:value-type="float" office:value="1.0312999999999999E-2" table:style-name="ce1">
            <text:p>0.010313</text:p>
          </table:table-cell>
          <table:table-cell office:value-type="float" office:value="6.8300000000000001E-3" table:formula="of:=[miniml_tjtwelf.B29]" table:style-name="ce1">
            <text:p>0.00683</text:p>
          </table:table-cell>
          <table:table-cell table:number-columns-repeated="16374"/>
        </table:table-row>
        <table:table-row table:style-name="ro3">
          <table:table-cell office:value-type="float" office:value="100" table:style-name="ce10">
            <text:p>100</text:p>
          </table:table-cell>
          <table:table-cell office:value-type="float" office:value="0.18434200000000001" table:style-name="ce1">
            <text:p>0.184342</text:p>
          </table:table-cell>
          <table:table-cell office:value-type="float" office:value="0.182557" table:style-name="ce1">
            <text:p>0.182557</text:p>
          </table:table-cell>
          <table:table-cell office:value-type="float" office:value="0.18274199999999999" table:formula="of:=[miniml_tjtwelf.B58]" table:style-name="ce1">
            <text:p>0.182742</text:p>
          </table:table-cell>
          <table:table-cell office:value-type="float" office:value="5.0499000000000002E-2" table:style-name="ce1">
            <text:p>0.050499</text:p>
          </table:table-cell>
          <table:table-cell office:value-type="float" office:value="5.0576999999999997E-2" table:formula="of:=[miniml_tjtwelf.B65]" table:style-name="ce1">
            <text:p>0.050577</text:p>
          </table:table-cell>
          <table:table-cell office:value-type="float" office:value="3.4875999999999997E-2" table:style-name="ce1">
            <text:p>0.034876</text:p>
          </table:table-cell>
          <table:table-cell office:value-type="float" office:value="3.4860000000000002E-2" table:formula="of:=[miniml_tjtwelf.B72]" table:style-name="ce1">
            <text:p>0.03486</text:p>
          </table:table-cell>
          <table:table-cell office:value-type="float" office:value="3.1036999999999999E-2" table:style-name="ce1">
            <text:p>0.031037</text:p>
          </table:table-cell>
          <table:table-cell office:value-type="float" office:value="3.0986E-2" table:formula="of:=[miniml_tjtwelf.B30]" table:style-name="ce1">
            <text:p>0.030986</text:p>
          </table:table-cell>
          <table:table-cell table:number-columns-repeated="16374"/>
        </table:table-row>
        <table:table-row table:style-name="ro3">
          <table:table-cell office:value-type="float" office:value="200" table:style-name="ce12">
            <text:p>200</text:p>
          </table:table-cell>
          <table:table-cell office:value-type="float" office:value="1.2554069999999999" table:style-name="ce1">
            <text:p>1.255407</text:p>
          </table:table-cell>
          <table:table-cell office:value-type="float" office:value="1.256337" table:style-name="ce1">
            <text:p>1.256337</text:p>
          </table:table-cell>
          <table:table-cell office:value-type="float" office:value="1.239425" table:formula="of:=[miniml_tjtwelf.B59]" table:style-name="ce1">
            <text:p>1.239425</text:p>
          </table:table-cell>
          <table:table-cell office:value-type="float" office:value="0.27823199999999998" table:style-name="ce1">
            <text:p>0.278232</text:p>
          </table:table-cell>
          <table:table-cell office:value-type="float" office:value="0.27937800000000002" table:formula="of:=[miniml_tjtwelf.B66]" table:style-name="ce1">
            <text:p>0.279378</text:p>
          </table:table-cell>
          <table:table-cell office:value-type="float" office:value="0.21770400000000001" table:style-name="ce1">
            <text:p>0.217704</text:p>
          </table:table-cell>
          <table:table-cell office:value-type="float" office:value="0.21787300000000001" table:formula="of:=[miniml_tjtwelf.B73]" table:style-name="ce1">
            <text:p>0.217873</text:p>
          </table:table-cell>
          <table:table-cell office:value-type="float" office:value="0.188225" table:style-name="ce1">
            <text:p>0.188225</text:p>
          </table:table-cell>
          <table:table-cell office:value-type="float" office:value="0.18779699999999999" table:formula="of:=[miniml_tjtwelf.B31]" table:style-name="ce1">
            <text:p>0.187797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Miniml-typed</text:p>
          </table:table-cell>
          <table:table-cell table:number-columns-repeated="16383" table:style-name="ce1"/>
        </table:table-row>
        <table:table-row table:style-name="ro3">
          <table:table-cell office:value-type="float" office:value="50" table:style-name="ce10">
            <text:p>50</text:p>
          </table:table-cell>
          <table:table-cell office:value-type="float" office:value="8.5494000000000001E-2" table:style-name="ce1">
            <text:p>0.085494</text:p>
          </table:table-cell>
          <table:table-cell office:value-type="float" office:value="8.6795999999999998E-2" table:style-name="ce1">
            <text:p>0.086796</text:p>
          </table:table-cell>
          <table:table-cell office:value-type="float" office:value="8.7345000000000006E-2" table:formula="of:=[minimltyped_tjtwelf.B39]" table:style-name="ce1">
            <text:p>0.087345</text:p>
          </table:table-cell>
          <table:table-cell office:value-type="float" office:value="2.7990999999999999E-2" table:style-name="ce1">
            <text:p>0.027991</text:p>
          </table:table-cell>
          <table:table-cell office:value-type="float" office:value="2.8385000000000001E-2" table:formula="of:=[minimltyped_tjtwelf.B44]" table:style-name="ce1">
            <text:p>0.028385</text:p>
          </table:table-cell>
          <table:table-cell office:value-type="float" office:value="1.9101E-2" table:style-name="ce1">
            <text:p>0.019101</text:p>
          </table:table-cell>
          <table:table-cell office:value-type="float" office:value="1.7752E-2" table:formula="of:=[minimltyped_tjtwelf.B49]" table:style-name="ce1">
            <text:p>0.017752</text:p>
          </table:table-cell>
          <table:table-cell office:value-type="float" office:value="1.7121999999999998E-2" table:style-name="ce1">
            <text:p>0.017122</text:p>
          </table:table-cell>
          <table:table-cell office:value-type="float" office:value="4.8963E-2" table:formula="of:=[minimltyped_tjtwelf.B19]" table:style-name="ce1">
            <text:p>0.048963</text:p>
          </table:table-cell>
          <table:table-cell table:number-columns-repeated="16374"/>
        </table:table-row>
        <table:table-row table:style-name="ro3">
          <table:table-cell office:value-type="float" office:value="100" table:style-name="ce10">
            <text:p>100</text:p>
          </table:table-cell>
          <table:table-cell office:value-type="float" office:value="0.43047200000000002" table:style-name="ce1">
            <text:p>0.430472</text:p>
          </table:table-cell>
          <table:table-cell office:value-type="float" office:value="0.41466999999999998" table:style-name="ce1">
            <text:p>0.41467</text:p>
          </table:table-cell>
          <table:table-cell office:value-type="float" office:value="0.41644700000000001" table:formula="of:=[minimltyped_tjtwelf.B40]" table:style-name="ce1">
            <text:p>0.416447</text:p>
          </table:table-cell>
          <table:table-cell office:value-type="float" office:value="0.10459400000000001" table:style-name="ce1">
            <text:p>0.104594</text:p>
          </table:table-cell>
          <table:table-cell office:value-type="float" office:value="0.105119" table:formula="of:=[minimltyped_tjtwelf.B45]" table:style-name="ce1">
            <text:p>0.105119</text:p>
          </table:table-cell>
          <table:table-cell office:value-type="float" office:value="6.9144999999999998E-2" table:style-name="ce1">
            <text:p>0.069145</text:p>
          </table:table-cell>
          <table:table-cell office:value-type="float" office:value="7.0017999999999997E-2" table:formula="of:=[minimltyped_tjtwelf.B50]" table:style-name="ce1">
            <text:p>0.070018</text:p>
          </table:table-cell>
          <table:table-cell office:value-type="float" office:value="6.9545999999999997E-2" table:style-name="ce1">
            <text:p>0.069546</text:p>
          </table:table-cell>
          <table:table-cell office:value-type="float" office:value="7.2727E-2" table:formula="of:=[minimltyped_tjtwelf.B20]" table:style-name="ce1">
            <text:p>0.072727</text:p>
          </table:table-cell>
          <table:table-cell table:number-columns-repeated="16374"/>
        </table:table-row>
        <table:table-row table:style-name="ro3">
          <table:table-cell office:value-type="float" office:value="150" table:style-name="ce10">
            <text:p>150</text:p>
          </table:table-cell>
          <table:table-cell office:value-type="string" table:style-name="ce1">
            <text:p>heap overflow</text:p>
          </table:table-cell>
          <table:table-cell office:value-type="string" table:style-name="ce1">
            <text:p>heap overflow</text:p>
          </table:table-cell>
          <table:table-cell office:value-type="string" office:string-value="heap overflow" table:formula="of:=[minimltyped_tjtwelf.B41]" table:style-name="ce1">
            <text:p>heap overflow</text:p>
          </table:table-cell>
          <table:table-cell office:value-type="float" office:value="0.256382" table:style-name="ce1">
            <text:p>0.256382</text:p>
          </table:table-cell>
          <table:table-cell office:value-type="float" office:value="0.25484200000000001" table:formula="of:=[minimltyped_tjtwelf.B46]" table:style-name="ce1">
            <text:p>0.254842</text:p>
          </table:table-cell>
          <table:table-cell office:value-type="float" office:value="0.17999599999999999" table:style-name="ce1">
            <text:p>0.179996</text:p>
          </table:table-cell>
          <table:table-cell office:value-type="float" office:value="0.18104799999999999" table:formula="of:=[minimltyped_tjtwelf.B51]" table:style-name="ce1">
            <text:p>0.181048</text:p>
          </table:table-cell>
          <table:table-cell office:value-type="float" office:value="0.18010000000000001" table:style-name="ce1">
            <text:p>0.1801</text:p>
          </table:table-cell>
          <table:table-cell office:value-type="float" office:value="0.18267800000000001" table:formula="of:=[minimltyped_tjtwelf.B21]" table:style-name="ce1">
            <text:p>0.182678</text:p>
          </table:table-cell>
          <table:table-cell table:number-columns-repeated="16374"/>
        </table:table-row>
        <table:table-row table:style-name="ro3">
          <table:table-cell office:value-type="float" office:value="200" table:style-name="ce10">
            <text:p>200</text:p>
          </table:table-cell>
          <table:table-cell office:value-type="string" table:style-name="ce1">
            <text:p>heap overflow</text:p>
          </table:table-cell>
          <table:table-cell office:value-type="string" table:style-name="ce1">
            <text:p>heap overflow</text:p>
          </table:table-cell>
          <table:table-cell office:value-type="string" office:string-value="heap overflow" table:formula="of:=[minimltyped_tjtwelf.B42]" table:style-name="ce1">
            <text:p>heap overflow</text:p>
          </table:table-cell>
          <table:table-cell office:value-type="float" office:value="0.50306399999999996" table:style-name="ce1">
            <text:p>0.503064</text:p>
          </table:table-cell>
          <table:table-cell office:value-type="float" office:value="0.50133300000000003" table:formula="of:=[minimltyped_tjtwelf.B47]" table:style-name="ce1">
            <text:p>0.501333</text:p>
          </table:table-cell>
          <table:table-cell office:value-type="float" office:value="0.37652999999999998" table:style-name="ce1">
            <text:p>0.37653</text:p>
          </table:table-cell>
          <table:table-cell office:value-type="float" office:value="0.37480999999999998" table:formula="of:=[minimltyped_tjtwelf.B52]" table:style-name="ce1">
            <text:p>0.37481</text:p>
          </table:table-cell>
          <table:table-cell office:value-type="float" office:value="0.37404700000000002" table:style-name="ce1">
            <text:p>0.374047</text:p>
          </table:table-cell>
          <table:table-cell office:value-type="float" office:value="0.373446" table:formula="of:=[minimltyped_tjtwelf.B22]" table:style-name="ce1">
            <text:p>0.373446</text:p>
          </table:table-cell>
          <table:table-cell table:number-columns-repeated="16374"/>
        </table:table-row>
        <table:table-row table:style-name="ro3">
          <table:table-cell office:value-type="float" office:value="250" table:style-name="ce12">
            <text:p>250</text:p>
          </table:table-cell>
          <table:table-cell office:value-type="string" table:style-name="ce1">
            <text:p>heap overflow</text:p>
          </table:table-cell>
          <table:table-cell office:value-type="string" table:style-name="ce1">
            <text:p>heap overflow</text:p>
          </table:table-cell>
          <table:table-cell office:value-type="string" office:string-value="heap overflow" table:formula="of:=[minimltyped_tjtwelf.B43]" table:style-name="ce1">
            <text:p>heap overflow</text:p>
          </table:table-cell>
          <table:table-cell office:value-type="float" office:value="0.87361900000000003" table:style-name="ce1">
            <text:p>0.873619</text:p>
          </table:table-cell>
          <table:table-cell office:value-type="float" office:value="0.87004499999999996" table:formula="of:=[minimltyped_tjtwelf.B48]" table:style-name="ce1">
            <text:p>0.870045</text:p>
          </table:table-cell>
          <table:table-cell office:value-type="float" office:value="0.67281000000000002" table:style-name="ce1">
            <text:p>0.67281</text:p>
          </table:table-cell>
          <table:table-cell office:value-type="float" office:value="0.66864699999999999" table:formula="of:=[minimltyped_tjtwelf.B53]" table:style-name="ce1">
            <text:p>0.668647</text:p>
          </table:table-cell>
          <table:table-cell office:value-type="float" office:value="0.66780899999999999" table:style-name="ce1">
            <text:p>0.667809</text:p>
          </table:table-cell>
          <table:table-cell office:value-type="float" office:value="0.665659" table:formula="of:=[minimltyped_tjtwelf.B23]" table:style-name="ce1">
            <text:p>0.665659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num</text:p>
          </table:table-cell>
          <table:table-cell table:number-columns-repeated="16383" table:style-name="ce1"/>
        </table:table-row>
        <table:table-row table:style-name="ro3">
          <table:table-cell office:value-type="float" office:value="32" table:style-name="ce10">
            <text:p>32</text:p>
          </table:table-cell>
          <table:table-cell office:value-type="float" office:value="0.33250600000000002" table:style-name="ce1">
            <text:p>0.332506</text:p>
          </table:table-cell>
          <table:table-cell office:value-type="float" office:value="0.333922" table:style-name="ce1">
            <text:p>0.333922</text:p>
          </table:table-cell>
          <table:table-cell office:value-type="float" office:value="0.33308500000000002" table:formula="of:=[num_tjtwelf.B39]" table:style-name="ce1">
            <text:p>0.333085</text:p>
          </table:table-cell>
          <table:table-cell office:value-type="float" office:value="2.3419999999999999E-3" table:style-name="ce1">
            <text:p>0.002342</text:p>
          </table:table-cell>
          <table:table-cell office:value-type="float" office:value="6.4479999999999997E-3" table:formula="of:=[num_tjtwelf.B44]" table:style-name="ce1">
            <text:p>0.006448</text:p>
          </table:table-cell>
          <table:table-cell office:value-type="float" office:value="2.0969999999999999E-3" table:style-name="ce1">
            <text:p>0.002097</text:p>
          </table:table-cell>
          <table:table-cell office:value-type="float" office:value="5.1859999999999996E-3" table:formula="of:=[num_tjtwelf.B49]" table:style-name="ce1">
            <text:p>0.005186</text:p>
          </table:table-cell>
          <table:table-cell office:value-type="float" office:value="1.8090000000000001E-3" table:style-name="ce1">
            <text:p>0.001809</text:p>
          </table:table-cell>
          <table:table-cell office:value-type="float" office:value="8.0540000000000004E-3" table:formula="of:=[num_tjtwelf.B19]" table:style-name="ce1">
            <text:p>0.008054</text:p>
          </table:table-cell>
          <table:table-cell table:number-columns-repeated="16374"/>
        </table:table-row>
        <table:table-row table:style-name="ro3">
          <table:table-cell office:value-type="float" office:value="64" table:style-name="ce10">
            <text:p>64</text:p>
          </table:table-cell>
          <table:table-cell office:value-type="float" office:value="2.7364929999999998" table:style-name="ce1">
            <text:p>2.736493</text:p>
          </table:table-cell>
          <table:table-cell office:value-type="float" office:value="2.7187610000000002" table:style-name="ce1">
            <text:p>2.718761</text:p>
          </table:table-cell>
          <table:table-cell office:value-type="float" office:value="2.7396159999999998" table:formula="of:=[num_tjtwelf.B40]" table:style-name="ce1">
            <text:p>2.739616</text:p>
          </table:table-cell>
          <table:table-cell office:value-type="float" office:value="8.5990000000000007E-3" table:style-name="ce1">
            <text:p>0.008599</text:p>
          </table:table-cell>
          <table:table-cell office:value-type="float" office:value="8.4200000000000004E-3" table:formula="of:=[num_tjtwelf.B45]" table:style-name="ce1">
            <text:p>0.00842</text:p>
          </table:table-cell>
          <table:table-cell office:value-type="float" office:value="7.9609999999999993E-3" table:style-name="ce1">
            <text:p>0.007961</text:p>
          </table:table-cell>
          <table:table-cell office:value-type="float" office:value="7.8480000000000008E-3" table:formula="of:=[num_tjtwelf.B50]" table:style-name="ce1">
            <text:p>0.007848</text:p>
          </table:table-cell>
          <table:table-cell office:value-type="float" office:value="6.9849999999999999E-3" table:style-name="ce1">
            <text:p>0.006985</text:p>
          </table:table-cell>
          <table:table-cell office:value-type="float" office:value="6.8630000000000002E-3" table:formula="of:=[num_tjtwelf.B20]" table:style-name="ce1">
            <text:p>0.006863</text:p>
          </table:table-cell>
          <table:table-cell table:number-columns-repeated="16374"/>
        </table:table-row>
        <table:table-row table:style-name="ro3">
          <table:table-cell office:value-type="float" office:value="124" table:style-name="ce10">
            <text:p>124</text:p>
          </table:table-cell>
          <table:table-cell office:value-type="float" office:value="22.033290000000001" table:style-name="ce1">
            <text:p>22.03329</text:p>
          </table:table-cell>
          <table:table-cell office:value-type="float" office:value="22.074950000000001" table:style-name="ce1">
            <text:p>22.07495</text:p>
          </table:table-cell>
          <table:table-cell office:value-type="float" office:value="22.160736" table:formula="of:=[num_tjtwelf.B41]" table:style-name="ce1">
            <text:p>22.160736</text:p>
          </table:table-cell>
          <table:table-cell office:value-type="float" office:value="3.2587999999999999E-2" table:style-name="ce1">
            <text:p>0.032588</text:p>
          </table:table-cell>
          <table:table-cell office:value-type="float" office:value="3.2092000000000002E-2" table:formula="of:=[num_tjtwelf.B46]" table:style-name="ce1">
            <text:p>0.032092</text:p>
          </table:table-cell>
          <table:table-cell office:value-type="float" office:value="3.1368E-2" table:style-name="ce1">
            <text:p>0.031368</text:p>
          </table:table-cell>
          <table:table-cell office:value-type="float" office:value="3.0925000000000001E-2" table:formula="of:=[num_tjtwelf.B51]" table:style-name="ce1">
            <text:p>0.030925</text:p>
          </table:table-cell>
          <table:table-cell office:value-type="float" office:value="2.7789000000000001E-2" table:style-name="ce1">
            <text:p>0.027789</text:p>
          </table:table-cell>
          <table:table-cell office:value-type="float" office:value="2.7109999999999999E-2" table:formula="of:=[num_tjtwelf.B21]" table:style-name="ce1">
            <text:p>0.02711</text:p>
          </table:table-cell>
          <table:table-cell table:number-columns-repeated="16374"/>
        </table:table-row>
        <table:table-row table:style-name="ro3">
          <table:table-cell office:value-type="float" office:value="256" table:style-name="ce10">
            <text:p>256</text:p>
          </table:table-cell>
          <table:table-cell office:value-type="float" office:value="178.33217999999999" table:style-name="ce1">
            <text:p>178.33218</text:p>
          </table:table-cell>
          <table:table-cell office:value-type="float" office:value="177.54065299999999" table:style-name="ce1">
            <text:p>177.540653</text:p>
          </table:table-cell>
          <table:table-cell office:value-type="float" office:value="178.24874700000001" table:formula="of:=[num_tjtwelf.B42]" table:style-name="ce1">
            <text:p>178.248747</text:p>
          </table:table-cell>
          <table:table-cell office:value-type="float" office:value="0.12725700000000001" table:style-name="ce1">
            <text:p>0.127257</text:p>
          </table:table-cell>
          <table:table-cell office:value-type="float" office:value="0.12556100000000001" table:formula="of:=[num_tjtwelf.B47]" table:style-name="ce1">
            <text:p>0.125561</text:p>
          </table:table-cell>
          <table:table-cell office:value-type="float" office:value="0.124268" table:style-name="ce1">
            <text:p>0.124268</text:p>
          </table:table-cell>
          <table:table-cell office:value-type="float" office:value="0.12578700000000001" table:formula="of:=[num_tjtwelf.B52]" table:style-name="ce1">
            <text:p>0.125787</text:p>
          </table:table-cell>
          <table:table-cell office:value-type="float" office:value="0.109593" table:style-name="ce1">
            <text:p>0.109593</text:p>
          </table:table-cell>
          <table:table-cell office:value-type="float" office:value="0.108587" table:formula="of:=[num_tjtwelf.B22]" table:style-name="ce1">
            <text:p>0.108587</text:p>
          </table:table-cell>
          <table:table-cell table:number-columns-repeated="16374"/>
        </table:table-row>
        <table:table-row table:style-name="ro3">
          <table:table-cell office:value-type="float" office:value="512" table:style-name="ce12">
            <text:p>512</text:p>
          </table:table-cell>
          <table:table-cell office:value-type="string" table:style-name="ce1">
            <text:p>heap overflow</text:p>
          </table:table-cell>
          <table:table-cell office:value-type="string" table:style-name="ce1">
            <text:p>heap overflow</text:p>
          </table:table-cell>
          <table:table-cell office:value-type="string" office:string-value="overflow" table:formula="of:=[num_tjtwelf.B43]" table:style-name="ce1">
            <text:p>overflow</text:p>
          </table:table-cell>
          <table:table-cell office:value-type="float" office:value="0.50294300000000003" table:style-name="ce1">
            <text:p>0.502943</text:p>
          </table:table-cell>
          <table:table-cell office:value-type="float" office:value="0.49852800000000003" table:formula="of:=[num_tjtwelf.B48]" table:style-name="ce1">
            <text:p>0.498528</text:p>
          </table:table-cell>
          <table:table-cell office:value-type="float" office:value="0.497359" table:style-name="ce1">
            <text:p>0.497359</text:p>
          </table:table-cell>
          <table:table-cell office:value-type="float" office:value="0.49197800000000003" table:formula="of:=[num_tjtwelf.B53]" table:style-name="ce1">
            <text:p>0.491978</text:p>
          </table:table-cell>
          <table:table-cell office:value-type="float" office:value="0.43587700000000001" table:style-name="ce1">
            <text:p>0.435877</text:p>
          </table:table-cell>
          <table:table-cell office:value-type="float" office:value="0.43271500000000002" table:formula="of:=[num_tjtwelf.B23]" table:style-name="ce1">
            <text:p>0.432715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perm</text:p>
          </table:table-cell>
          <table:table-cell table:number-columns-repeated="16383" table:style-name="ce1"/>
        </table:table-row>
        <table:table-row table:style-name="ro3">
          <table:table-cell office:value-type="float" office:value="10" table:style-name="ce10">
            <text:p>10</text:p>
          </table:table-cell>
          <table:table-cell office:value-type="string" table:style-name="ce1">
            <text:p>stack overflow</text:p>
          </table:table-cell>
          <table:table-cell office:value-type="string" table:style-name="ce1">
            <text:p>stack overflow</text:p>
          </table:table-cell>
          <table:table-cell office:value-type="string" office:string-value="stack overflow" table:formula="of:=[perm_tjtwelf.B39]" table:style-name="ce1">
            <text:p>stack overflow</text:p>
          </table:table-cell>
          <table:table-cell office:value-type="float" office:value="2.3025E-2" table:style-name="ce1">
            <text:p>0.023025</text:p>
          </table:table-cell>
          <table:table-cell office:value-type="float" office:value="2.3897000000000002E-2" table:formula="of:=[perm_tjtwelf.B44]" table:style-name="ce1">
            <text:p>0.023897</text:p>
          </table:table-cell>
          <table:table-cell office:value-type="float" office:value="9.4310000000000001E-3" table:style-name="ce1">
            <text:p>0.009431</text:p>
          </table:table-cell>
          <table:table-cell office:value-type="float" office:value="9.3170000000000006E-3" table:formula="of:=[perm_tjtwelf.B49]" table:style-name="ce1">
            <text:p>0.009317</text:p>
          </table:table-cell>
          <table:table-cell office:value-type="float" office:value="4.7010000000000003E-3" table:style-name="ce1">
            <text:p>0.004701</text:p>
          </table:table-cell>
          <table:table-cell office:value-type="float" office:value="4.6620000000000003E-3" table:formula="of:=[perm_tjtwelf.B19]" table:style-name="ce1">
            <text:p>0.004662</text:p>
          </table:table-cell>
          <table:table-cell table:number-columns-repeated="16374"/>
        </table:table-row>
        <table:table-row table:style-name="ro3">
          <table:table-cell office:value-type="float" office:value="20" table:style-name="ce10">
            <text:p>20</text:p>
          </table:table-cell>
          <table:table-cell office:value-type="string" table:style-name="ce1">
            <text:p>stack overflow</text:p>
          </table:table-cell>
          <table:table-cell office:value-type="string" table:style-name="ce1">
            <text:p>stack overflow</text:p>
          </table:table-cell>
          <table:table-cell office:value-type="string" office:string-value="stack overflow" table:formula="of:=[perm_tjtwelf.B40]" table:style-name="ce1">
            <text:p>stack overflow</text:p>
          </table:table-cell>
          <table:table-cell office:value-type="float" office:value="0.13397600000000001" table:style-name="ce1">
            <text:p>0.133976</text:p>
          </table:table-cell>
          <table:table-cell office:value-type="float" office:value="0.135547" table:formula="of:=[perm_tjtwelf.B45]" table:style-name="ce1">
            <text:p>0.135547</text:p>
          </table:table-cell>
          <table:table-cell office:value-type="float" office:value="6.2475000000000003E-2" table:style-name="ce1">
            <text:p>0.062475</text:p>
          </table:table-cell>
          <table:table-cell office:value-type="float" office:value="6.1358999999999997E-2" table:formula="of:=[perm_tjtwelf.B50]" table:style-name="ce1">
            <text:p>0.061359</text:p>
          </table:table-cell>
          <table:table-cell office:value-type="float" office:value="3.1720999999999999E-2" table:style-name="ce1">
            <text:p>0.031721</text:p>
          </table:table-cell>
          <table:table-cell office:value-type="float" office:value="3.1669000000000003E-2" table:formula="of:=[perm_tjtwelf.B20]" table:style-name="ce1">
            <text:p>0.031669</text:p>
          </table:table-cell>
          <table:table-cell table:number-columns-repeated="16374"/>
        </table:table-row>
        <table:table-row table:style-name="ro3">
          <table:table-cell office:value-type="float" office:value="30" table:style-name="ce10">
            <text:p>30</text:p>
          </table:table-cell>
          <table:table-cell office:value-type="string" table:style-name="ce1">
            <text:p>stack overflow</text:p>
          </table:table-cell>
          <table:table-cell office:value-type="string" table:style-name="ce1">
            <text:p>stack overflow</text:p>
          </table:table-cell>
          <table:table-cell office:value-type="string" office:string-value="stack overflow" table:formula="of:=[perm_tjtwelf.B41]" table:style-name="ce1">
            <text:p>stack overflow</text:p>
          </table:table-cell>
          <table:table-cell office:value-type="float" office:value="0.43459999999999999" table:style-name="ce1">
            <text:p>0.4346</text:p>
          </table:table-cell>
          <table:table-cell office:value-type="float" office:value="0.43620700000000001" table:formula="of:=[perm_tjtwelf.B46]" table:style-name="ce1">
            <text:p>0.436207</text:p>
          </table:table-cell>
          <table:table-cell office:value-type="float" office:value="0.22184899999999999" table:style-name="ce1">
            <text:p>0.221849</text:p>
          </table:table-cell>
          <table:table-cell office:value-type="float" office:value="0.218776" table:formula="of:=[perm_tjtwelf.B51]" table:style-name="ce1">
            <text:p>0.218776</text:p>
          </table:table-cell>
          <table:table-cell office:value-type="float" office:value="0.115994" table:style-name="ce1">
            <text:p>0.115994</text:p>
          </table:table-cell>
          <table:table-cell office:value-type="float" office:value="0.115874" table:formula="of:=[perm_tjtwelf.B21]" table:style-name="ce1">
            <text:p>0.115874</text:p>
          </table:table-cell>
          <table:table-cell table:number-columns-repeated="16374"/>
        </table:table-row>
        <table:table-row table:style-name="ro3">
          <table:table-cell office:value-type="float" office:value="40" table:style-name="ce10">
            <text:p>40</text:p>
          </table:table-cell>
          <table:table-cell office:value-type="string" table:style-name="ce1">
            <text:p>stack overflow</text:p>
          </table:table-cell>
          <table:table-cell office:value-type="string" table:style-name="ce1">
            <text:p>stack overflow</text:p>
          </table:table-cell>
          <table:table-cell office:value-type="string" office:string-value="stack overflow" table:formula="of:=[perm_tjtwelf.B42]" table:style-name="ce1">
            <text:p>stack overflow</text:p>
          </table:table-cell>
          <table:table-cell office:value-type="float" office:value="1.051113" table:style-name="ce1">
            <text:p>1.051113</text:p>
          </table:table-cell>
          <table:table-cell office:value-type="float" office:value="1.056683" table:formula="of:=[perm_tjtwelf.B47]" table:style-name="ce1">
            <text:p>1.056683</text:p>
          </table:table-cell>
          <table:table-cell office:value-type="float" office:value="0.58429399999999998" table:style-name="ce1">
            <text:p>0.584294</text:p>
          </table:table-cell>
          <table:table-cell office:value-type="float" office:value="0.57860900000000004" table:formula="of:=[perm_tjtwelf.B52]" table:style-name="ce1">
            <text:p>0.578609</text:p>
          </table:table-cell>
          <table:table-cell office:value-type="float" office:value="0.31220999999999999" table:style-name="ce1">
            <text:p>0.31221</text:p>
          </table:table-cell>
          <table:table-cell office:value-type="float" office:value="0.30965999999999999" table:formula="of:=[perm_tjtwelf.B22]" table:style-name="ce1">
            <text:p>0.30966</text:p>
          </table:table-cell>
          <table:table-cell table:number-columns-repeated="16374"/>
        </table:table-row>
        <table:table-row table:style-name="ro3">
          <table:table-cell office:value-type="float" office:value="50" table:style-name="ce12">
            <text:p>50</text:p>
          </table:table-cell>
          <table:table-cell office:value-type="string" table:style-name="ce1">
            <text:p>stack overflow</text:p>
          </table:table-cell>
          <table:table-cell office:value-type="string" table:style-name="ce1">
            <text:p>stack overflow</text:p>
          </table:table-cell>
          <table:table-cell office:value-type="string" office:string-value="stack overflow" table:formula="of:=[perm_tjtwelf.B43]" table:style-name="ce1">
            <text:p>stack overflow</text:p>
          </table:table-cell>
          <table:table-cell office:value-type="float" office:value="2.1608679999999998" table:style-name="ce1">
            <text:p>2.160868</text:p>
          </table:table-cell>
          <table:table-cell office:value-type="float" office:value="2.1507040000000002" table:formula="of:=[perm_tjtwelf.B48]" table:style-name="ce1">
            <text:p>2.150704</text:p>
          </table:table-cell>
          <table:table-cell office:value-type="float" office:value="1.272578" table:style-name="ce1">
            <text:p>1.272578</text:p>
          </table:table-cell>
          <table:table-cell office:value-type="float" office:value="1.254526" table:formula="of:=[perm_tjtwelf.B53]" table:style-name="ce1">
            <text:p>1.254526</text:p>
          </table:table-cell>
          <table:table-cell office:value-type="float" office:value="0.68796900000000005" table:style-name="ce1">
            <text:p>0.687969</text:p>
          </table:table-cell>
          <table:table-cell office:value-type="float" office:value="0.68671599999999999" table:formula="of:=[perm_tjtwelf.B23]" table:style-name="ce1">
            <text:p>0.686716</text:p>
          </table:table-cell>
          <table:table-cell table:number-columns-repeated="16374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ExternalData_1" table:cell-range-address="Zach.$A$2" table:base-cell-address="Zach.$A$1"/>
        </table:named-expressions>
      </table:table>
      <table:table table:name="miniml_twelf" table:style-name="ta3">
        <table:table-column table:style-name="co10" table:number-columns-repeated="5" table:default-cell-style-name="ce1"/>
        <table:table-column table:style-name="co11" table:number-columns-repeated="16379" table:default-cell-style-name="ce1"/>
        <table:table-row table:style-name="ro3">
          <table:table-cell office:value-type="string" table:style-name="ce1">
            <text:p>overhea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double1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double2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/>
          <table:table-cell table:style-name="ce1">
            <draw:frame draw:z-index="1" draw:id="id0" draw:style-name="a0" draw:name="Chart 1" svg:x="0.57292in" svg:y="0.166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double3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E-2" table:style-name="ce1">
            <text:p>0.014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double4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01" table:style-name="ce1">
            <text:p>0.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double5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8.0000000000000002E-3" table:style-name="ce1">
            <text:p>0.00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double10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0.107" table:style-name="ce1">
            <text:p>0.107</text:p>
          </table:table-cell>
          <table:table-cell office:value-type="float" office:value="4.3999999999999997E-2" table:style-name="ce1">
            <text:p>0.04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double20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245" table:style-name="ce1">
            <text:p>0.245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376" table:style-name="ce1">
            <text:p>0.376</text:p>
          </table:table-cell>
          <table:table-cell office:value-type="float" office:value="0.156" table:style-name="ce1">
            <text:p>0.15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38" table:style-name="ro3">
          <table:table-cell table:number-columns-repeated="16384"/>
        </table:table-row>
      </table:table>
      <table:table table:name="miniml_tjtwelf" table:style-name="ta3">
        <table:table-column table:style-name="co21" table:default-cell-style-name="ce1"/>
        <table:table-column table:style-name="co10" table:number-columns-repeated="2" table:default-cell-style-name="ce1"/>
        <table:table-column table:style-name="co11" table:number-columns-repeated="12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1" table:number-columns-repeated="16366" table:default-cell-style-name="ce1"/>
        <table:table-row table:style-name="ro3">
          <table:table-cell office:value-type="string" table:style-name="ce1">
            <text:p>parse sig</text:p>
          </table:table-cell>
          <table:table-cell office:value-type="float" office:value="8.5599999999999999E-4" table:style-name="ce1">
            <text:p>0.00085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signature</text:p>
          </table:table-cell>
          <table:table-cell office:value-type="float" office:value="2.9399999999999999E-4" table:style-name="ce1">
            <text:p>0.000294</text:p>
          </table:table-cell>
          <table:table-cell table:number-columns-repeated="3" table:style-name="ce1"/>
          <table:table-cell table:style-name="ce1">
            <draw:frame draw:z-index="1" draw:id="id1" draw:style-name="a1" draw:name="Chart 1" svg:x="0.33333in" svg:y="0.08333in" svg:width="5in" svg:height="3.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compile, link, and start simulator</text:p>
          </table:table-cell>
          <table:table-cell office:value-type="float" office:value="1.554E-3" table:style-name="ce1">
            <text:p>0.00155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4.6999999999999997E-5" table:style-name="ce1">
            <text:p>0.000047</text:p>
          </table:table-cell>
          <table:table-cell table:number-columns-repeated="12" table:style-name="ce1"/>
          <table:table-cell office:value-type="string" table:style-name="ce1">
            <text:p>example</text:p>
          </table:table-cell>
          <table:table-cell office:value-type="string" table:style-name="ce1">
            <text:p>pre-solve processing</text:p>
          </table:table-cell>
          <table:table-cell office:value-type="string" table:style-name="ce1">
            <text:p>solve</text:p>
          </table:table-cell>
          <table:table-cell office:value-type="string" table:style-name="ce1">
            <text:p>post-solve processing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5.0000000000000002E-5" table:style-name="ce1">
            <text:p>0.00005</text:p>
          </table:table-cell>
          <table:table-cell table:number-columns-repeated="12" table:style-name="ce1"/>
          <table:table-cell office:value-type="string" table:style-name="ce1">
            <text:p>double10</text:p>
          </table:table-cell>
          <table:table-cell office:value-type="float" office:value="7.0999999999999991E-5" table:formula="of:=[.B4]+[.B11]+[.B18]" table:style-name="ce1">
            <text:p>0.000071</text:p>
          </table:table-cell>
          <table:table-cell office:value-type="float" office:value="5.7499999999999999E-4" table:formula="of:=[.B25]" table:style-name="ce1">
            <text:p>0.000575</text:p>
          </table:table-cell>
          <table:table-cell office:value-type="float" office:value="5.3000000000000001E-5" table:formula="of:=[.B39]+[.B46]" table:style-name="ce1">
            <text:p>0.000053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6.7000000000000002E-5" table:style-name="ce1">
            <text:p>0.000067</text:p>
          </table:table-cell>
          <table:table-cell table:number-columns-repeated="12" table:style-name="ce1"/>
          <table:table-cell office:value-type="string" table:style-name="ce1">
            <text:p>double20</text:p>
          </table:table-cell>
          <table:table-cell office:value-type="float" office:value="7.400000000000001E-5" table:formula="of:=[.B5]+[.B12]+[.B19]" table:style-name="ce1">
            <text:p>0.000074</text:p>
          </table:table-cell>
          <table:table-cell office:value-type="float" office:value="1.348E-3" table:formula="of:=[.B26]" table:style-name="ce1">
            <text:p>0.001348</text:p>
          </table:table-cell>
          <table:table-cell office:value-type="float" office:value="8.2999999999999998E-5" table:formula="of:=[.B40]+[.B47]" table:style-name="ce1">
            <text:p>0.000083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8.5000000000000006E-5" table:style-name="ce1">
            <text:p>0.000085</text:p>
          </table:table-cell>
          <table:table-cell table:number-columns-repeated="12" table:style-name="ce1"/>
          <table:table-cell office:value-type="string" table:style-name="ce1">
            <text:p>double30</text:p>
          </table:table-cell>
          <table:table-cell office:value-type="float" office:value="9.800000000000001E-5" table:formula="of:=[.B6]+[.B13]+[.B20]" table:style-name="ce1">
            <text:p>0.000098</text:p>
          </table:table-cell>
          <table:table-cell office:value-type="float" office:value="2.5590000000000001E-3" table:formula="of:=[.B27]" table:style-name="ce1">
            <text:p>0.002559</text:p>
          </table:table-cell>
          <table:table-cell office:value-type="float" office:value="1.1899999999999999E-4" table:formula="of:=[.B41]+[.B48]" table:style-name="ce1">
            <text:p>0.000119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1.5799999999999999E-4" table:style-name="ce1">
            <text:p>0.000158</text:p>
          </table:table-cell>
          <table:table-cell table:number-columns-repeated="12" table:style-name="ce1"/>
          <table:table-cell office:value-type="string" table:style-name="ce1">
            <text:p>double40</text:p>
          </table:table-cell>
          <table:table-cell office:value-type="float" office:value="1.27E-4" table:formula="of:=[.B7]+[.B14]+[.B21]" table:style-name="ce1">
            <text:p>0.000127</text:p>
          </table:table-cell>
          <table:table-cell office:value-type="float" office:value="4.3350000000000003E-3" table:formula="of:=[.B28]" table:style-name="ce1">
            <text:p>0.004335</text:p>
          </table:table-cell>
          <table:table-cell office:value-type="float" office:value="1.55E-4" table:formula="of:=[.B42]+[.B49]" table:style-name="ce1">
            <text:p>0.000155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2.2000000000000001E-4" table:style-name="ce1">
            <text:p>0.00022</text:p>
          </table:table-cell>
          <table:table-cell table:number-columns-repeated="12" table:style-name="ce1"/>
          <table:table-cell office:value-type="string" table:style-name="ce1">
            <text:p>double50</text:p>
          </table:table-cell>
          <table:table-cell office:value-type="float" office:value="1.8799999999999999E-4" table:formula="of:=[.B8]+[.B15]+[.B22]" table:style-name="ce1">
            <text:p>0.000188</text:p>
          </table:table-cell>
          <table:table-cell office:value-type="float" office:value="6.8300000000000001E-3" table:formula="of:=[.B29]" table:style-name="ce1">
            <text:p>0.00683</text:p>
          </table:table-cell>
          <table:table-cell office:value-type="float" office:value="1.2300000000000001E-4" table:formula="of:=[.B43]+[.B50]" table:style-name="ce1">
            <text:p>0.000123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2.61E-4" table:style-name="ce1">
            <text:p>0.000261</text:p>
          </table:table-cell>
          <table:table-cell table:number-columns-repeated="12" table:style-name="ce1"/>
          <table:table-cell office:value-type="string" table:style-name="ce1">
            <text:p>double100</text:p>
          </table:table-cell>
          <table:table-cell office:value-type="float" office:value="2.7399999999999999E-4" table:formula="of:=[.B9]+[.B16]+[.B23]" table:style-name="ce1">
            <text:p>0.000274</text:p>
          </table:table-cell>
          <table:table-cell office:value-type="float" office:value="3.0986E-2" table:formula="of:=[.B30]" table:style-name="ce1">
            <text:p>0.030986</text:p>
          </table:table-cell>
          <table:table-cell office:value-type="float" office:value="3.2000000000000003E-4" table:formula="of:=[.B44]+[.B51]" table:style-name="ce1">
            <text:p>0.00032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2E-5" table:style-name="ce1">
            <text:p>0.000012</text:p>
          </table:table-cell>
          <table:table-cell table:number-columns-repeated="12" table:style-name="ce1"/>
          <table:table-cell office:value-type="string" table:style-name="ce1">
            <text:p>double200</text:p>
          </table:table-cell>
          <table:table-cell office:value-type="float" office:value="3.4400000000000001E-4" table:formula="of:=[.B10]+[.B17]+[.B24]" table:style-name="ce1">
            <text:p>0.000344</text:p>
          </table:table-cell>
          <table:table-cell office:value-type="float" office:value="0.18779699999999999" table:formula="of:=[.B31]" table:style-name="ce1">
            <text:p>0.187797</text:p>
          </table:table-cell>
          <table:table-cell office:value-type="float" office:value="9.0399999999999996E-4" table:formula="of:=[.B45]+[.B52]" table:style-name="ce1">
            <text:p>0.000904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1E-5" table:style-name="ce1">
            <text:p>0.000011</text:p>
          </table:table-cell>
          <table:table-cell table:number-columns-repeated="11" table:style-name="ce1"/>
          <table:table-cell table:style-name="ce1">
            <draw:frame draw:z-index="3" draw:id="id3" draw:style-name="a3" draw:name="Chart 5" svg:x="0.64583in" svg:y="0.1562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2999999999999999E-5" table:style-name="ce1">
            <text:p>0.00001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2.0999999999999999E-5" table:style-name="ce1">
            <text:p>0.00002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4E-5" table:style-name="ce1">
            <text:p>0.00001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2.5000000000000001E-5" table:style-name="ce1">
            <text:p>0.00002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3.8999999999999999E-5" table:style-name="ce1">
            <text:p>0.00003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2E-5" table:style-name="ce1">
            <text:p>0.00001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2999999999999999E-5" table:style-name="ce1">
            <text:p>0.0000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8E-5" table:style-name="ce1">
            <text:p>0.00001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2.0999999999999999E-5" table:style-name="ce1">
            <text:p>0.000021</text:p>
          </table:table-cell>
          <table:table-cell table:number-columns-repeated="4"/>
          <table:table-cell table:style-name="ce1">
            <draw:frame draw:z-index="2" draw:id="id2" draw:style-name="a2" draw:name="Chart 2" svg:x="0in" svg:y="0in" svg:width="5in" svg:height="4.4895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5999999999999999E-5" table:style-name="ce1">
            <text:p>0.00001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2.9E-5" table:style-name="ce1">
            <text:p>0.0000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4.3999999999999999E-5" table:style-name="ce1">
            <text:p>0.00004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5.7499999999999999E-4" table:style-name="ce1">
            <text:p>0.00057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348E-3" table:style-name="ce1">
            <text:p>0.00134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5590000000000001E-3" table:style-name="ce1">
            <text:p>0.00255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4.3350000000000003E-3" table:style-name="ce1">
            <text:p>0.00433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6.8300000000000001E-3" table:style-name="ce1">
            <text:p>0.0068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0986E-2" table:style-name="ce1">
            <text:p>0.03098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8779699999999999" table:style-name="ce1">
            <text:p>0.18779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4.3000000000000002E-5" table:style-name="ce1">
            <text:p>0.00004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4.3999999999999999E-5" table:style-name="ce1">
            <text:p>0.00004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4.8000000000000001E-5" table:style-name="ce1">
            <text:p>0.00004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5.7000000000000003E-5" table:style-name="ce1">
            <text:p>0.00005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4.8000000000000001E-5" table:style-name="ce1">
            <text:p>0.00004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6.4999999999999994E-5" table:style-name="ce1">
            <text:p>0.00006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1.37E-4" table:style-name="ce1">
            <text:p>0.00013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1.2999999999999999E-5" table:style-name="ce1">
            <text:p>0.0000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1.5999999999999999E-5" table:style-name="ce1">
            <text:p>0.00001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2.1999999999999999E-5" table:style-name="ce1">
            <text:p>0.000022</text:p>
          </table:table-cell>
          <table:table-cell table:number-columns-repeated="16382"/>
        </table:table-row>
        <table:table-row table:number-rows-repeated="2" table:style-name="ro3">
          <table:table-cell office:value-type="string" table:style-name="ce1">
            <text:p>invert term</text:p>
          </table:table-cell>
          <table:table-cell office:value-type="float" office:value="2.6999999999999999E-5" table:style-name="ce1">
            <text:p>0.00002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4.3000000000000002E-5" table:style-name="ce1">
            <text:p>0.00004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8.8999999999999995E-5" table:style-name="ce1">
            <text:p>0.00008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4.0000000000000003E-5" table:style-name="ce1">
            <text:p>0.0000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6.7000000000000002E-5" table:style-name="ce1">
            <text:p>0.00006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9.7E-5" table:style-name="ce1">
            <text:p>0.00009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1.2799999999999999E-4" table:style-name="ce1">
            <text:p>0.00012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9.6000000000000002E-5" table:style-name="ce1">
            <text:p>0.00009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2.7700000000000001E-4" table:style-name="ce1">
            <text:p>0.00027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8.1499999999999997E-4" table:style-name="ce1">
            <text:p>0.00081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8779999999999999E-3" table:style-name="ce1">
            <text:p>0.001878</text:p>
          </table:table-cell>
          <table:table-cell office:value-type="string" table:style-name="ce1">
            <text:p>naive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4.9940000000000002E-3" table:style-name="ce1">
            <text:p>0.00499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0595E-2" table:style-name="ce1">
            <text:p>0.01059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9439999999999999E-2" table:style-name="ce1">
            <text:p>0.0194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1387999999999999E-2" table:style-name="ce1">
            <text:p>0.03138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8274199999999999" table:style-name="ce1">
            <text:p>0.18274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239425" table:style-name="ce1">
            <text:p>1.23942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9.4200000000000002E-4" table:style-name="ce1">
            <text:p>0.000942</text:p>
          </table:table-cell>
          <table:table-cell office:value-type="string" table:style-name="ce1">
            <text:p>+strictnes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3960000000000001E-3" table:style-name="ce1">
            <text:p>0.00239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4.5040000000000002E-3" table:style-name="ce1">
            <text:p>0.00450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7.5490000000000002E-3" table:style-name="ce1">
            <text:p>0.00754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1516E-2" table:style-name="ce1">
            <text:p>0.01151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5.0576999999999997E-2" table:style-name="ce1">
            <text:p>0.05057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27937800000000002" table:style-name="ce1">
            <text:p>0.27937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5.9299999999999999E-4" table:style-name="ce1">
            <text:p>0.000593</text:p>
          </table:table-cell>
          <table:table-cell office:value-type="string" table:style-name="ce1">
            <text:p>+strictness+specialized predicate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4530000000000001E-3" table:style-name="ce1">
            <text:p>0.00145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6940000000000002E-3" table:style-name="ce1">
            <text:p>0.00269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4.5230000000000001E-3" table:style-name="ce1">
            <text:p>0.00452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7.084E-3" table:style-name="ce1">
            <text:p>0.00708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4860000000000002E-2" table:style-name="ce1">
            <text:p>0.0348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21787300000000001" table:style-name="ce1">
            <text:p>0.217873</text:p>
          </table:table-cell>
          <table:table-cell table:number-columns-repeated="16382" table:style-name="ce1"/>
        </table:table-row>
        <table:table-row table:number-rows-repeated="1048503" table:style-name="ro3">
          <table:table-cell table:number-columns-repeated="16384"/>
        </table:table-row>
      </table:table>
      <table:table table:name="minimltyped_twelf" table:style-name="ta3">
        <table:table-column table:style-name="co2" table:default-cell-style-name="ce1"/>
        <table:table-column table:style-name="co10" table:number-columns-repeated="4" table:default-cell-style-name="ce1"/>
        <table:table-column table:style-name="co11" table:number-columns-repeated="16379" table:default-cell-style-name="ce1"/>
        <table:table-row table:style-name="ro3">
          <table:table-cell office:value-type="string" table:style-name="ce1">
            <text:p>overhea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um5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2.4E-2" table:style-name="ce1">
            <text:p>0.02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um10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247" table:style-name="ce1">
            <text:p>0.247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1" table:style-name="ce1">
            <text:p>0.1</text:p>
          </table:table-cell>
          <table:table-cell/>
          <table:table-cell table:style-name="ce1">
            <draw:frame draw:z-index="1" draw:id="id4" draw:style-name="a4" draw:name="Chart 1" svg:x="0.40625in" svg:y="0.16667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um15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248" table:style-name="ce1">
            <text:p>0.248</text:p>
          </table:table-cell>
          <table:table-cell office:value-type="float" office:value="0.40799999999999997" table:style-name="ce1">
            <text:p>0.408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0.16" table:style-name="ce1">
            <text:p>0.1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um20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0.625" table:style-name="ce1">
            <text:p>0.625</text:p>
          </table:table-cell>
          <table:table-cell office:value-type="float" office:value="0.6" table:style-name="ce1">
            <text:p>0.6</text:p>
          </table:table-cell>
          <table:table-cell office:value-type="float" office:value="0.23699999999999999" table:style-name="ce1">
            <text:p>0.23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um25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1.1180000000000001" table:style-name="ce1">
            <text:p>1.118</text:p>
          </table:table-cell>
          <table:table-cell office:value-type="float" office:value="1.0760000000000001" table:style-name="ce1">
            <text:p>1.076</text:p>
          </table:table-cell>
          <table:table-cell office:value-type="float" office:value="0.442" table:style-name="ce1">
            <text:p>0.44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48" table:style-name="ro3">
          <table:table-cell table:number-columns-repeated="16384"/>
        </table:table-row>
      </table:table>
      <table:table table:name="minimltyped_tjtwelf" table:style-name="ta3">
        <table:table-column table:style-name="co21" table:default-cell-style-name="ce1"/>
        <table:table-column table:style-name="co10" table:default-cell-style-name="ce1"/>
        <table:table-column table:style-name="co23" table:default-cell-style-name="ce1"/>
        <table:table-column table:style-name="co11" table:number-columns-repeated="9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1" table:number-columns-repeated="16369" table:default-cell-style-name="ce1"/>
        <table:table-row table:style-name="ro3">
          <table:table-cell office:value-type="string" table:style-name="ce1">
            <text:p>parse sig</text:p>
          </table:table-cell>
          <table:table-cell office:value-type="float" office:value="1.8580000000000001E-3" table:style-name="ce1">
            <text:p>0.00185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signature</text:p>
          </table:table-cell>
          <table:table-cell office:value-type="float" office:value="4.1100000000000002E-4" table:style-name="ce1">
            <text:p>0.00041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compile, link, and start simulator</text:p>
          </table:table-cell>
          <table:table-cell office:value-type="float" office:value="7.3550000000000004E-3" table:style-name="ce1">
            <text:p>0.00735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5.7499999999999999E-4" table:style-name="ce1">
            <text:p>0.00057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2.9700000000000001E-4" table:style-name="ce1">
            <text:p>0.000297</text:p>
          </table:table-cell>
          <table:table-cell table:number-columns-repeated="9" table:style-name="ce1"/>
          <table:table-cell office:value-type="string" table:style-name="ce1">
            <text:p>example</text:p>
          </table:table-cell>
          <table:table-cell office:value-type="string" table:style-name="ce1">
            <text:p>pre-solve processing</text:p>
          </table:table-cell>
          <table:table-cell office:value-type="string" table:style-name="ce1">
            <text:p>solve</text:p>
          </table:table-cell>
          <table:table-cell office:value-type="string" table:style-name="ce1">
            <text:p>post-solve processing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4.2000000000000002E-4" table:style-name="ce1">
            <text:p>0.00042</text:p>
          </table:table-cell>
          <table:table-cell table:number-columns-repeated="9" table:style-name="ce1"/>
          <table:table-cell office:value-type="string" table:style-name="ce1">
            <text:p>sum50</text:p>
          </table:table-cell>
          <table:table-cell office:value-type="float" office:value="7.9799999999999999E-4" table:formula="of:=[.B4]+[.B9]+[.B14]" table:style-name="ce1">
            <text:p>0.000798</text:p>
          </table:table-cell>
          <table:table-cell office:value-type="float" office:value="4.8963E-2" table:formula="of:=[.B19]" table:style-name="ce1">
            <text:p>0.048963</text:p>
          </table:table-cell>
          <table:table-cell office:value-type="float" office:value="2.4899999999999998E-4" table:formula="of:=[.B29]+[.B34]" table:style-name="ce1">
            <text:p>0.000249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4.2099999999999999E-4" table:style-name="ce1">
            <text:p>0.000421</text:p>
          </table:table-cell>
          <table:table-cell table:number-columns-repeated="9" table:style-name="ce1"/>
          <table:table-cell office:value-type="string" table:style-name="ce1">
            <text:p>sum100</text:p>
          </table:table-cell>
          <table:table-cell office:value-type="float" office:value="4.0299999999999998E-4" table:formula="of:=[.B5]+[.B10]+[.B15]" table:style-name="ce1">
            <text:p>0.000403</text:p>
          </table:table-cell>
          <table:table-cell office:value-type="float" office:value="7.2727E-2" table:formula="of:=[.B20]" table:style-name="ce1">
            <text:p>0.072727</text:p>
          </table:table-cell>
          <table:table-cell office:value-type="float" office:value="1.36E-4" table:formula="of:=[.B30]+[.B35]" table:style-name="ce1">
            <text:p>0.000136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3.1799999999999998E-4" table:style-name="ce1">
            <text:p>0.000318</text:p>
          </table:table-cell>
          <table:table-cell table:number-columns-repeated="9" table:style-name="ce1"/>
          <table:table-cell office:value-type="string" table:style-name="ce1">
            <text:p>sum150</text:p>
          </table:table-cell>
          <table:table-cell office:value-type="float" office:value="5.1599999999999997E-4" table:formula="of:=[.B6]+[.B11]+[.B16]" table:style-name="ce1">
            <text:p>0.000516</text:p>
          </table:table-cell>
          <table:table-cell office:value-type="float" office:value="0.18267800000000001" table:formula="of:=[.B21]" table:style-name="ce1">
            <text:p>0.182678</text:p>
          </table:table-cell>
          <table:table-cell office:value-type="float" office:value="2.8700000000000004E-4" table:formula="of:=[.B31]+[.B36]" table:style-name="ce1">
            <text:p>0.000287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9.5000000000000005E-5" table:style-name="ce1">
            <text:p>0.000095</text:p>
          </table:table-cell>
          <table:table-cell table:number-columns-repeated="9" table:style-name="ce1"/>
          <table:table-cell office:value-type="string" table:style-name="ce1">
            <text:p>sum200</text:p>
          </table:table-cell>
          <table:table-cell office:value-type="float" office:value="5.1899999999999993E-4" table:formula="of:=[.B7]+[.B12]+[.B17]" table:style-name="ce1">
            <text:p>0.000519</text:p>
          </table:table-cell>
          <table:table-cell office:value-type="float" office:value="0.373446" table:formula="of:=[.B22]" table:style-name="ce1">
            <text:p>0.373446</text:p>
          </table:table-cell>
          <table:table-cell office:value-type="float" office:value="3.3399999999999999E-4" table:formula="of:=[.B32]+[.B37]" table:style-name="ce1">
            <text:p>0.000334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4.3999999999999999E-5" table:style-name="ce1">
            <text:p>0.000044</text:p>
          </table:table-cell>
          <table:table-cell table:number-columns-repeated="9" table:style-name="ce1"/>
          <table:table-cell office:value-type="string" table:style-name="ce1">
            <text:p>sum250</text:p>
          </table:table-cell>
          <table:table-cell office:value-type="float" office:value="5.2599999999999999E-4" table:formula="of:=[.B8]+[.B13]+[.B18]" table:style-name="ce1">
            <text:p>0.000526</text:p>
          </table:table-cell>
          <table:table-cell office:value-type="float" office:value="0.665659" table:formula="of:=[.B23]" table:style-name="ce1">
            <text:p>0.665659</text:p>
          </table:table-cell>
          <table:table-cell office:value-type="float" office:value="4.15E-4" table:formula="of:=[.B33]+[.B38]" table:style-name="ce1">
            <text:p>0.000415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4.6999999999999997E-5" table:style-name="ce1">
            <text:p>0.00004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4.3999999999999999E-5" table:style-name="ce1">
            <text:p>0.000044</text:p>
          </table:table-cell>
          <table:table-cell table:style-name="ce1"/>
          <table:table-cell table:style-name="ce1">
            <draw:frame draw:z-index="1" draw:id="id5" draw:style-name="a5" draw:name="Chart 2" svg:x="0.42708in" svg:y="0.16667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2" draw:id="id6" draw:style-name="a6" draw:name="Chart 3" svg:x="0.65625in" svg:y="0.08333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5.1E-5" table:style-name="ce1">
            <text:p>0.00005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2799999999999999E-4" table:style-name="ce1">
            <text:p>0.00012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6.2000000000000003E-5" table:style-name="ce1">
            <text:p>0.00006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4.8999999999999998E-5" table:style-name="ce1">
            <text:p>0.00004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5.3999999999999998E-5" table:style-name="ce1">
            <text:p>0.0000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5699999999999999E-4" table:style-name="ce1">
            <text:p>0.00015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4.8963E-2" table:style-name="ce1">
            <text:p>0.04896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7.2727E-2" table:style-name="ce1">
            <text:p>0.07272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8267800000000001" table:style-name="ce1">
            <text:p>0.18267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373446" table:style-name="ce1">
            <text:p>0.37344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665659" table:style-name="ce1">
            <text:p>0.66565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7.4999999999999993E-5" table:style-name="ce1">
            <text:p>0.00007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1.35E-4" table:style-name="ce1">
            <text:p>0.00013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6.7000000000000002E-5" table:style-name="ce1">
            <text:p>0.00006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7.7000000000000001E-5" table:style-name="ce1">
            <text:p>0.00007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8.8999999999999995E-5" table:style-name="ce1">
            <text:p>0.000089</text:p>
          </table:table-cell>
          <table:table-cell table:number-columns-repeated="16382"/>
        </table:table-row>
        <table:table-row table:number-rows-repeated="2" table:style-name="ro3">
          <table:table-cell office:value-type="string" table:style-name="ce1">
            <text:p>invert term</text:p>
          </table:table-cell>
          <table:table-cell office:value-type="float" office:value="3.6000000000000001E-5" table:style-name="ce1">
            <text:p>0.00003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4.8000000000000001E-5" table:style-name="ce1">
            <text:p>0.00004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5.5999999999999999E-5" table:style-name="ce1">
            <text:p>0.00005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6.8999999999999997E-5" table:style-name="ce1">
            <text:p>0.00006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2.13E-4" table:style-name="ce1">
            <text:p>0.00021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1E-4" table:style-name="ce1">
            <text:p>0.000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2.3900000000000001E-4" table:style-name="ce1">
            <text:p>0.00023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2.7799999999999998E-4" table:style-name="ce1">
            <text:p>0.00027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3.4600000000000001E-4" table:style-name="ce1">
            <text:p>0.00034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8.7345000000000006E-2" table:style-name="ce1">
            <text:p>0.087345</text:p>
          </table:table-cell>
          <table:table-cell office:value-type="string" table:style-name="ce1">
            <text:p>naive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41644700000000001" table:style-name="ce1">
            <text:p>0.416447</text:p>
          </table:table-cell>
          <table:table-cell table:number-columns-repeated="16382" table:style-name="ce1"/>
        </table:table-row>
        <table:table-row table:number-rows-repeated="3" table:style-name="ro3">
          <table:table-cell table:style-name="ce1"/>
          <table:table-cell office:value-type="string" table:style-name="ce1">
            <text:p>heap overflow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8385000000000001E-2" table:style-name="ce1">
            <text:p>0.028385</text:p>
          </table:table-cell>
          <table:table-cell office:value-type="string" table:style-name="ce1">
            <text:p>+strictnes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05119" table:style-name="ce1">
            <text:p>0.10511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25484200000000001" table:style-name="ce1">
            <text:p>0.25484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50133300000000003" table:style-name="ce1">
            <text:p>0.50133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87004499999999996" table:style-name="ce1">
            <text:p>0.87004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7752E-2" table:style-name="ce1">
            <text:p>0.017752</text:p>
          </table:table-cell>
          <table:table-cell office:value-type="string" table:style-name="ce1">
            <text:p>+strictness+specialized predicate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7.0017999999999997E-2" table:style-name="ce1">
            <text:p>0.07001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8104799999999999" table:style-name="ce1">
            <text:p>0.18104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37480999999999998" table:style-name="ce1">
            <text:p>0.3748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66864699999999999" table:style-name="ce1">
            <text:p>0.668647</text:p>
          </table:table-cell>
          <table:table-cell table:number-columns-repeated="16382" table:style-name="ce1"/>
        </table:table-row>
        <table:table-row table:number-rows-repeated="1048523" table:style-name="ro3">
          <table:table-cell table:number-columns-repeated="16384"/>
        </table:table-row>
      </table:table>
      <table:table table:name="num_twelf" table:style-name="ta3">
        <table:table-column table:style-name="co2" table:default-cell-style-name="ce1"/>
        <table:table-column table:style-name="co10" table:number-columns-repeated="4" table:default-cell-style-name="ce1"/>
        <table:table-column table:style-name="co11" table:number-columns-repeated="16379" table:default-cell-style-name="ce1"/>
        <table:table-row table:style-name="ro3">
          <table:table-cell office:value-type="string" table:style-name="ce1">
            <text:p>overhea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mklist32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.106" table:style-name="ce1">
            <text:p>0.106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mklist64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7.8E-2" table:style-name="ce1">
            <text:p>0.078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1E-2" table:style-name="ce1">
            <text:p>0.031</text:p>
          </table:table-cell>
          <table:table-cell table:number-columns-repeated="3"/>
          <table:table-cell table:style-name="ce1">
            <draw:frame draw:z-index="1" draw:id="id7" draw:style-name="a7" draw:name="Chart 1" svg:x="0.39062in" svg:y="0.16667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0.60099999999999998" table:style-name="ce1">
            <text:p>0.601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0.19700000000000001" table:style-name="ce1">
            <text:p>0.19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mklist128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157" table:style-name="ce1">
            <text:p>0.157</text:p>
          </table:table-cell>
          <table:table-cell office:value-type="float" office:value="0.251" table:style-name="ce1">
            <text:p>0.251</text:p>
          </table:table-cell>
          <table:table-cell office:value-type="float" office:value="0.23599999999999999" table:style-name="ce1">
            <text:p>0.236</text:p>
          </table:table-cell>
          <table:table-cell office:value-type="float" office:value="9.4E-2" table:style-name="ce1">
            <text:p>0.09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4.58" table:style-name="ce1">
            <text:p>4.58</text:p>
          </table:table-cell>
          <table:table-cell office:value-type="float" office:value="7.758" table:style-name="ce1">
            <text:p>7.758</text:p>
          </table:table-cell>
          <table:table-cell office:value-type="float" office:value="6.9980000000000002" table:style-name="ce1">
            <text:p>6.998</text:p>
          </table:table-cell>
          <table:table-cell office:value-type="float" office:value="3.1789999999999998" table:style-name="ce1">
            <text:p>3.17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mklist25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46100000000000002" table:style-name="ce1">
            <text:p>0.46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63900000000000001" table:style-name="ce1">
            <text:p>0.639</text:p>
          </table:table-cell>
          <table:table-cell office:value-type="float" office:value="0.22500000000000001" table:style-name="ce1">
            <text:p>0.22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9.5719999999999992" table:style-name="ce1">
            <text:p>9.572</text:p>
          </table:table-cell>
          <table:table-cell office:value-type="float" office:value="5.077" table:style-name="ce1">
            <text:p>5.077</text:p>
          </table:table-cell>
          <table:table-cell office:value-type="float" office:value="3.6" table:style-name="ce1">
            <text:p>3.6</text:p>
          </table:table-cell>
          <table:table-cell office:value-type="float" office:value="5.51" table:style-name="ce1">
            <text:p>5.51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mklist512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1.829" table:style-name="ce1">
            <text:p>1.829</text:p>
          </table:table-cell>
          <table:table-cell office:value-type="float" office:value="5.4569999999999999" table:style-name="ce1">
            <text:p>5.457</text:p>
          </table:table-cell>
          <table:table-cell office:value-type="float" office:value="7.9790000000000001" table:style-name="ce1">
            <text:p>7.979</text:p>
          </table:table-cell>
          <table:table-cell office:value-type="float" office:value="3.6339999999999999" table:style-name="ce1">
            <text:p>3.63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string" table:style-name="ce1">
            <text:p>heap overflow</text:p>
          </table:table-cell>
          <table:table-cell table:number-columns-repeated="16382" table:style-name="ce1"/>
        </table:table-row>
        <table:table-row table:number-rows-repeated="1048548" table:style-name="ro3">
          <table:table-cell table:number-columns-repeated="16384"/>
        </table:table-row>
      </table:table>
      <table:table table:name="num_tjtwelf" table:style-name="ta3">
        <table:table-column table:style-name="co21" table:default-cell-style-name="ce1"/>
        <table:table-column table:style-name="co10" table:number-columns-repeated="2" table:default-cell-style-name="ce1"/>
        <table:table-column table:style-name="co11" table:number-columns-repeated="12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1" table:number-columns-repeated="16366" table:default-cell-style-name="ce1"/>
        <table:table-row table:style-name="ro3">
          <table:table-cell office:value-type="string" table:style-name="ce1">
            <text:p>parse sig</text:p>
          </table:table-cell>
          <table:table-cell office:value-type="float" office:value="3.5829999999999998E-3" table:style-name="ce1">
            <text:p>0.00358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signature</text:p>
          </table:table-cell>
          <table:table-cell office:value-type="float" office:value="1.0660000000000001E-3" table:style-name="ce1">
            <text:p>0.00106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compile, link, and start simulator</text:p>
          </table:table-cell>
          <table:table-cell office:value-type="float" office:value="4.7200000000000002E-3" table:style-name="ce1">
            <text:p>0.0047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1.266E-3" table:style-name="ce1">
            <text:p>0.00126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4.4000000000000002E-4" table:style-name="ce1">
            <text:p>0.00044</text:p>
          </table:table-cell>
          <table:table-cell table:number-columns-repeated="12" table:style-name="ce1"/>
          <table:table-cell office:value-type="string" table:style-name="ce1">
            <text:p>example</text:p>
          </table:table-cell>
          <table:table-cell office:value-type="string" table:style-name="ce1">
            <text:p>pre-solve processing</text:p>
          </table:table-cell>
          <table:table-cell office:value-type="string" table:style-name="ce1">
            <text:p>solve</text:p>
          </table:table-cell>
          <table:table-cell office:value-type="string" table:style-name="ce1">
            <text:p>post-solve processing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8.1099999999999998E-4" table:style-name="ce1">
            <text:p>0.000811</text:p>
          </table:table-cell>
          <table:table-cell table:style-name="ce1"/>
          <table:table-cell table:style-name="ce1">
            <draw:frame draw:z-index="1" draw:id="id8" draw:style-name="a8" draw:name="Chart 1" svg:x="0.54167in" svg:y="0.09375in" svg:width="6.38542in" svg:height="2.8958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0" table:style-name="ce1"/>
          <table:table-cell office:value-type="string" table:style-name="ce1">
            <text:p>mklist32</text:p>
          </table:table-cell>
          <table:table-cell office:value-type="float" office:value="1.802E-3" table:formula="of:=[.B4]+[.B9]+[.B14]" table:style-name="ce1">
            <text:p>0.001802</text:p>
          </table:table-cell>
          <table:table-cell office:value-type="float" office:value="8.0540000000000004E-3" table:formula="of:=[.B19]" table:style-name="ce1">
            <text:p>0.008054</text:p>
          </table:table-cell>
          <table:table-cell office:value-type="float" office:value="3.5250000000000004E-2" table:formula="of:=[.B29]+[.B34]" table:style-name="ce1">
            <text:p>0.03525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1.6570000000000001E-3" table:style-name="ce1">
            <text:p>0.001657</text:p>
          </table:table-cell>
          <table:table-cell table:number-columns-repeated="12" table:style-name="ce1"/>
          <table:table-cell office:value-type="string" table:style-name="ce1">
            <text:p>mklist64</text:p>
          </table:table-cell>
          <table:table-cell office:value-type="float" office:value="1.9390000000000002E-3" table:formula="of:=[.B5]+[.B10]+[.B15]" table:style-name="ce1">
            <text:p>0.001939</text:p>
          </table:table-cell>
          <table:table-cell office:value-type="float" office:value="6.8630000000000002E-3" table:formula="of:=[.B20]" table:style-name="ce1">
            <text:p>0.006863</text:p>
          </table:table-cell>
          <table:table-cell office:value-type="float" office:value="0.12743699999999999" table:formula="of:=[.B30]+[.B35]" table:style-name="ce1">
            <text:p>0.127437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3.2950000000000002E-3" table:style-name="ce1">
            <text:p>0.003295</text:p>
          </table:table-cell>
          <table:table-cell table:number-columns-repeated="12" table:style-name="ce1"/>
          <table:table-cell office:value-type="string" table:style-name="ce1">
            <text:p>mklist128</text:p>
          </table:table-cell>
          <table:table-cell office:value-type="float" office:value="1.493E-3" table:formula="of:=[.B6]+[.B11]+[.B16]" table:style-name="ce1">
            <text:p>0.001493</text:p>
          </table:table-cell>
          <table:table-cell office:value-type="float" office:value="2.7109999999999999E-2" table:formula="of:=[.B21]" table:style-name="ce1">
            <text:p>0.02711</text:p>
          </table:table-cell>
          <table:table-cell office:value-type="float" office:value="0.49309599999999998" table:formula="of:=[.B31]+[.B36]" table:style-name="ce1">
            <text:p>0.493096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7699999999999999E-4" table:style-name="ce1">
            <text:p>0.000177</text:p>
          </table:table-cell>
          <table:table-cell table:number-columns-repeated="12" table:style-name="ce1"/>
          <table:table-cell office:value-type="string" table:style-name="ce1">
            <text:p>mklist256</text:p>
          </table:table-cell>
          <table:table-cell office:value-type="float" office:value="3.5100000000000001E-3" table:formula="of:=[.B7]+[.B12]+[.B17]" table:style-name="ce1">
            <text:p>0.00351</text:p>
          </table:table-cell>
          <table:table-cell office:value-type="float" office:value="0.108587" table:formula="of:=[.B22]" table:style-name="ce1">
            <text:p>0.108587</text:p>
          </table:table-cell>
          <table:table-cell office:value-type="float" office:value="2.1487499999999997" table:formula="of:=[.B32]+[.B37]" table:style-name="ce1">
            <text:p>2.14875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5.3999999999999998E-5" table:style-name="ce1">
            <text:p>0.000054</text:p>
          </table:table-cell>
          <table:table-cell table:number-columns-repeated="12" table:style-name="ce1"/>
          <table:table-cell office:value-type="string" table:style-name="ce1">
            <text:p>mklist512</text:p>
          </table:table-cell>
          <table:table-cell office:value-type="float" office:value="9.3460000000000001E-3" table:formula="of:=[.B8]+[.B13]+[.B18]" table:style-name="ce1">
            <text:p>0.009346</text:p>
          </table:table-cell>
          <table:table-cell office:value-type="float" office:value="0.43271500000000002" table:formula="of:=[.B23]" table:style-name="ce1">
            <text:p>0.432715</text:p>
          </table:table-cell>
          <table:table-cell office:value-type="float" office:value="9.2299380000000006" table:formula="of:=[.B33]+[.B38]" table:style-name="ce1">
            <text:p>9.229938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03E-4" table:style-name="ce1">
            <text:p>0.00010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92E-4" table:style-name="ce1">
            <text:p>0.000192</text:p>
          </table:table-cell>
          <table:table-cell table:number-columns-repeated="12" table:style-name="ce1"/>
          <table:table-cell table:style-name="ce1">
            <draw:frame draw:z-index="3" draw:id="id10" draw:style-name="a10" draw:name="Chart 3" svg:x="0.05729in" svg:y="0.09896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7.6900000000000004E-4" table:style-name="ce1">
            <text:p>0.00076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3.59E-4" table:style-name="ce1">
            <text:p>0.00035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4450000000000001E-3" table:style-name="ce1">
            <text:p>0.00144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5.7899999999999998E-4" table:style-name="ce1">
            <text:p>0.00057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6609999999999999E-3" table:style-name="ce1">
            <text:p>0.00166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5.2820000000000002E-3" table:style-name="ce1">
            <text:p>0.00528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8.0540000000000004E-3" table:style-name="ce1">
            <text:p>0.0080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6.8630000000000002E-3" table:style-name="ce1">
            <text:p>0.00686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7109999999999999E-2" table:style-name="ce1">
            <text:p>0.027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08587" table:style-name="ce1">
            <text:p>0.10858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43271500000000002" table:style-name="ce1">
            <text:p>0.432715</text:p>
          </table:table-cell>
          <table:table-cell/>
          <table:table-cell table:style-name="ce1">
            <draw:frame draw:z-index="2" draw:id="id9" draw:style-name="a9" draw:name="Chart 2" svg:x="0.67708in" svg:y="0.05208in" svg:width="6.38542in" svg:height="3.9791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2.8968000000000001E-2" table:style-name="ce1">
            <text:p>0.02896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4.7354E-2" table:style-name="ce1">
            <text:p>0.0473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0.21241199999999999" table:style-name="ce1">
            <text:p>0.21241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0.903887" table:style-name="ce1">
            <text:p>0.90388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3.2449970000000001" table:style-name="ce1">
            <text:p>3.24499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1.3068E-2" table:style-name="ce1">
            <text:p>0.01306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3.7129000000000002E-2" table:style-name="ce1">
            <text:p>0.0371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0.14844299999999999" table:style-name="ce1">
            <text:p>0.14844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0.64032299999999998" table:style-name="ce1">
            <text:p>0.64032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2.4665949999999999" table:style-name="ce1">
            <text:p>2.46659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2.2182E-2" table:style-name="ce1">
            <text:p>0.02218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9.0307999999999999E-2" table:style-name="ce1">
            <text:p>0.09030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0.34465299999999999" table:style-name="ce1">
            <text:p>0.34465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1.508427" table:style-name="ce1">
            <text:p>1.50842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6.7633429999999999" table:style-name="ce1">
            <text:p>6.76334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33308500000000002" table:style-name="ce1">
            <text:p>0.333085</text:p>
          </table:table-cell>
          <table:table-cell office:value-type="string" table:style-name="ce1">
            <text:p>naive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7396159999999998" table:style-name="ce1">
            <text:p>2.73961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2.160736" table:style-name="ce1">
            <text:p>22.16073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78.24874700000001" table:style-name="ce1">
            <text:p>178.248747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overflow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6.4479999999999997E-3" table:style-name="ce1">
            <text:p>0.006448</text:p>
          </table:table-cell>
          <table:table-cell office:value-type="string" table:style-name="ce1">
            <text:p>+strictnes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8.4200000000000004E-3" table:style-name="ce1">
            <text:p>0.0084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2092000000000002E-2" table:style-name="ce1">
            <text:p>0.03209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2556100000000001" table:style-name="ce1">
            <text:p>0.12556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49852800000000003" table:style-name="ce1">
            <text:p>0.49852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5.1859999999999996E-3" table:style-name="ce1">
            <text:p>0.005186</text:p>
          </table:table-cell>
          <table:table-cell office:value-type="string" table:style-name="ce1">
            <text:p>+strictness+specialized predicate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7.8480000000000008E-3" table:style-name="ce1">
            <text:p>0.00784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0925000000000001E-2" table:style-name="ce1">
            <text:p>0.03092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2578700000000001" table:style-name="ce1">
            <text:p>0.12578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49197800000000003" table:style-name="ce1">
            <text:p>0.491978</text:p>
          </table:table-cell>
          <table:table-cell table:number-columns-repeated="16382" table:style-name="ce1"/>
        </table:table-row>
        <table:table-row table:number-rows-repeated="1048523" table:style-name="ro3">
          <table:table-cell table:number-columns-repeated="16384"/>
        </table:table-row>
      </table:table>
      <table:table table:name="perm_twelf" table:style-name="ta1">
        <table:table-column table:style-name="co2" table:default-cell-style-name="ce1"/>
        <table:table-column table:style-name="co10" table:number-columns-repeated="4" table:default-cell-style-name="ce1"/>
        <table:table-column table:style-name="co11" table:number-columns-repeated="16379" table:default-cell-style-name="ce1"/>
        <table:table-row table:style-name="ro3">
          <table:table-cell office:value-type="string" table:style-name="ce1">
            <text:p>overhead</text:p>
          </table:table-cell>
          <table:table-cell table:number-columns-repeated="4" table:style-name="ce2"/>
          <table:table-cell table:number-columns-repeated="16379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2E-3" table:style-name="ce2">
            <text:p>0.002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2E-3" table:style-name="ce2">
            <text:p>0.002</text:p>
          </table:table-cell>
          <table:table-cell office:value-type="float" office:value="2E-3" table:style-name="ce2">
            <text:p>0.002</text:p>
          </table:table-cell>
          <table:table-cell office:value-type="float" office:value="2E-3" table:style-name="ce2">
            <text:p>0.002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erm10</text:p>
          </table:table-cell>
          <table:table-cell table:number-columns-repeated="4" table:style-name="ce2"/>
          <table:table-cell table:number-columns-repeated="16379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1.4E-2" table:style-name="ce2">
            <text:p>0.014</text:p>
          </table:table-cell>
          <table:table-cell office:value-type="float" office:value="1.9E-2" table:style-name="ce2">
            <text:p>0.019</text:p>
          </table:table-cell>
          <table:table-cell office:value-type="float" office:value="1.9E-2" table:style-name="ce2">
            <text:p>0.019</text:p>
          </table:table-cell>
          <table:table-cell office:value-type="float" office:value="5.0000000000000001E-3" table:style-name="ce2">
            <text:p>0.00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erm20</text:p>
          </table:table-cell>
          <table:table-cell table:number-columns-repeated="4" table:style-name="ce2"/>
          <table:table-cell table:number-columns-repeated="16379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6.2E-2" table:style-name="ce2">
            <text:p>0.062</text:p>
          </table:table-cell>
          <table:table-cell office:value-type="float" office:value="6.2E-2" table:style-name="ce2">
            <text:p>0.062</text:p>
          </table:table-cell>
          <table:table-cell office:value-type="float" office:value="1.7999999999999999E-2" table:style-name="ce2">
            <text:p>0.018</text:p>
          </table:table-cell>
          <table:table-cell table:number-columns-repeated="3"/>
          <table:table-cell table:style-name="ce1">
            <draw:frame draw:z-index="1" draw:id="id11" draw:style-name="a11" draw:name="Chart 1" svg:x="0.39062in" svg:y="0.16667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erm30</text:p>
          </table:table-cell>
          <table:table-cell table:number-columns-repeated="4" table:style-name="ce2"/>
          <table:table-cell table:number-columns-repeated="16379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112" table:style-name="ce2">
            <text:p>0.112</text:p>
          </table:table-cell>
          <table:table-cell office:value-type="float" office:value="0.14899999999999999" table:style-name="ce2">
            <text:p>0.149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.7999999999999999E-2" table:style-name="ce2">
            <text:p>0.03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erm40</text:p>
          </table:table-cell>
          <table:table-cell table:number-columns-repeated="4" table:style-name="ce2"/>
          <table:table-cell table:number-columns-repeated="16379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20200000000000001" table:style-name="ce2">
            <text:p>0.202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4.2000000000000003E-2" table:style-name="ce2">
            <text:p>0.04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erm50</text:p>
          </table:table-cell>
          <table:table-cell table:number-columns-repeated="4" table:style-name="ce2"/>
          <table:table-cell table:number-columns-repeated="16379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6.6000000000000003E-2" table:style-name="ce2">
            <text:p>0.06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9"/>
        </table:table-row>
        <table:table-row table:number-rows-repeated="1048548" table:style-name="ro3">
          <table:table-cell table:number-columns-repeated="16384"/>
        </table:table-row>
      </table:table>
      <table:table table:name="perm_tjtwelf" table:style-name="ta3">
        <table:table-column table:style-name="co21" table:default-cell-style-name="ce1"/>
        <table:table-column table:style-name="co10" table:number-columns-repeated="2" table:default-cell-style-name="ce1"/>
        <table:table-column table:style-name="co11" table:number-columns-repeated="8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1" table:number-columns-repeated="16370" table:default-cell-style-name="ce1"/>
        <table:table-row table:style-name="ro3">
          <table:table-cell office:value-type="string" table:style-name="ce1">
            <text:p>parse sig</text:p>
          </table:table-cell>
          <table:table-cell office:value-type="float" office:value="3.2910000000000001E-3" table:style-name="ce1">
            <text:p>0.00329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signature</text:p>
          </table:table-cell>
          <table:table-cell office:value-type="float" office:value="1.603E-3" table:style-name="ce1">
            <text:p>0.00160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compile, link, and start simulator</text:p>
          </table:table-cell>
          <table:table-cell office:value-type="float" office:value="5.1190000000000003E-3" table:style-name="ce1">
            <text:p>0.00511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1.02E-4" table:style-name="ce1">
            <text:p>0.000102</text:p>
          </table:table-cell>
          <table:table-cell table:number-columns-repeated="8" table:style-name="ce1"/>
          <table:table-cell office:value-type="string" table:style-name="ce1">
            <text:p>example</text:p>
          </table:table-cell>
          <table:table-cell office:value-type="string" table:style-name="ce1">
            <text:p>pre-solve processing</text:p>
          </table:table-cell>
          <table:table-cell office:value-type="string" table:style-name="ce1">
            <text:p>solve</text:p>
          </table:table-cell>
          <table:table-cell office:value-type="string" table:style-name="ce1">
            <text:p>post-solve processing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4.4999999999999999E-4" table:style-name="ce1">
            <text:p>0.00045</text:p>
          </table:table-cell>
          <table:table-cell table:number-columns-repeated="8" table:style-name="ce1"/>
          <table:table-cell office:value-type="string" table:style-name="ce1">
            <text:p>perm10</text:p>
          </table:table-cell>
          <table:table-cell office:value-type="float" office:value="1.44E-4" table:formula="of:=[.B4]+[.B9]+[.B14]" table:style-name="ce1">
            <text:p>0.000144</text:p>
          </table:table-cell>
          <table:table-cell office:value-type="float" office:value="4.6620000000000003E-3" table:formula="of:=[.B19]" table:style-name="ce1">
            <text:p>0.004662</text:p>
          </table:table-cell>
          <table:table-cell office:value-type="float" office:value="4.5000000000000003E-5" table:formula="of:=[.B29]+[.B34]" table:style-name="ce1">
            <text:p>0.000045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3.0699999999999998E-4" table:style-name="ce1">
            <text:p>0.000307</text:p>
          </table:table-cell>
          <table:table-cell table:style-name="ce1">
            <draw:frame draw:z-index="1" draw:id="id12" draw:style-name="a12" draw:name="Chart 1" svg:x="0.48438in" svg:y="0.17709in" svg:width="5in" svg:height="3.21875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string" table:style-name="ce1">
            <text:p>perm20</text:p>
          </table:table-cell>
          <table:table-cell office:value-type="float" office:value="4.9799999999999996E-4" table:formula="of:=[.B5]+[.B10]+[.B15]" table:style-name="ce1">
            <text:p>0.000498</text:p>
          </table:table-cell>
          <table:table-cell office:value-type="float" office:value="3.1669000000000003E-2" table:formula="of:=[.B20]" table:style-name="ce1">
            <text:p>0.031669</text:p>
          </table:table-cell>
          <table:table-cell office:value-type="float" office:value="6.0999999999999999E-5" table:formula="of:=[.B30]+[.B35]" table:style-name="ce1">
            <text:p>0.000061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2.23E-4" table:style-name="ce1">
            <text:p>0.000223</text:p>
          </table:table-cell>
          <table:table-cell table:number-columns-repeated="8" table:style-name="ce1"/>
          <table:table-cell office:value-type="string" table:style-name="ce1">
            <text:p>perm30</text:p>
          </table:table-cell>
          <table:table-cell office:value-type="float" office:value="3.7199999999999999E-4" table:formula="of:=[.B6]+[.B11]+[.B16]" table:style-name="ce1">
            <text:p>0.000372</text:p>
          </table:table-cell>
          <table:table-cell office:value-type="float" office:value="0.115874" table:formula="of:=[.B21]" table:style-name="ce1">
            <text:p>0.115874</text:p>
          </table:table-cell>
          <table:table-cell office:value-type="float" office:value="6.8999999999999997E-5" table:formula="of:=[.B31]+[.B36]" table:style-name="ce1">
            <text:p>0.000069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2.5099999999999998E-4" table:style-name="ce1">
            <text:p>0.000251</text:p>
          </table:table-cell>
          <table:table-cell table:number-columns-repeated="8" table:style-name="ce1"/>
          <table:table-cell office:value-type="string" table:style-name="ce1">
            <text:p>perm40</text:p>
          </table:table-cell>
          <table:table-cell office:value-type="float" office:value="2.8899999999999998E-4" table:formula="of:=[.B7]+[.B12]+[.B17]" table:style-name="ce1">
            <text:p>0.000289</text:p>
          </table:table-cell>
          <table:table-cell office:value-type="float" office:value="0.30965999999999999" table:formula="of:=[.B22]" table:style-name="ce1">
            <text:p>0.30966</text:p>
          </table:table-cell>
          <table:table-cell office:value-type="float" office:value="9.1000000000000003E-5" table:formula="of:=[.B32]+[.B37]" table:style-name="ce1">
            <text:p>0.000091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2.4000000000000001E-5" table:style-name="ce1">
            <text:p>0.000024</text:p>
          </table:table-cell>
          <table:table-cell table:number-columns-repeated="8" table:style-name="ce1"/>
          <table:table-cell office:value-type="string" table:style-name="ce1">
            <text:p>perm50</text:p>
          </table:table-cell>
          <table:table-cell office:value-type="float" office:value="3.2899999999999997E-4" table:formula="of:=[.B8]+[.B13]+[.B18]" table:style-name="ce1">
            <text:p>0.000329</text:p>
          </table:table-cell>
          <table:table-cell office:value-type="float" office:value="0.68671599999999999" table:formula="of:=[.B23]" table:style-name="ce1">
            <text:p>0.686716</text:p>
          </table:table-cell>
          <table:table-cell office:value-type="float" office:value="1.12E-4" table:formula="of:=[.B33]+[.B38]" table:style-name="ce1">
            <text:p>0.000112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2.5000000000000001E-5" table:style-name="ce1">
            <text:p>0.00002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3.4E-5" table:style-name="ce1">
            <text:p>0.000034</text:p>
          </table:table-cell>
          <table:table-cell table:number-columns-repeated="8" table:style-name="ce1"/>
          <table:table-cell table:style-name="ce1">
            <draw:frame draw:z-index="2" draw:id="id13" draw:style-name="a13" draw:name="Chart 2" svg:x="0in" svg:y="0.11979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3.4999999999999997E-5" table:style-name="ce1">
            <text:p>0.00003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4.3000000000000002E-5" table:style-name="ce1">
            <text:p>0.00004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8E-5" table:style-name="ce1">
            <text:p>0.00001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2.3E-5" table:style-name="ce1">
            <text:p>0.00002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3.1000000000000001E-5" table:style-name="ce1">
            <text:p>0.00003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3.1000000000000001E-5" table:style-name="ce1">
            <text:p>0.00003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3.4999999999999997E-5" table:style-name="ce1">
            <text:p>0.00003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4.6620000000000003E-3" table:style-name="ce1">
            <text:p>0.00466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1669000000000003E-2" table:style-name="ce1">
            <text:p>0.03166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15874" table:style-name="ce1">
            <text:p>0.11587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30965999999999999" table:style-name="ce1">
            <text:p>0.3096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68671599999999999" table:style-name="ce1">
            <text:p>0.686716</text:p>
          </table:table-cell>
          <table:table-cell table:number-columns-repeated="16382"/>
        </table:table-row>
        <table:table-row table:number-rows-repeated="2" table:style-name="ro3">
          <table:table-cell office:value-type="string" table:style-name="ce1">
            <text:p>build term</text:p>
          </table:table-cell>
          <table:table-cell office:value-type="float" office:value="6.3999999999999997E-5" table:style-name="ce1">
            <text:p>0.00006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8.2999999999999998E-5" table:style-name="ce1">
            <text:p>0.00008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7.3999999999999996E-5" table:style-name="ce1">
            <text:p>0.00007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8.1000000000000004E-5" table:style-name="ce1">
            <text:p>0.00008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1.4E-5" table:style-name="ce1">
            <text:p>0.00001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1.7E-5" table:style-name="ce1">
            <text:p>0.00001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2.4000000000000001E-5" table:style-name="ce1">
            <text:p>0.00002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3.0000000000000001E-5" table:style-name="ce1">
            <text:p>0.0000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3.8000000000000002E-5" table:style-name="ce1">
            <text:p>0.00003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3.1000000000000001E-5" table:style-name="ce1">
            <text:p>0.00003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4.3999999999999999E-5" table:style-name="ce1">
            <text:p>0.00004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4.5000000000000003E-5" table:style-name="ce1">
            <text:p>0.00004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6.0999999999999999E-5" table:style-name="ce1">
            <text:p>0.00006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7.3999999999999996E-5" table:style-name="ce1">
            <text:p>0.000074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stack overflow</text:p>
          </table:table-cell>
          <table:table-cell office:value-type="string" table:style-name="ce1">
            <text:p>naive</text:p>
          </table:table-cell>
          <table:table-cell table:number-columns-repeated="16381"/>
        </table:table-row>
        <table:table-row table:number-rows-repeated="4" table:style-name="ro3">
          <table:table-cell table:style-name="ce1"/>
          <table:table-cell office:value-type="string" table:style-name="ce1">
            <text:p>stack overflow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3897000000000002E-2" table:style-name="ce1">
            <text:p>0.023897</text:p>
          </table:table-cell>
          <table:table-cell office:value-type="string" table:style-name="ce1">
            <text:p>+strictnes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35547" table:style-name="ce1">
            <text:p>0.13554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43620700000000001" table:style-name="ce1">
            <text:p>0.43620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056683" table:style-name="ce1">
            <text:p>1.05668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1507040000000002" table:style-name="ce1">
            <text:p>2.15070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9.3170000000000006E-3" table:style-name="ce1">
            <text:p>0.009317</text:p>
          </table:table-cell>
          <table:table-cell office:value-type="string" table:style-name="ce1">
            <text:p>+strictness+specialized predicate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6.1358999999999997E-2" table:style-name="ce1">
            <text:p>0.06135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218776" table:style-name="ce1">
            <text:p>0.21877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57860900000000004" table:style-name="ce1">
            <text:p>0.57860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254526" table:style-name="ce1">
            <text:p>1.254526</text:p>
          </table:table-cell>
          <table:table-cell table:number-columns-repeated="16382" table:style-name="ce1"/>
        </table:table-row>
        <table:table-row table:number-rows-repeated="1048523" table:style-name="ro3">
          <table:table-cell table:number-columns-repeated="16384"/>
        </table:table-row>
      </table:table>
      <table:table table:name="reverse_twelf" table:style-name="ta3">
        <table:table-column table:style-name="co10" table:number-columns-repeated="5" table:default-cell-style-name="ce1"/>
        <table:table-column table:style-name="co11" table:number-columns-repeated="16379" table:default-cell-style-name="ce1"/>
        <table:table-row table:style-name="ro3">
          <table:table-cell office:value-type="string" table:style-name="ce1">
            <text:p>overhea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1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/>
          <table:table-cell table:style-name="ce1">
            <draw:frame draw:z-index="1" draw:id="id14" draw:style-name="a14" draw:name="Chart 1" svg:x="0.55729in" svg:y="0in" svg:width="5.99479in" svg:height="4.6666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2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3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4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01" table:style-name="ce1">
            <text:p>0.01</text:p>
          </table:table-cell>
          <table:table-cell office:value-type="float" office:value="1.4E-2" table:style-name="ce1">
            <text:p>0.014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5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01" table:style-name="ce1">
            <text:p>0.01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10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0.03" table:style-name="ce1">
            <text:p>0.0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20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184" table:style-name="ce1">
            <text:p>0.184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109" table:style-name="ce1">
            <text:p>0.10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25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ars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construction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olving</text:p>
          </table:table-cell>
          <table:table-cell office:value-type="float" office:value="0.33800000000000002" table:style-name="ce1">
            <text:p>0.338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0.57899999999999996" table:style-name="ce1">
            <text:p>0.579</text:p>
          </table:table-cell>
          <table:table-cell office:value-type="float" office:value="0.252" table:style-name="ce1">
            <text:p>0.25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inting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79"/>
        </table:table-row>
        <table:table-row table:number-rows-repeated="1048533" table:style-name="ro3">
          <table:table-cell table:number-columns-repeated="16384"/>
        </table:table-row>
      </table:table>
      <table:table table:name="reverse_tjtwelf" table:style-name="ta3">
        <table:table-column table:style-name="co21" table:default-cell-style-name="ce1"/>
        <table:table-column table:style-name="co10" table:number-columns-repeated="2" table:default-cell-style-name="ce1"/>
        <table:table-column table:style-name="co11" table:number-columns-repeated="8" table:default-cell-style-name="ce1"/>
        <table:table-column table:style-name="co24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1" table:number-columns-repeated="16369" table:default-cell-style-name="ce1"/>
        <table:table-row table:style-name="ro3">
          <table:table-cell office:value-type="string" table:style-name="ce1">
            <text:p>parse sig</text:p>
          </table:table-cell>
          <table:table-cell office:value-type="float" office:value="2.6400000000000002E-4" table:style-name="ce1">
            <text:p>0.00026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signature</text:p>
          </table:table-cell>
          <table:table-cell office:value-type="float" office:value="1.18E-4" table:style-name="ce1">
            <text:p>0.00011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compile, link, and start simulator</text:p>
          </table:table-cell>
          <table:table-cell office:value-type="float" office:value="7.4299999999999995E-4" table:style-name="ce1">
            <text:p>0.000743</text:p>
          </table:table-cell>
          <table:table-cell table:number-columns-repeated="9" table:style-name="ce1"/>
          <table:table-cell office:value-type="string" table:style-name="ce1">
            <text:p>example</text:p>
          </table:table-cell>
          <table:table-cell office:value-type="string" table:style-name="ce1">
            <text:p>pre-solve processing</text:p>
          </table:table-cell>
          <table:table-cell office:value-type="string" table:style-name="ce1">
            <text:p>solve</text:p>
          </table:table-cell>
          <table:table-cell office:value-type="string" table:style-name="ce1">
            <text:p>post-solve processing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6.9999999999999994E-5" table:style-name="ce1">
            <text:p>0.00007</text:p>
          </table:table-cell>
          <table:table-cell table:number-columns-repeated="9" table:style-name="ce1"/>
          <table:table-cell office:value-type="string" table:style-name="ce1">
            <text:p>reverse10</text:p>
          </table:table-cell>
          <table:table-cell office:value-type="float" office:value="1.0099999999999999E-4" table:formula="of:=[.B4]+[.B12]+[.B20]" table:style-name="ce1">
            <text:p>0.000101</text:p>
          </table:table-cell>
          <table:table-cell office:value-type="float" office:value="8.8999999999999995E-5" table:formula="of:=[.B28]" table:style-name="ce1">
            <text:p>0.000089</text:p>
          </table:table-cell>
          <table:table-cell office:value-type="float" office:value="2.2799999999999999E-4" table:formula="of:=[.B44]+[.B52]" table:style-name="ce1">
            <text:p>0.000228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9.0000000000000006E-5" table:style-name="ce1">
            <text:p>0.00009</text:p>
          </table:table-cell>
          <table:table-cell table:number-columns-repeated="9" table:style-name="ce1"/>
          <table:table-cell office:value-type="string" table:style-name="ce1">
            <text:p>reverse20</text:p>
          </table:table-cell>
          <table:table-cell office:value-type="float" office:value="1.26E-4" table:formula="of:=[.B5]+[.B13]+[.B21]" table:style-name="ce1">
            <text:p>0.000126</text:p>
          </table:table-cell>
          <table:table-cell office:value-type="float" office:value="3.6900000000000002E-4" table:formula="of:=[.B29]" table:style-name="ce1">
            <text:p>0.000369</text:p>
          </table:table-cell>
          <table:table-cell office:value-type="float" office:value="6.2000000000000003E-5" table:formula="of:=[.B45]+[.B53]" table:style-name="ce1">
            <text:p>0.000062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1.2799999999999999E-4" table:style-name="ce1">
            <text:p>0.000128</text:p>
          </table:table-cell>
          <table:table-cell table:number-columns-repeated="9" table:style-name="ce1"/>
          <table:table-cell office:value-type="string" table:style-name="ce1">
            <text:p>reverse30</text:p>
          </table:table-cell>
          <table:table-cell office:value-type="float" office:value="1.74E-4" table:formula="of:=[.B6]+[.B14]+[.B22]" table:style-name="ce1">
            <text:p>0.000174</text:p>
          </table:table-cell>
          <table:table-cell office:value-type="float" office:value="9.8400000000000007E-4" table:formula="of:=[.B30]" table:style-name="ce1">
            <text:p>0.000984</text:p>
          </table:table-cell>
          <table:table-cell office:value-type="float" office:value="9.0000000000000006E-5" table:formula="of:=[.B46]+[.B54]" table:style-name="ce1">
            <text:p>0.00009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2.6499999999999999E-4" table:style-name="ce1">
            <text:p>0.000265</text:p>
          </table:table-cell>
          <table:table-cell table:style-name="ce1">
            <draw:frame draw:z-index="1" draw:id="id15" draw:style-name="a15" draw:name="Chart 1" svg:x="0.77604in" svg:y="0.13542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1">
            <text:p>reverse40</text:p>
          </table:table-cell>
          <table:table-cell office:value-type="float" office:value="3.1300000000000002E-4" table:formula="of:=[.B7]+[.B15]+[.B23]" table:style-name="ce1">
            <text:p>0.000313</text:p>
          </table:table-cell>
          <table:table-cell office:value-type="float" office:value="2.081E-3" table:formula="of:=[.B31]" table:style-name="ce1">
            <text:p>0.002081</text:p>
          </table:table-cell>
          <table:table-cell office:value-type="float" office:value="9.800000000000001E-5" table:formula="of:=[.B47]+[.B55]" table:style-name="ce1">
            <text:p>0.000098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1.22E-4" table:style-name="ce1">
            <text:p>0.000122</text:p>
          </table:table-cell>
          <table:table-cell table:number-columns-repeated="9" table:style-name="ce1"/>
          <table:table-cell office:value-type="string" table:style-name="ce1">
            <text:p>reverse50</text:p>
          </table:table-cell>
          <table:table-cell office:value-type="float" office:value="1.6799999999999999E-4" table:formula="of:=[.B8]+[.B16]+[.B24]" table:style-name="ce1">
            <text:p>0.000168</text:p>
          </table:table-cell>
          <table:table-cell office:value-type="float" office:value="3.8579999999999999E-3" table:formula="of:=[.B32]" table:style-name="ce1">
            <text:p>0.003858</text:p>
          </table:table-cell>
          <table:table-cell office:value-type="float" office:value="8.2000000000000001E-5" table:formula="of:=[.B48]+[.B56]" table:style-name="ce1">
            <text:p>0.000082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2.6600000000000001E-4" table:style-name="ce1">
            <text:p>0.000266</text:p>
          </table:table-cell>
          <table:table-cell table:number-columns-repeated="9" table:style-name="ce1"/>
          <table:table-cell office:value-type="string" table:style-name="ce1">
            <text:p>reverse100</text:p>
          </table:table-cell>
          <table:table-cell office:value-type="float" office:value="3.5800000000000003E-4" table:formula="of:=[.B9]+[.B17]+[.B25]" table:style-name="ce1">
            <text:p>0.000358</text:p>
          </table:table-cell>
          <table:table-cell office:value-type="float" office:value="2.5436E-2" table:formula="of:=[.B33]" table:style-name="ce1">
            <text:p>0.025436</text:p>
          </table:table-cell>
          <table:table-cell office:value-type="float" office:value="1.6800000000000002E-4" table:formula="of:=[.B49]+[.B57]" table:style-name="ce1">
            <text:p>0.000168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4.9399999999999997E-4" table:style-name="ce1">
            <text:p>0.000494</text:p>
          </table:table-cell>
          <table:table-cell table:number-columns-repeated="9" table:style-name="ce1"/>
          <table:table-cell office:value-type="string" table:style-name="ce1">
            <text:p>reverse200</text:p>
          </table:table-cell>
          <table:table-cell office:value-type="float" office:value="7.2199999999999999E-4" table:formula="of:=[.B10]+[.B18]+[.B26]" table:style-name="ce1">
            <text:p>0.000722</text:p>
          </table:table-cell>
          <table:table-cell office:value-type="float" office:value="0.14253099999999999" table:formula="of:=[.B34]" table:style-name="ce1">
            <text:p>0.142531</text:p>
          </table:table-cell>
          <table:table-cell office:value-type="float" office:value="4.0699999999999997E-4" table:formula="of:=[.B50]+[.B58]" table:style-name="ce1">
            <text:p>0.000407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parse query</text:p>
          </table:table-cell>
          <table:table-cell office:value-type="float" office:value="5.6999999999999998E-4" table:style-name="ce1">
            <text:p>0.00057</text:p>
          </table:table-cell>
          <table:table-cell table:number-columns-repeated="9" table:style-name="ce1"/>
          <table:table-cell office:value-type="string" table:style-name="ce1">
            <text:p>reverse250</text:p>
          </table:table-cell>
          <table:table-cell office:value-type="float" office:value="8.8800000000000001E-4" table:formula="of:=[.B11]+[.B19]+[.B27]" table:style-name="ce1">
            <text:p>0.000888</text:p>
          </table:table-cell>
          <table:table-cell office:value-type="float" office:value="0.27055400000000002" table:formula="of:=[.B35]" table:style-name="ce1">
            <text:p>0.270554</text:p>
          </table:table-cell>
          <table:table-cell office:value-type="float" office:value="3.88E-4" table:formula="of:=[.B51]+[.B59]" table:style-name="ce1">
            <text:p>0.000388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5E-5" table:style-name="ce1">
            <text:p>0.00001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5999999999999999E-5" table:style-name="ce1">
            <text:p>0.000016</text:p>
          </table:table-cell>
          <table:table-cell table:number-columns-repeated="8" table:style-name="ce1"/>
          <table:table-cell table:style-name="ce1">
            <draw:frame draw:z-index="2" draw:id="id16" draw:style-name="a16" draw:name="Chart 2" svg:x="0.70833in" svg:y="0.13021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2.0000000000000002E-5" table:style-name="ce1">
            <text:p>0.0000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2.0999999999999999E-5" table:style-name="ce1">
            <text:p>0.00002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2.3E-5" table:style-name="ce1">
            <text:p>0.00002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4.5000000000000003E-5" table:style-name="ce1">
            <text:p>0.00004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1.4799999999999999E-4" table:style-name="ce1">
            <text:p>0.00014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ranslate query</text:p>
          </table:table-cell>
          <table:table-cell office:value-type="float" office:value="8.6000000000000003E-5" table:style-name="ce1">
            <text:p>0.00008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1.5999999999999999E-5" table:style-name="ce1">
            <text:p>0.00001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2.0000000000000002E-5" table:style-name="ce1">
            <text:p>0.0000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2.5999999999999998E-5" table:style-name="ce1">
            <text:p>0.00002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2.6999999999999999E-5" table:style-name="ce1">
            <text:p>0.00002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2.3E-5" table:style-name="ce1">
            <text:p>0.00002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4.6999999999999997E-5" table:style-name="ce1">
            <text:p>0.00004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8.0000000000000007E-5" table:style-name="ce1">
            <text:p>0.0000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t up simulator to solve query</text:p>
          </table:table-cell>
          <table:table-cell office:value-type="float" office:value="2.32E-4" table:style-name="ce1">
            <text:p>0.00023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8.8999999999999995E-5" table:style-name="ce1">
            <text:p>0.00008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6900000000000002E-4" table:style-name="ce1">
            <text:p>0.00036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9.8400000000000007E-4" table:style-name="ce1">
            <text:p>0.00098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081E-3" table:style-name="ce1">
            <text:p>0.00208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8579999999999999E-3" table:style-name="ce1">
            <text:p>0.00385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5436E-2" table:style-name="ce1">
            <text:p>0.02543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4253099999999999" table:style-name="ce1">
            <text:p>0.14253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27055400000000002" table:style-name="ce1">
            <text:p>0.2705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3.4E-5" table:style-name="ce1">
            <text:p>0.00003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3.8000000000000002E-5" table:style-name="ce1">
            <text:p>0.00003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4.3000000000000002E-5" table:style-name="ce1">
            <text:p>0.00004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3.6999999999999998E-5" table:style-name="ce1">
            <text:p>0.00003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4.0000000000000003E-5" table:style-name="ce1">
            <text:p>0.0000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5.5000000000000002E-5" table:style-name="ce1">
            <text:p>0.00005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8.3999999999999995E-5" table:style-name="ce1">
            <text:p>0.00008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ild term</text:p>
          </table:table-cell>
          <table:table-cell office:value-type="float" office:value="1.0399999999999999E-4" table:style-name="ce1">
            <text:p>0.00010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1.1E-5" table:style-name="ce1">
            <text:p>0.0000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1.5E-5" table:style-name="ce1">
            <text:p>0.000015</text:p>
          </table:table-cell>
          <table:table-cell table:number-columns-repeated="16382"/>
        </table:table-row>
        <table:table-row table:number-rows-repeated="2" table:style-name="ro3">
          <table:table-cell office:value-type="string" table:style-name="ce1">
            <text:p>invert term</text:p>
          </table:table-cell>
          <table:table-cell office:value-type="float" office:value="1.8E-5" table:style-name="ce1">
            <text:p>0.00001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2.1999999999999999E-5" table:style-name="ce1">
            <text:p>0.00002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3.4999999999999997E-5" table:style-name="ce1">
            <text:p>0.00003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6.2000000000000003E-5" table:style-name="ce1">
            <text:p>0.00006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invert term</text:p>
          </table:table-cell>
          <table:table-cell office:value-type="float" office:value="8.2000000000000001E-5" table:style-name="ce1">
            <text:p>0.00008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2.1699999999999999E-4" table:style-name="ce1">
            <text:p>0.00021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4.6999999999999997E-5" table:style-name="ce1">
            <text:p>0.00004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7.2000000000000002E-5" table:style-name="ce1">
            <text:p>0.00007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8.0000000000000007E-5" table:style-name="ce1">
            <text:p>0.0000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6.0000000000000002E-5" table:style-name="ce1">
            <text:p>0.0000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1.3300000000000001E-4" table:style-name="ce1">
            <text:p>0.00013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3.4499999999999998E-4" table:style-name="ce1">
            <text:p>0.00034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rint solution</text:p>
          </table:table-cell>
          <table:table-cell office:value-type="float" office:value="3.0600000000000001E-4" table:style-name="ce1">
            <text:p>0.00030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3199999999999999E-4" table:style-name="ce1">
            <text:p>0.000332</text:p>
          </table:table-cell>
          <table:table-cell office:value-type="string" table:style-name="ce1">
            <text:p>naive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807E-3" table:style-name="ce1">
            <text:p>0.00180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5.1250000000000002E-3" table:style-name="ce1">
            <text:p>0.00512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1273E-2" table:style-name="ce1">
            <text:p>0.01127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0618000000000001E-2" table:style-name="ce1">
            <text:p>0.02061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48643" table:style-name="ce1">
            <text:p>0.14864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125483" table:style-name="ce1">
            <text:p>1.12548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1722459999999999" table:style-name="ce1">
            <text:p>2.17224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3799999999999999E-4" table:style-name="ce1">
            <text:p>0.000138</text:p>
          </table:table-cell>
          <table:table-cell office:value-type="string" table:style-name="ce1">
            <text:p>+strictnes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5.2099999999999998E-4" table:style-name="ce1">
            <text:p>0.00052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335E-3" table:style-name="ce1">
            <text:p>0.00133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5140000000000002E-3" table:style-name="ce1">
            <text:p>0.00251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4.4539999999999996E-3" table:style-name="ce1">
            <text:p>0.00445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6262000000000001E-2" table:style-name="ce1">
            <text:p>0.02626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74758" table:style-name="ce1">
            <text:p>0.17475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328069" table:style-name="ce1">
            <text:p>0.32806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0900000000000001E-4" table:style-name="ce1">
            <text:p>0.000109</text:p>
          </table:table-cell>
          <table:table-cell office:value-type="string" table:style-name="ce1">
            <text:p>+strictness+specialized predicate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4.2900000000000002E-4" table:style-name="ce1">
            <text:p>0.00042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1.1490000000000001E-3" table:style-name="ce1">
            <text:p>0.00114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2309999999999999E-3" table:style-name="ce1">
            <text:p>0.00223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3.9319999999999997E-3" table:style-name="ce1">
            <text:p>0.00393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2.4372999999999999E-2" table:style-name="ce1">
            <text:p>0.02437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16736500000000001" table:style-name="ce1">
            <text:p>0.16736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lve query</text:p>
          </table:table-cell>
          <table:table-cell office:value-type="float" office:value="0.31048900000000001" table:style-name="ce1">
            <text:p>0.310489</text:p>
          </table:table-cell>
          <table:table-cell table:number-columns-repeated="16382"/>
        </table:table-row>
        <table:table-row table:number-rows-repeated="1048493" table:style-name="ro3">
          <table:table-cell table:number-columns-repeated="16384"/>
        </table:table-row>
      </table:table>
      <table:database-ranges>
        <table:database-range table:target-range-address="Zach.A2" table:on-update-keep-size="false" table:on-update-keep-styles="true" table:refresh-delay="false">
          <table:database-source-sql table:database-name="Provider=Microsoft.Mashup.OleDb.1;Data Source=$Workbook$;Location=reverse original;Extended Properties=&quot;&quot;" table:sql-statement="SELECT * FROM [reverse original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6" number:min-integer-digits="1"/>
    </number:number-style>
    <number:number-style style:name="N37">
      <number:number number:decimal-places="3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Poffalina</dc:creator>
    <meta:creation-date>2018-03-23T14:36:21Z</meta:creation-date>
    <dc:date>2018-03-25T23:26:46Z</dc:date>
    <meta:editing-cycles>4</meta:editing-cycles>
    <meta:editing-duration>PT156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line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line" chart:attached-axis="primary-y" chart:style-name="G0S1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lving</text:p>
              </table:table-cell>
              <table:table-cell office:value-type="string">
                <text:p>gc</text:p>
              </table:table-cell>
            </table:table-row>
          </table:table-header-rows>
          <table:table-row>
            <table:table-cell office:value-type="string">
              <text:p>double10</text:p>
            </table:table-cell>
            <table:table-cell office:value-type="float" office:value="1E-3"/>
            <table:table-cell office:value-type="float" office:value="0"/>
          </table:table-row>
          <table:table-row>
            <table:table-cell office:value-type="string">
              <text:p>double20</text:p>
            </table:table-cell>
            <table:table-cell office:value-type="float" office:value="6.0000000000000001E-3"/>
            <table:table-cell office:value-type="float" office:value="3.0000000000000001E-3"/>
          </table:table-row>
          <table:table-row>
            <table:table-cell office:value-type="string">
              <text:p>double30</text:p>
            </table:table-cell>
            <table:table-cell office:value-type="float" office:value="8.9999999999999993E-3"/>
            <table:table-cell office:value-type="float" office:value="6.0000000000000001E-3"/>
          </table:table-row>
          <table:table-row>
            <table:table-cell office:value-type="string">
              <text:p>double40</text:p>
            </table:table-cell>
            <table:table-cell office:value-type="float" office:value="0.01"/>
            <table:table-cell office:value-type="float" office:value="6.0000000000000001E-3"/>
          </table:table-row>
          <table:table-row>
            <table:table-cell office:value-type="string">
              <text:p>double50</text:p>
            </table:table-cell>
            <table:table-cell office:value-type="float" office:value="1.7000000000000001E-2"/>
            <table:table-cell office:value-type="float" office:value="8.0000000000000002E-3"/>
          </table:table-row>
          <table:table-row>
            <table:table-cell office:value-type="string">
              <text:p>double100</text:p>
            </table:table-cell>
            <table:table-cell office:value-type="float" office:value="7.3999999999999996E-2"/>
            <table:table-cell office:value-type="float" office:value="4.3999999999999997E-2"/>
          </table:table-row>
          <table:table-row>
            <table:table-cell office:value-type="string">
              <text:p>double200</text:p>
            </table:table-cell>
            <table:table-cell office:value-type="float" office:value="0.245"/>
            <table:table-cell office:value-type="float" office:value="0.15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6.5002362204725pt" svg:width="459.7502362204725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trictness+specialize+indexing</text:p>
              </table:table-cell>
              <table:table-cell office:value-type="string">
                <text:p>strictness</text:p>
              </table:table-cell>
              <table:table-cell office:value-type="string">
                <text:p>strictness+specialize</text:p>
              </table:table-cell>
            </table:table-row>
          </table:table-header-rows>
          <table:table-row>
            <table:table-cell office:value-type="string">
              <text:p>mklist32</text:p>
            </table:table-cell>
            <table:table-cell office:value-type="float" office:value="8.0540000000000004E-3"/>
            <table:table-cell office:value-type="float" office:value="6.4479999999999997E-3"/>
            <table:table-cell office:value-type="float" office:value="5.1859999999999996E-3"/>
          </table:table-row>
          <table:table-row>
            <table:table-cell office:value-type="string">
              <text:p> mklist64</text:p>
            </table:table-cell>
            <table:table-cell office:value-type="float" office:value="6.8630000000000002E-3"/>
            <table:table-cell office:value-type="float" office:value="8.4200000000000004E-3"/>
            <table:table-cell office:value-type="float" office:value="7.8480000000000008E-3"/>
          </table:table-row>
          <table:table-row>
            <table:table-cell office:value-type="string">
              <text:p> mklist128</text:p>
            </table:table-cell>
            <table:table-cell office:value-type="float" office:value="2.7109999999999999E-2"/>
            <table:table-cell office:value-type="float" office:value="3.2092000000000002E-2"/>
            <table:table-cell office:value-type="float" office:value="3.0925000000000001E-2"/>
          </table:table-row>
          <table:table-row>
            <table:table-cell office:value-type="string">
              <text:p> mklist256</text:p>
            </table:table-cell>
            <table:table-cell office:value-type="float" office:value="0.108587"/>
            <table:table-cell office:value-type="float" office:value="0.12556100000000001"/>
            <table:table-cell office:value-type="float" office:value="0.12578700000000001"/>
          </table:table-row>
          <table:table-row>
            <table:table-cell office:value-type="string">
              <text:p> mklist512</text:p>
            </table:table-cell>
            <table:table-cell office:value-type="float" office:value="0.43271500000000002"/>
            <table:table-cell office:value-type="float" office:value="0.49852800000000003"/>
            <table:table-cell office:value-type="float" office:value="0.4919780000000000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minimum="0.7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a5a5a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4472c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num_tjtwelf.$O$6:.$O$10"/>
          </chart:axis>
          <chart:axis chart:dimension="y" chart:name="primary-y" chart:style-name="Axs1">
            <chart:grid chart:class="major" chart:style-name="GMa1"/>
          </chart:axis>
          <chart:series chart:label-cell-address="num_tjtwelf.$R$5" chart:values-cell-range-address="num_tjtwelf.$R$6:.$R$10" chart:class="chart:bar" chart:attached-axis="primary-y" chart:style-name="G0S0">
            <chart:data-point chart:repeated="5"/>
          </chart:series>
          <chart:series chart:label-cell-address="num_tjtwelf.$Q$5" chart:values-cell-range-address="num_tjtwelf.$Q$6:.$Q$10" chart:class="chart:bar" chart:attached-axis="primary-y" chart:style-name="G0S1">
            <chart:data-point chart:repeated="5"/>
          </chart:series>
          <chart:series chart:label-cell-address="num_tjtwelf.$P$5" chart:values-cell-range-address="num_tjtwelf.$P$6:.$P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lving</text:p>
              </table:table-cell>
              <table:table-cell office:value-type="string">
                <text:p>gc</text:p>
              </table:table-cell>
            </table:table-row>
          </table:table-header-rows>
          <table:table-row>
            <table:table-cell office:value-type="string">
              <text:p>perm10</text:p>
            </table:table-cell>
            <table:table-cell office:value-type="float" office:value="1.4E-2"/>
            <table:table-cell office:value-type="float" office:value="5.0000000000000001E-3"/>
          </table:table-row>
          <table:table-row>
            <table:table-cell office:value-type="string">
              <text:p>perm20</text:p>
            </table:table-cell>
            <table:table-cell office:value-type="float" office:value="4.3999999999999997E-2"/>
            <table:table-cell office:value-type="float" office:value="1.7999999999999999E-2"/>
          </table:table-row>
          <table:table-row>
            <table:table-cell office:value-type="string">
              <text:p>perm30</text:p>
            </table:table-cell>
            <table:table-cell office:value-type="float" office:value="0.112"/>
            <table:table-cell office:value-type="float" office:value="3.7999999999999999E-2"/>
          </table:table-row>
          <table:table-row>
            <table:table-cell office:value-type="string">
              <text:p>perm40</text:p>
            </table:table-cell>
            <table:table-cell office:value-type="float" office:value="0.20200000000000001"/>
            <table:table-cell office:value-type="float" office:value="4.2000000000000003E-2"/>
          </table:table-row>
          <table:table-row>
            <table:table-cell office:value-type="string">
              <text:p>perm50</text:p>
            </table:table-cell>
            <table:table-cell office:value-type="float" office:value="0.34300000000000003"/>
            <table:table-cell office:value-type="float" office:value="6.6000000000000003E-2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</office:automatic-styles>
  <office:body>
    <office:chart>
      <chart:chart chart:class="chart:line" svg:height="231.75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series chart:label-cell-address="local-table.$E$1" chart:values-cell-range-address="local-table.$E$2" chart:class="chart:line" chart:attached-axis="primary-y" chart:style-name="G0S3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strictness+specialize+indexing</text:p>
              </table:table-cell>
              <table:table-cell office:value-type="string">
                <text:p>strictness</text:p>
              </table:table-cell>
              <table:table-cell office:value-type="string">
                <text:p>strictness+specialize</text:p>
              </table:table-cell>
              <table:table-cell office:value-type="string">
                <text:p>naive</text:p>
              </table:table-cell>
            </table:table-row>
          </table:table-header-rows>
          <table:table-row>
            <table:table-cell office:value-type="string">
              <text:p>perm10</text:p>
            </table:table-cell>
            <table:table-cell office:value-type="float" office:value="4.6620000000000003E-3"/>
            <table:table-cell office:value-type="float" office:value="2.3897000000000002E-2"/>
            <table:table-cell office:value-type="float" office:value="9.3170000000000006E-3"/>
            <table:table-cell office:value-type="float" office:value="0"/>
          </table:table-row>
          <table:table-row>
            <table:table-cell office:value-type="string">
              <text:p> perm20</text:p>
            </table:table-cell>
            <table:table-cell office:value-type="float" office:value="3.1669000000000003E-2"/>
            <table:table-cell office:value-type="float" office:value="0.135547"/>
            <table:table-cell office:value-type="float" office:value="6.1358999999999997E-2"/>
            <table:table-cell/>
          </table:table-row>
          <table:table-row>
            <table:table-cell office:value-type="string">
              <text:p> perm30</text:p>
            </table:table-cell>
            <table:table-cell office:value-type="float" office:value="0.115874"/>
            <table:table-cell office:value-type="float" office:value="0.43620700000000001"/>
            <table:table-cell office:value-type="float" office:value="0.218776"/>
            <table:table-cell/>
          </table:table-row>
          <table:table-row>
            <table:table-cell office:value-type="string">
              <text:p> perm40</text:p>
            </table:table-cell>
            <table:table-cell office:value-type="float" office:value="0.30965999999999999"/>
            <table:table-cell office:value-type="float" office:value="1.056683"/>
            <table:table-cell office:value-type="float" office:value="0.57860900000000004"/>
            <table:table-cell/>
          </table:table-row>
          <table:table-row>
            <table:table-cell office:value-type="string">
              <text:p> perm50</text:p>
            </table:table-cell>
            <table:table-cell office:value-type="float" office:value="0.68671599999999999"/>
            <table:table-cell office:value-type="float" office:value="2.1507040000000002"/>
            <table:table-cell office:value-type="float" office:value="1.254526"/>
            <table:table-cell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ed7d31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erm_tjtwelf.$K$5:.$K$9"/>
          </chart:axis>
          <chart:axis chart:dimension="y" chart:name="primary-y" chart:style-name="Axs1">
            <chart:grid chart:class="major" chart:style-name="GMa1"/>
          </chart:axis>
          <chart:series chart:label-cell-address="perm_tjtwelf.$M$4" chart:values-cell-range-address="perm_tjtwelf.$M$5:.$M$9" chart:class="chart:bar" chart:attached-axis="primary-y" chart:style-name="G0S0">
            <chart:data-point chart:repeated="5"/>
          </chart:series>
          <chart:series chart:label-cell-address="perm_tjtwelf.$L$4" chart:values-cell-range-address="perm_tjtwelf.$L$5:.$L$9" chart:class="chart:bar" chart:attached-axis="primary-y" chart:style-name="G0S1">
            <chart:data-point chart:repeated="5"/>
          </chart:series>
          <chart:series chart:label-cell-address="perm_tjtwelf.$N$4" chart:values-cell-range-address="perm_tjtwelf.$N$5:.$N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36.0002362204725pt" svg:width="431.6248031496062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line" chart:attached-axis="primary-y" chart:style-name="G0S1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lving</text:p>
              </table:table-cell>
              <table:table-cell office:value-type="string">
                <text:p>gc</text:p>
              </table:table-cell>
            </table:table-row>
          </table:table-header-rows>
          <table:table-row>
            <table:table-cell office:value-type="string">
              <text:p>reverse10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reverse20</text:p>
            </table:table-cell>
            <table:table-cell office:value-type="float" office:value="5.0000000000000001E-3"/>
            <table:table-cell office:value-type="float" office:value="4.0000000000000001E-3"/>
          </table:table-row>
          <table:table-row>
            <table:table-cell office:value-type="string">
              <text:p>reverse30</text:p>
            </table:table-cell>
            <table:table-cell office:value-type="float" office:value="5.0000000000000001E-3"/>
            <table:table-cell office:value-type="float" office:value="3.0000000000000001E-3"/>
          </table:table-row>
          <table:table-row>
            <table:table-cell office:value-type="string">
              <text:p>reverse40</text:p>
            </table:table-cell>
            <table:table-cell office:value-type="float" office:value="0.01"/>
            <table:table-cell office:value-type="float" office:value="4.0000000000000001E-3"/>
          </table:table-row>
          <table:table-row>
            <table:table-cell office:value-type="string">
              <text:p>reverse50</text:p>
            </table:table-cell>
            <table:table-cell office:value-type="float" office:value="0.01"/>
            <table:table-cell office:value-type="float" office:value="6.0000000000000001E-3"/>
          </table:table-row>
          <table:table-row>
            <table:table-cell office:value-type="string">
              <text:p>reverse100</text:p>
            </table:table-cell>
            <table:table-cell office:value-type="float" office:value="4.2999999999999997E-2"/>
            <table:table-cell office:value-type="float" office:value="0.03"/>
          </table:table-row>
          <table:table-row>
            <table:table-cell office:value-type="string">
              <text:p>reverse200</text:p>
            </table:table-cell>
            <table:table-cell office:value-type="float" office:value="0.184"/>
            <table:table-cell office:value-type="float" office:value="0.109"/>
          </table:table-row>
          <table:table-row>
            <table:table-cell office:value-type="string">
              <text:p>reverse250</text:p>
            </table:table-cell>
            <table:table-cell office:value-type="float" office:value="0.33800000000000002"/>
            <table:table-cell office:value-type="float" office:value="0.25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line" chart:attached-axis="primary-y" chart:style-name="G0S1">
            <chart:data-point chart:repeated="8"/>
          </chart:series>
          <chart:series chart:label-cell-address="local-table.$D$1" chart:values-cell-range-address="local-table.$D$2:.$D$9" chart:class="chart:line" chart:attached-axis="primary-y" chart:style-name="G0S2">
            <chart:data-point chart:repeated="8"/>
          </chart:series>
          <chart:series chart:label-cell-address="local-table.$E$1" chart:values-cell-range-address="local-table.$E$2:.$E$9" chart:class="chart:line" chart:attached-axis="primary-y" chart:style-name="G0S3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strictness+specialize+indexing</text:p>
              </table:table-cell>
              <table:table-cell office:value-type="string">
                <text:p>naive</text:p>
              </table:table-cell>
              <table:table-cell office:value-type="string">
                <text:p>strictness</text:p>
              </table:table-cell>
              <table:table-cell office:value-type="string">
                <text:p>strictness+specialize</text:p>
              </table:table-cell>
            </table:table-row>
          </table:table-header-rows>
          <table:table-row>
            <table:table-cell office:value-type="string">
              <text:p>reverse10</text:p>
            </table:table-cell>
            <table:table-cell office:value-type="float" office:value="8.8999999999999995E-5"/>
            <table:table-cell office:value-type="float" office:value="3.3199999999999999E-4"/>
            <table:table-cell office:value-type="float" office:value="1.3799999999999999E-4"/>
            <table:table-cell office:value-type="float" office:value="1.0900000000000001E-4"/>
          </table:table-row>
          <table:table-row>
            <table:table-cell office:value-type="string">
              <text:p> reverse20</text:p>
            </table:table-cell>
            <table:table-cell office:value-type="float" office:value="3.6900000000000002E-4"/>
            <table:table-cell office:value-type="float" office:value="1.807E-3"/>
            <table:table-cell office:value-type="float" office:value="5.2099999999999998E-4"/>
            <table:table-cell office:value-type="float" office:value="4.2900000000000002E-4"/>
          </table:table-row>
          <table:table-row>
            <table:table-cell office:value-type="string">
              <text:p> reverse30</text:p>
            </table:table-cell>
            <table:table-cell office:value-type="float" office:value="9.8400000000000007E-4"/>
            <table:table-cell office:value-type="float" office:value="5.1250000000000002E-3"/>
            <table:table-cell office:value-type="float" office:value="1.335E-3"/>
            <table:table-cell office:value-type="float" office:value="1.1490000000000001E-3"/>
          </table:table-row>
          <table:table-row>
            <table:table-cell office:value-type="string">
              <text:p> reverse40</text:p>
            </table:table-cell>
            <table:table-cell office:value-type="float" office:value="2.081E-3"/>
            <table:table-cell office:value-type="float" office:value="1.1273E-2"/>
            <table:table-cell office:value-type="float" office:value="2.5140000000000002E-3"/>
            <table:table-cell office:value-type="float" office:value="2.2309999999999999E-3"/>
          </table:table-row>
          <table:table-row>
            <table:table-cell office:value-type="string">
              <text:p> reverse50</text:p>
            </table:table-cell>
            <table:table-cell office:value-type="float" office:value="3.8579999999999999E-3"/>
            <table:table-cell office:value-type="float" office:value="2.0618000000000001E-2"/>
            <table:table-cell office:value-type="float" office:value="4.4539999999999996E-3"/>
            <table:table-cell office:value-type="float" office:value="3.9319999999999997E-3"/>
          </table:table-row>
          <table:table-row>
            <table:table-cell office:value-type="string">
              <text:p> reverse100</text:p>
            </table:table-cell>
            <table:table-cell office:value-type="float" office:value="2.5436E-2"/>
            <table:table-cell office:value-type="float" office:value="0.148643"/>
            <table:table-cell office:value-type="float" office:value="2.6262000000000001E-2"/>
            <table:table-cell office:value-type="float" office:value="2.4372999999999999E-2"/>
          </table:table-row>
          <table:table-row>
            <table:table-cell office:value-type="string">
              <text:p> reverse200</text:p>
            </table:table-cell>
            <table:table-cell office:value-type="float" office:value="0.14253099999999999"/>
            <table:table-cell office:value-type="float" office:value="1.125483"/>
            <table:table-cell office:value-type="float" office:value="0.174758"/>
            <table:table-cell office:value-type="float" office:value="0.16736500000000001"/>
          </table:table-row>
          <table:table-row>
            <table:table-cell office:value-type="string">
              <text:p> reverse250</text:p>
            </table:table-cell>
            <table:table-cell office:value-type="float" office:value="0.27055400000000002"/>
            <table:table-cell office:value-type="float" office:value="2.1722459999999999"/>
            <table:table-cell office:value-type="float" office:value="0.328069"/>
            <table:table-cell office:value-type="float" office:value="0.3104890000000000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minimum="0.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ed7d31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reverse_tjtwelf.$L$4:.$L$11"/>
          </chart:axis>
          <chart:axis chart:dimension="y" chart:name="primary-y" chart:style-name="Axs1">
            <chart:grid chart:class="major" chart:style-name="GMa1"/>
          </chart:axis>
          <chart:series chart:label-cell-address="reverse_tjtwelf.$N$3" chart:values-cell-range-address="reverse_tjtwelf.$N$4:.$N$11" chart:class="chart:bar" chart:attached-axis="primary-y" chart:style-name="G0S0">
            <chart:data-point chart:repeated="8"/>
          </chart:series>
          <chart:series chart:label-cell-address="reverse_tjtwelf.$M$3" chart:values-cell-range-address="reverse_tjtwelf.$M$4:.$M$11" chart:class="chart:bar" chart:attached-axis="primary-y" chart:style-name="G0S1">
            <chart:data-point chart:repeated="8"/>
          </chart:series>
          <chart:series chart:label-cell-address="reverse_tjtwelf.$O$3" chart:values-cell-range-address="reverse_tjtwelf.$O$4:.$O$11" chart:class="chart:bar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</office:automatic-styles>
  <office:body>
    <office:chart>
      <chart:chart chart:class="chart:line" svg:height="252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line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line" chart:attached-axis="primary-y" chart:style-name="G0S1">
            <chart:data-point chart:repeated="7"/>
          </chart:series>
          <chart:series chart:label-cell-address="local-table.$D$1" chart:values-cell-range-address="local-table.$D$2:.$D$8" chart:class="chart:line" chart:attached-axis="primary-y" chart:style-name="G0S2">
            <chart:data-point chart:repeated="7"/>
          </chart:series>
          <chart:series chart:label-cell-address="local-table.$E$1" chart:values-cell-range-address="local-table.$E$2:.$E$8" chart:class="chart:line" chart:attached-axis="primary-y" chart:style-name="G0S3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strictness+specialize+indexing</text:p>
              </table:table-cell>
              <table:table-cell office:value-type="string">
                <text:p>naive</text:p>
              </table:table-cell>
              <table:table-cell office:value-type="string">
                <text:p>strictness</text:p>
              </table:table-cell>
              <table:table-cell office:value-type="string">
                <text:p>strictness+specialize</text:p>
              </table:table-cell>
            </table:table-row>
          </table:table-header-rows>
          <table:table-row>
            <table:table-cell office:value-type="string">
              <text:p>double10</text:p>
            </table:table-cell>
            <table:table-cell office:value-type="float" office:value="5.7499999999999999E-4"/>
            <table:table-cell office:value-type="float" office:value="1.8779999999999999E-3"/>
            <table:table-cell office:value-type="float" office:value="9.4200000000000002E-4"/>
            <table:table-cell office:value-type="float" office:value="5.9299999999999999E-4"/>
          </table:table-row>
          <table:table-row>
            <table:table-cell office:value-type="string">
              <text:p> double20</text:p>
            </table:table-cell>
            <table:table-cell office:value-type="float" office:value="1.348E-3"/>
            <table:table-cell office:value-type="float" office:value="4.9940000000000002E-3"/>
            <table:table-cell office:value-type="float" office:value="2.3960000000000001E-3"/>
            <table:table-cell office:value-type="float" office:value="1.4530000000000001E-3"/>
          </table:table-row>
          <table:table-row>
            <table:table-cell office:value-type="string">
              <text:p> double30</text:p>
            </table:table-cell>
            <table:table-cell office:value-type="float" office:value="2.5590000000000001E-3"/>
            <table:table-cell office:value-type="float" office:value="1.0595E-2"/>
            <table:table-cell office:value-type="float" office:value="4.5040000000000002E-3"/>
            <table:table-cell office:value-type="float" office:value="2.6940000000000002E-3"/>
          </table:table-row>
          <table:table-row>
            <table:table-cell office:value-type="string">
              <text:p> double40</text:p>
            </table:table-cell>
            <table:table-cell office:value-type="float" office:value="4.3350000000000003E-3"/>
            <table:table-cell office:value-type="float" office:value="1.9439999999999999E-2"/>
            <table:table-cell office:value-type="float" office:value="7.5490000000000002E-3"/>
            <table:table-cell office:value-type="float" office:value="4.5230000000000001E-3"/>
          </table:table-row>
          <table:table-row>
            <table:table-cell office:value-type="string">
              <text:p> double50</text:p>
            </table:table-cell>
            <table:table-cell office:value-type="float" office:value="6.8300000000000001E-3"/>
            <table:table-cell office:value-type="float" office:value="3.1387999999999999E-2"/>
            <table:table-cell office:value-type="float" office:value="1.1516E-2"/>
            <table:table-cell office:value-type="float" office:value="7.084E-3"/>
          </table:table-row>
          <table:table-row>
            <table:table-cell office:value-type="string">
              <text:p> double100</text:p>
            </table:table-cell>
            <table:table-cell office:value-type="float" office:value="3.0986E-2"/>
            <table:table-cell office:value-type="float" office:value="0.18274199999999999"/>
            <table:table-cell office:value-type="float" office:value="5.0576999999999997E-2"/>
            <table:table-cell office:value-type="float" office:value="3.4860000000000002E-2"/>
          </table:table-row>
          <table:table-row>
            <table:table-cell office:value-type="string">
              <text:p> double200</text:p>
            </table:table-cell>
            <table:table-cell office:value-type="float" office:value="0.18779699999999999"/>
            <table:table-cell office:value-type="float" office:value="1.239425"/>
            <table:table-cell office:value-type="float" office:value="0.27937800000000002"/>
            <table:table-cell office:value-type="float" office:value="0.2178730000000000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3.24968503937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line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line" chart:attached-axis="primary-y" chart:style-name="G0S1">
            <chart:data-point chart:repeated="7"/>
          </chart:series>
          <chart:series chart:label-cell-address="local-table.$D$1" chart:values-cell-range-address="local-table.$D$2:.$D$8" chart:class="chart:line" chart:attached-axis="primary-y" chart:style-name="G0S2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trictness+specialize+indexing</text:p>
              </table:table-cell>
              <table:table-cell office:value-type="string">
                <text:p>strictness</text:p>
              </table:table-cell>
              <table:table-cell office:value-type="string">
                <text:p>strictness+specialize</text:p>
              </table:table-cell>
            </table:table-row>
          </table:table-header-rows>
          <table:table-row>
            <table:table-cell office:value-type="string">
              <text:p>double10</text:p>
            </table:table-cell>
            <table:table-cell office:value-type="float" office:value="5.7499999999999999E-4"/>
            <table:table-cell office:value-type="float" office:value="9.4200000000000002E-4"/>
            <table:table-cell office:value-type="float" office:value="5.9299999999999999E-4"/>
          </table:table-row>
          <table:table-row>
            <table:table-cell office:value-type="string">
              <text:p> double20</text:p>
            </table:table-cell>
            <table:table-cell office:value-type="float" office:value="1.348E-3"/>
            <table:table-cell office:value-type="float" office:value="2.3960000000000001E-3"/>
            <table:table-cell office:value-type="float" office:value="1.4530000000000001E-3"/>
          </table:table-row>
          <table:table-row>
            <table:table-cell office:value-type="string">
              <text:p> double30</text:p>
            </table:table-cell>
            <table:table-cell office:value-type="float" office:value="2.5590000000000001E-3"/>
            <table:table-cell office:value-type="float" office:value="4.5040000000000002E-3"/>
            <table:table-cell office:value-type="float" office:value="2.6940000000000002E-3"/>
          </table:table-row>
          <table:table-row>
            <table:table-cell office:value-type="string">
              <text:p> double40</text:p>
            </table:table-cell>
            <table:table-cell office:value-type="float" office:value="4.3350000000000003E-3"/>
            <table:table-cell office:value-type="float" office:value="7.5490000000000002E-3"/>
            <table:table-cell office:value-type="float" office:value="4.5230000000000001E-3"/>
          </table:table-row>
          <table:table-row>
            <table:table-cell office:value-type="string">
              <text:p> double50</text:p>
            </table:table-cell>
            <table:table-cell office:value-type="float" office:value="6.8300000000000001E-3"/>
            <table:table-cell office:value-type="float" office:value="1.1516E-2"/>
            <table:table-cell office:value-type="float" office:value="7.084E-3"/>
          </table:table-row>
          <table:table-row>
            <table:table-cell office:value-type="string">
              <text:p> double100</text:p>
            </table:table-cell>
            <table:table-cell office:value-type="float" office:value="3.0986E-2"/>
            <table:table-cell office:value-type="float" office:value="5.0576999999999997E-2"/>
            <table:table-cell office:value-type="float" office:value="3.4860000000000002E-2"/>
          </table:table-row>
          <table:table-row>
            <table:table-cell office:value-type="string">
              <text:p> double200</text:p>
            </table:table-cell>
            <table:table-cell office:value-type="float" office:value="0.18779699999999999"/>
            <table:table-cell office:value-type="float" office:value="0.27937800000000002"/>
            <table:table-cell office:value-type="float" office:value="0.2178730000000000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100" chart:link-data-style-to-source="true" chart:visible="true" chart:logarithmic="false" chart:minimum="0.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ed7d31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iniml_tjtwelf.$O$5:.$O$11"/>
          </chart:axis>
          <chart:series chart:label-cell-address="miniml_tjtwelf.$Q$4" chart:values-cell-range-address="miniml_tjtwelf.$Q$5:.$Q$11" chart:class="chart:bar" chart:attached-axis="primary-y" chart:style-name="G0S0">
            <chart:data-point chart:repeated="7"/>
          </chart:series>
          <chart:series chart:label-cell-address="miniml_tjtwelf.$P$4" chart:values-cell-range-address="miniml_tjtwelf.$P$5:.$P$11" chart:class="chart:bar" chart:attached-axis="primary-y" chart:style-name="G0S1">
            <chart:data-point chart:repeated="7"/>
          </chart:series>
          <chart:series chart:label-cell-address="miniml_tjtwelf.$R$4" chart:values-cell-range-address="miniml_tjtwelf.$R$5:.$R$11" chart:class="chart:bar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lving</text:p>
              </table:table-cell>
              <table:table-cell office:value-type="string">
                <text:p>gc</text:p>
              </table:table-cell>
            </table:table-row>
          </table:table-header-rows>
          <table:table-row>
            <table:table-cell office:value-type="string">
              <text:p>sum50</text:p>
            </table:table-cell>
            <table:table-cell office:value-type="float" office:value="3.6999999999999998E-2"/>
            <table:table-cell office:value-type="float" office:value="2.4E-2"/>
          </table:table-row>
          <table:table-row>
            <table:table-cell office:value-type="string">
              <text:p>sum100</text:p>
            </table:table-cell>
            <table:table-cell office:value-type="float" office:value="0.14699999999999999"/>
            <table:table-cell office:value-type="float" office:value="0.1"/>
          </table:table-row>
          <table:table-row>
            <table:table-cell office:value-type="string">
              <text:p>sum150</text:p>
            </table:table-cell>
            <table:table-cell office:value-type="float" office:value="0.248"/>
            <table:table-cell office:value-type="float" office:value="0.16"/>
          </table:table-row>
          <table:table-row>
            <table:table-cell office:value-type="string">
              <text:p>sum200</text:p>
            </table:table-cell>
            <table:table-cell office:value-type="float" office:value="0.38900000000000001"/>
            <table:table-cell office:value-type="float" office:value="0.23699999999999999"/>
          </table:table-row>
          <table:table-row>
            <table:table-cell office:value-type="string">
              <text:p>sum250</text:p>
            </table:table-cell>
            <table:table-cell office:value-type="float" office:value="0.67500000000000004"/>
            <table:table-cell office:value-type="float" office:value="0.44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3" chart:class="chart:line" chart:attached-axis="primary-y" chart:style-name="G0S1">
            <chart:data-point chart:repeated="2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line" chart:attached-axis="primary-y" chart:style-name="G0S3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strictness+specialize+indexing</text:p>
              </table:table-cell>
              <table:table-cell office:value-type="string">
                <text:p>naive</text:p>
              </table:table-cell>
              <table:table-cell office:value-type="string">
                <text:p>strictness</text:p>
              </table:table-cell>
              <table:table-cell office:value-type="string">
                <text:p>strictness+specialized</text:p>
              </table:table-cell>
            </table:table-row>
          </table:table-header-rows>
          <table:table-row>
            <table:table-cell office:value-type="string">
              <text:p>sum50</text:p>
            </table:table-cell>
            <table:table-cell office:value-type="float" office:value="4.8963E-2"/>
            <table:table-cell office:value-type="float" office:value="8.7345000000000006E-2"/>
            <table:table-cell office:value-type="float" office:value="2.8385000000000001E-2"/>
            <table:table-cell office:value-type="float" office:value="1.7752E-2"/>
          </table:table-row>
          <table:table-row>
            <table:table-cell office:value-type="string">
              <text:p> sum100</text:p>
            </table:table-cell>
            <table:table-cell office:value-type="float" office:value="7.2727E-2"/>
            <table:table-cell office:value-type="float" office:value="0.41644700000000001"/>
            <table:table-cell office:value-type="float" office:value="0.105119"/>
            <table:table-cell office:value-type="float" office:value="7.0017999999999997E-2"/>
          </table:table-row>
          <table:table-row>
            <table:table-cell office:value-type="string">
              <text:p> sum150</text:p>
            </table:table-cell>
            <table:table-cell office:value-type="float" office:value="0.18267800000000001"/>
            <table:table-cell/>
            <table:table-cell office:value-type="float" office:value="0.25484200000000001"/>
            <table:table-cell office:value-type="float" office:value="0.18104799999999999"/>
          </table:table-row>
          <table:table-row>
            <table:table-cell office:value-type="string">
              <text:p> sum200</text:p>
            </table:table-cell>
            <table:table-cell office:value-type="float" office:value="0.373446"/>
            <table:table-cell/>
            <table:table-cell office:value-type="float" office:value="0.50133300000000003"/>
            <table:table-cell office:value-type="float" office:value="0.37480999999999998"/>
          </table:table-row>
          <table:table-row>
            <table:table-cell office:value-type="string">
              <text:p> sum250</text:p>
            </table:table-cell>
            <table:table-cell office:value-type="float" office:value="0.665659"/>
            <table:table-cell/>
            <table:table-cell office:value-type="float" office:value="0.87004499999999996"/>
            <table:table-cell office:value-type="float" office:value="0.66864699999999999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ed7d31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svg:x="147.4173228346457pt" svg:y="6.0pt"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inimltyped_tjtwelf.$L$6:.$L$10"/>
          </chart:axis>
          <chart:series chart:label-cell-address="minimltyped_tjtwelf.$N$5" chart:values-cell-range-address="minimltyped_tjtwelf.$N$6:.$N$10" chart:class="chart:bar" chart:attached-axis="primary-y" chart:style-name="G0S0">
            <chart:data-point chart:repeated="5"/>
          </chart:series>
          <chart:series chart:label-cell-address="minimltyped_tjtwelf.$M$5" chart:values-cell-range-address="minimltyped_tjtwelf.$M$6:.$M$10" chart:class="chart:bar" chart:attached-axis="primary-y" chart:style-name="G0S1">
            <chart:data-point chart:repeated="5"/>
          </chart:series>
          <chart:series chart:label-cell-address="minimltyped_tjtwelf.$O$5" chart:values-cell-range-address="minimltyped_tjtwelf.$O$6:.$O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lving</text:p>
              </table:table-cell>
              <table:table-cell office:value-type="string">
                <text:p>gc</text:p>
              </table:table-cell>
            </table:table-row>
          </table:table-header-rows>
          <table:table-row>
            <table:table-cell office:value-type="string">
              <text:p>mklist32</text:p>
            </table:table-cell>
            <table:table-cell office:value-type="float" office:value="1.0999999999999999E-2"/>
            <table:table-cell office:value-type="float" office:value="5.0000000000000001E-3"/>
          </table:table-row>
          <table:table-row>
            <table:table-cell office:value-type="string">
              <text:p>mklist64</text:p>
            </table:table-cell>
            <table:table-cell office:value-type="float" office:value="4.8000000000000001E-2"/>
            <table:table-cell office:value-type="float" office:value="3.1E-2"/>
          </table:table-row>
          <table:table-row>
            <table:table-cell office:value-type="string">
              <text:p>mklist128</text:p>
            </table:table-cell>
            <table:table-cell office:value-type="float" office:value="0.157"/>
            <table:table-cell office:value-type="float" office:value="9.4E-2"/>
          </table:table-row>
          <table:table-row>
            <table:table-cell office:value-type="string">
              <text:p>mklist256</text:p>
            </table:table-cell>
            <table:table-cell office:value-type="float" office:value="0.46100000000000002"/>
            <table:table-cell office:value-type="float" office:value="0.22500000000000001"/>
          </table:table-row>
          <table:table-row>
            <table:table-cell office:value-type="string">
              <text:p>mklist512</text:p>
            </table:table-cell>
            <table:table-cell office:value-type="float" office:value="1.829"/>
            <table:table-cell office:value-type="float" office:value="3.633999999999999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</office:automatic-styles>
  <office:body>
    <office:chart>
      <chart:chart chart:class="chart:line" svg:height="208.4996850393701pt" svg:width="459.7502362204725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line" chart:attached-axis="primary-y" chart:style-name="G0S3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strictness+specialize+indexing</text:p>
              </table:table-cell>
              <table:table-cell office:value-type="string">
                <text:p>naive</text:p>
              </table:table-cell>
              <table:table-cell office:value-type="string">
                <text:p>strictness</text:p>
              </table:table-cell>
              <table:table-cell office:value-type="string">
                <text:p>strictness+specialize</text:p>
              </table:table-cell>
            </table:table-row>
          </table:table-header-rows>
          <table:table-row>
            <table:table-cell office:value-type="string">
              <text:p>mklist32</text:p>
            </table:table-cell>
            <table:table-cell office:value-type="float" office:value="8.0540000000000004E-3"/>
            <table:table-cell office:value-type="float" office:value="0.33308500000000002"/>
            <table:table-cell office:value-type="float" office:value="6.4479999999999997E-3"/>
            <table:table-cell office:value-type="float" office:value="5.1859999999999996E-3"/>
          </table:table-row>
          <table:table-row>
            <table:table-cell office:value-type="string">
              <text:p> mklist64</text:p>
            </table:table-cell>
            <table:table-cell office:value-type="float" office:value="6.8630000000000002E-3"/>
            <table:table-cell office:value-type="float" office:value="2.7396159999999998"/>
            <table:table-cell office:value-type="float" office:value="8.4200000000000004E-3"/>
            <table:table-cell office:value-type="float" office:value="7.8480000000000008E-3"/>
          </table:table-row>
          <table:table-row>
            <table:table-cell office:value-type="string">
              <text:p> mklist128</text:p>
            </table:table-cell>
            <table:table-cell office:value-type="float" office:value="2.7109999999999999E-2"/>
            <table:table-cell office:value-type="float" office:value="22.160736"/>
            <table:table-cell office:value-type="float" office:value="3.2092000000000002E-2"/>
            <table:table-cell office:value-type="float" office:value="3.0925000000000001E-2"/>
          </table:table-row>
          <table:table-row>
            <table:table-cell office:value-type="string">
              <text:p> mklist256</text:p>
            </table:table-cell>
            <table:table-cell office:value-type="float" office:value="0.108587"/>
            <table:table-cell office:value-type="float" office:value="178.24874700000001"/>
            <table:table-cell office:value-type="float" office:value="0.12556100000000001"/>
            <table:table-cell office:value-type="float" office:value="0.12578700000000001"/>
          </table:table-row>
          <table:table-row>
            <table:table-cell office:value-type="string">
              <text:p> mklist512</text:p>
            </table:table-cell>
            <table:table-cell office:value-type="float" office:value="0.43271500000000002"/>
            <table:table-cell/>
            <table:table-cell office:value-type="float" office:value="0.49852800000000003"/>
            <table:table-cell office:value-type="float" office:value="0.4919780000000000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